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Example">
      <style:paragraph-properties style:line-height-at-least="0.1945in"/>
      <style:text-properties officeooo:paragraph-rsid="014d752f"/>
    </style:style>
    <style:style style:name="P76" style:family="paragraph" style:parent-style-name="Body">
      <style:paragraph-properties fo:keep-with-next="always"/>
    </style:style>
    <style:style style:name="P77" style:family="paragraph" style:parent-style-name="Example">
      <style:paragraph-properties style:line-height-at-least="0.1945in" fo:keep-with-next="always"/>
      <style:text-properties fo:font-style="italic" style:font-style-asian="italic"/>
    </style:style>
    <style:style style:name="P78" style:family="paragraph" style:parent-style-name="Example">
      <style:paragraph-properties style:line-height-at-least="0.1945in"/>
      <style:text-properties fo:font-style="italic" style:font-style-asian="italic"/>
    </style:style>
    <style:style style:name="P79" style:family="paragraph" style:parent-style-name="Example">
      <style:paragraph-properties style:line-height-at-least="0.1945in"/>
      <style:text-properties fo:font-style="italic" officeooo:paragraph-rsid="005f462d" style:font-style-asian="italic"/>
    </style:style>
    <style:style style:name="P80" style:family="paragraph" style:parent-style-name="Example">
      <style:paragraph-properties style:line-height-at-least="0.1945in"/>
      <style:text-properties fo:font-style="italic" officeooo:paragraph-rsid="00615169" style:font-style-asian="italic"/>
    </style:style>
    <style:style style:name="P81" style:family="paragraph" style:parent-style-name="Example">
      <style:paragraph-properties style:line-height-at-least="0.1945in"/>
      <style:text-properties fo:font-style="italic" officeooo:paragraph-rsid="00631d9e" style:font-style-asian="italic"/>
    </style:style>
    <style:style style:name="P82" style:family="paragraph" style:parent-style-name="Example">
      <style:paragraph-properties style:line-height-at-least="0.1945in"/>
      <style:text-properties fo:font-style="italic" officeooo:paragraph-rsid="0064018e" style:font-style-asian="italic"/>
    </style:style>
    <style:style style:name="P83" style:family="paragraph" style:parent-style-name="Example">
      <style:paragraph-properties style:line-height-at-least="0.1945in"/>
      <style:text-properties fo:font-style="italic" officeooo:paragraph-rsid="00653f2c" style:font-style-asian="italic"/>
    </style:style>
    <style:style style:name="P84" style:family="paragraph" style:parent-style-name="Example">
      <style:paragraph-properties style:line-height-at-least="0.1945in"/>
      <style:text-properties fo:font-style="italic" officeooo:paragraph-rsid="008b3823" style:font-style-asian="italic"/>
    </style:style>
    <style:style style:name="P85" style:family="paragraph" style:parent-style-name="Example">
      <style:paragraph-properties style:line-height-at-least="0.1945in"/>
      <style:text-properties fo:font-style="italic" officeooo:paragraph-rsid="008daa0d" style:font-style-asian="italic"/>
    </style:style>
    <style:style style:name="P86" style:family="paragraph" style:parent-style-name="Example">
      <style:paragraph-properties style:line-height-at-least="0.1945in"/>
      <style:text-properties fo:font-style="italic" officeooo:paragraph-rsid="0096d787" style:font-style-asian="italic"/>
    </style:style>
    <style:style style:name="P87" style:family="paragraph" style:parent-style-name="Example">
      <style:paragraph-properties style:line-height-at-least="0.1945in"/>
      <style:text-properties fo:font-style="italic" officeooo:paragraph-rsid="009e51bd" style:font-style-asian="italic"/>
    </style:style>
    <style:style style:name="P88" style:family="paragraph" style:parent-style-name="Example">
      <style:paragraph-properties style:line-height-at-least="0.1945in"/>
      <style:text-properties fo:font-style="italic" officeooo:paragraph-rsid="00b21b30" style:font-style-asian="italic"/>
    </style:style>
    <style:style style:name="P89" style:family="paragraph" style:parent-style-name="Example">
      <style:paragraph-properties style:line-height-at-least="0.1945in" fo:keep-with-next="always"/>
      <style:text-properties fo:font-style="italic" officeooo:paragraph-rsid="00b21b30" style:font-style-asian="italic"/>
    </style:style>
    <style:style style:name="P90" style:family="paragraph" style:parent-style-name="Example">
      <style:paragraph-properties style:line-height-at-least="0.1945in"/>
      <style:text-properties fo:font-style="italic" officeooo:paragraph-rsid="00b23567" style:font-style-asian="italic"/>
    </style:style>
    <style:style style:name="P91" style:family="paragraph" style:parent-style-name="Example">
      <style:paragraph-properties style:line-height-at-least="0.1945in"/>
      <style:text-properties fo:font-style="italic" officeooo:paragraph-rsid="00b2d2ee" style:font-style-asian="italic"/>
    </style:style>
    <style:style style:name="P92" style:family="paragraph" style:parent-style-name="Example">
      <style:paragraph-properties style:line-height-at-least="0.1945in"/>
      <style:text-properties fo:font-style="italic" officeooo:paragraph-rsid="00b44d95" style:font-style-asian="italic"/>
    </style:style>
    <style:style style:name="P93" style:family="paragraph" style:parent-style-name="Example">
      <style:paragraph-properties style:line-height-at-least="0.1945in"/>
      <style:text-properties fo:font-style="italic" officeooo:paragraph-rsid="00b62da5" style:font-style-asian="italic"/>
    </style:style>
    <style:style style:name="P94" style:family="paragraph" style:parent-style-name="Example">
      <style:paragraph-properties style:line-height-at-least="0.1945in"/>
      <style:text-properties fo:font-style="italic" officeooo:paragraph-rsid="00d09572" style:font-style-asian="italic"/>
    </style:style>
    <style:style style:name="P95" style:family="paragraph" style:parent-style-name="Example">
      <style:paragraph-properties style:line-height-at-least="0.1945in"/>
      <style:text-properties fo:font-style="italic" officeooo:paragraph-rsid="01052c6d" style:font-style-asian="italic"/>
    </style:style>
    <style:style style:name="P96" style:family="paragraph" style:parent-style-name="Example">
      <style:paragraph-properties style:line-height-at-least="0.1945in"/>
      <style:text-properties fo:font-style="italic" officeooo:paragraph-rsid="010e418f" style:font-style-asian="italic"/>
    </style:style>
    <style:style style:name="P97" style:family="paragraph" style:parent-style-name="Example">
      <style:paragraph-properties style:line-height-at-least="0.1945in"/>
      <style:text-properties fo:font-style="italic" officeooo:paragraph-rsid="0110669e" style:font-style-asian="italic"/>
    </style:style>
    <style:style style:name="P98" style:family="paragraph" style:parent-style-name="Example">
      <style:paragraph-properties style:line-height-at-least="0.1945in"/>
      <style:text-properties fo:font-style="italic" officeooo:paragraph-rsid="01458fa7" style:font-style-asian="italic"/>
    </style:style>
    <style:style style:name="P99" style:family="paragraph" style:parent-style-name="Example">
      <style:text-properties fo:font-style="italic" style:font-style-asian="italic"/>
    </style:style>
    <style:style style:name="P100" style:family="paragraph" style:parent-style-name="Example">
      <style:paragraph-properties style:line-height-at-least="0.1945in"/>
      <style:text-properties fo:font-style="italic" style:font-style-asian="italic" style:font-style-complex="italic"/>
    </style:style>
    <style:style style:name="P101" style:family="paragraph" style:parent-style-name="Example">
      <style:paragraph-properties style:line-height-at-least="0.1945in" fo:keep-with-next="always"/>
      <style:text-properties fo:font-style="italic" style:font-style-asian="italic" style:font-style-complex="italic"/>
    </style:style>
    <style:style style:name="P102" style:family="paragraph" style:parent-style-name="Example">
      <style:paragraph-properties style:line-height-at-least="0.1945in"/>
      <style:text-properties fo:font-style="italic" officeooo:paragraph-rsid="00653f2c" style:font-style-asian="italic" style:font-style-complex="italic"/>
    </style:style>
    <style:style style:name="P103" style:family="paragraph" style:parent-style-name="Example">
      <style:paragraph-properties style:line-height-at-least="0.1945in"/>
      <style:text-properties fo:font-style="italic" officeooo:paragraph-rsid="0094f32d" style:font-style-asian="italic" style:font-style-complex="italic"/>
    </style:style>
    <style:style style:name="P104" style:family="paragraph" style:parent-style-name="Example">
      <style:paragraph-properties style:line-height-at-least="0.1945in"/>
      <style:text-properties fo:font-style="italic" officeooo:paragraph-rsid="00cce8ff" style:font-style-asian="italic" style:font-style-complex="italic"/>
    </style:style>
    <style:style style:name="P105" style:family="paragraph" style:parent-style-name="Example">
      <style:paragraph-properties style:line-height-at-least="0.1945in"/>
      <style:text-properties fo:font-style="italic" officeooo:paragraph-rsid="013d0746" style:font-style-asian="italic" style:font-style-complex="italic"/>
    </style:style>
    <style:style style:name="P106"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7" style:family="paragraph" style:parent-style-name="Example">
      <style:text-properties fo:font-style="italic" officeooo:paragraph-rsid="005f462d" style:font-style-asian="italic"/>
    </style:style>
    <style:style style:name="P108" style:family="paragraph" style:parent-style-name="Example">
      <style:paragraph-properties style:line-height-at-least="0.1945in"/>
      <style:text-properties fo:font-style="italic" officeooo:rsid="00c209c6" officeooo:paragraph-rsid="00c209c6" style:font-style-asian="italic"/>
    </style:style>
    <style:style style:name="P109" style:family="paragraph" style:parent-style-name="Example">
      <style:paragraph-properties style:line-height-at-least="0.1945in" fo:keep-with-next="always"/>
      <style:text-properties style:font-name="Courier1"/>
    </style:style>
    <style:style style:name="P110" style:family="paragraph" style:parent-style-name="Standard">
      <style:paragraph-properties style:line-height-at-least="0.1945in"/>
      <style:text-properties style:font-name="Courier1"/>
    </style:style>
    <style:style style:name="P111" style:family="paragraph" style:parent-style-name="Example">
      <style:paragraph-properties style:line-height-at-least="0.1945in"/>
      <style:text-properties style:font-name="Courier1"/>
    </style:style>
    <style:style style:name="P112" style:family="paragraph" style:parent-style-name="Standard">
      <style:paragraph-properties style:line-height-at-least="0.1945in"/>
      <style:text-properties style:font-name="Courier1" officeooo:paragraph-rsid="011192a8"/>
    </style:style>
    <style:style style:name="P113" style:family="paragraph" style:parent-style-name="Standard">
      <style:text-properties style:font-name="Courier1"/>
    </style:style>
    <style:style style:name="P114" style:family="paragraph" style:parent-style-name="Standard">
      <style:paragraph-properties style:line-height-at-least="0.1945in"/>
      <style:text-properties style:font-name="Courier1" fo:font-style="italic" style:font-style-asian="italic" style:font-style-complex="italic"/>
    </style:style>
    <style:style style:name="P11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1" style:family="paragraph" style:parent-style-name="Standard">
      <style:paragraph-properties style:line-height-at-least="0.1945in"/>
      <style:text-properties style:font-name="Courier1" fo:font-style="normal" style:font-style-asian="normal" style:font-style-complex="normal"/>
    </style:style>
    <style:style style:name="P122" style:family="paragraph" style:parent-style-name="Standard">
      <style:text-properties style:font-name="Courier1" fo:font-style="normal" officeooo:rsid="011b5c11" officeooo:paragraph-rsid="011b5c11" style:font-style-asian="normal" style:font-style-complex="normal"/>
    </style:style>
    <style:style style:name="P123" style:family="paragraph" style:parent-style-name="Standard">
      <style:text-properties style:font-name="Courier1" fo:font-style="normal" officeooo:rsid="011b5c11" officeooo:paragraph-rsid="01545460" style:font-style-asian="normal" style:font-style-complex="normal"/>
    </style:style>
    <style:style style:name="P124" style:family="paragraph" style:parent-style-name="Example">
      <style:paragraph-properties style:line-height-at-least="0.1945in"/>
      <style:text-properties style:font-name="Courier1" style:font-name-complex="Courier New1"/>
    </style:style>
    <style:style style:name="P125" style:family="paragraph" style:parent-style-name="Standard">
      <style:text-properties style:font-name="Courier1" officeooo:paragraph-rsid="001b7e53"/>
    </style:style>
    <style:style style:name="P126" style:family="paragraph" style:parent-style-name="Standard">
      <style:text-properties style:font-name="Courier1" officeooo:paragraph-rsid="002b921f"/>
    </style:style>
    <style:style style:name="P127" style:family="paragraph" style:parent-style-name="Standard">
      <style:text-properties style:font-name="Courier1" officeooo:paragraph-rsid="01363be5"/>
    </style:style>
    <style:style style:name="P128" style:family="paragraph" style:parent-style-name="Body">
      <style:paragraph-properties fo:margin-left="0in" fo:margin-right="0in" fo:text-indent="0.5in" style:auto-text-indent="false"/>
    </style:style>
    <style:style style:name="P129" style:family="paragraph" style:parent-style-name="Body_20_first">
      <style:paragraph-properties fo:keep-together="always"/>
    </style:style>
    <style:style style:name="P130"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1"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2" style:family="paragraph" style:parent-style-name="Example">
      <style:paragraph-properties style:line-height-at-least="0.1945in"/>
      <style:text-properties style:font-style-complex="italic"/>
    </style:style>
    <style:style style:name="P133" style:family="paragraph" style:parent-style-name="Example">
      <style:paragraph-properties style:line-height-at-least="0.1945in"/>
      <style:text-properties fo:font-style="normal" style:font-style-asian="normal" style:font-style-complex="normal"/>
    </style:style>
    <style:style style:name="P134" style:family="paragraph" style:parent-style-name="Example_20__20_indented">
      <style:text-properties fo:font-style="normal" style:font-style-asian="normal" style:font-style-complex="normal"/>
    </style:style>
    <style:style style:name="P135"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7" style:family="paragraph" style:parent-style-name="Body">
      <style:paragraph-properties fo:margin-left="0.5in" fo:margin-right="0in" fo:text-indent="0in" style:auto-text-indent="false"/>
    </style:style>
    <style:style style:name="P138" style:family="paragraph" style:parent-style-name="Body">
      <style:text-properties officeooo:paragraph-rsid="001279b8"/>
    </style:style>
    <style:style style:name="P139" style:family="paragraph" style:parent-style-name="Body_20_first">
      <style:text-properties officeooo:paragraph-rsid="001279b8"/>
    </style:style>
    <style:style style:name="P140" style:family="paragraph" style:parent-style-name="Example_20__20_indented">
      <style:text-properties officeooo:paragraph-rsid="001279b8"/>
    </style:style>
    <style:style style:name="P141" style:family="paragraph" style:parent-style-name="Example_20__20_indented">
      <style:text-properties officeooo:paragraph-rsid="0015556b"/>
    </style:style>
    <style:style style:name="P142" style:family="paragraph" style:parent-style-name="Example_20__20_indented">
      <style:text-properties officeooo:paragraph-rsid="0018ef7c"/>
    </style:style>
    <style:style style:name="P143" style:family="paragraph" style:parent-style-name="Example_20__20_indented">
      <style:text-properties officeooo:paragraph-rsid="0019cd6d"/>
    </style:style>
    <style:style style:name="P144" style:family="paragraph" style:parent-style-name="Example">
      <style:paragraph-properties style:line-height-at-least="0.1945in"/>
      <style:text-properties officeooo:rsid="001ad9c2" officeooo:paragraph-rsid="001cf89a"/>
    </style:style>
    <style:style style:name="P145" style:family="paragraph" style:parent-style-name="Example">
      <style:paragraph-properties style:line-height-at-least="0.1945in" fo:keep-with-next="always"/>
      <style:text-properties officeooo:rsid="001ad9c2" officeooo:paragraph-rsid="001cf89a"/>
    </style:style>
    <style:style style:name="P146" style:family="paragraph" style:parent-style-name="Example">
      <style:paragraph-properties style:line-height-at-least="0.1945in"/>
      <style:text-properties officeooo:rsid="001ad9c2" officeooo:paragraph-rsid="002b921f"/>
    </style:style>
    <style:style style:name="P147" style:family="paragraph" style:parent-style-name="Body">
      <style:text-properties officeooo:paragraph-rsid="0022cf08"/>
    </style:style>
    <style:style style:name="P148" style:family="paragraph" style:parent-style-name="Body">
      <style:text-properties officeooo:paragraph-rsid="0023b8dc"/>
    </style:style>
    <style:style style:name="P149" style:family="paragraph" style:parent-style-name="Body_20_first">
      <style:text-properties officeooo:paragraph-rsid="0026a6ae"/>
    </style:style>
    <style:style style:name="P150" style:family="paragraph" style:parent-style-name="Example_20__20_indented">
      <style:text-properties officeooo:paragraph-rsid="0026a6ae"/>
    </style:style>
    <style:style style:name="P151" style:family="paragraph" style:parent-style-name="Body_20_first">
      <style:text-properties officeooo:paragraph-rsid="0027df4e"/>
    </style:style>
    <style:style style:name="P152" style:family="paragraph" style:parent-style-name="Example_20__20_indented">
      <style:text-properties officeooo:paragraph-rsid="0027df4e"/>
    </style:style>
    <style:style style:name="P153" style:family="paragraph" style:parent-style-name="Example">
      <style:paragraph-properties style:line-height-at-least="0.1945in"/>
      <style:text-properties officeooo:rsid="00246ffe" officeooo:paragraph-rsid="00246ffe"/>
    </style:style>
    <style:style style:name="P154" style:family="paragraph" style:parent-style-name="Body_20_first">
      <style:text-properties officeooo:rsid="002ca1cb" officeooo:paragraph-rsid="002ca1cb"/>
    </style:style>
    <style:style style:name="P155" style:family="paragraph" style:parent-style-name="Body">
      <style:text-properties officeooo:rsid="0030e942" officeooo:paragraph-rsid="0030e942"/>
    </style:style>
    <style:style style:name="P156" style:family="paragraph" style:parent-style-name="Body">
      <style:text-properties officeooo:paragraph-rsid="00351675"/>
    </style:style>
    <style:style style:name="P157" style:family="paragraph" style:parent-style-name="Body">
      <style:text-properties officeooo:rsid="00351675" officeooo:paragraph-rsid="00351675"/>
    </style:style>
    <style:style style:name="P158" style:family="paragraph" style:parent-style-name="Body">
      <style:text-properties officeooo:rsid="0040c94b" officeooo:paragraph-rsid="0040c94b"/>
    </style:style>
    <style:style style:name="P159" style:family="paragraph" style:parent-style-name="Body_20_first">
      <style:text-properties officeooo:paragraph-rsid="003a3a41"/>
    </style:style>
    <style:style style:name="P160" style:family="paragraph" style:parent-style-name="Body_20_first">
      <style:text-properties officeooo:paragraph-rsid="004911c2"/>
    </style:style>
    <style:style style:name="P161" style:family="paragraph" style:parent-style-name="Body">
      <style:text-properties officeooo:rsid="00505efd" officeooo:paragraph-rsid="00505efd"/>
    </style:style>
    <style:style style:name="P162" style:family="paragraph" style:parent-style-name="Example_20__20_indented">
      <style:text-properties officeooo:rsid="00505efd" officeooo:paragraph-rsid="00505efd"/>
    </style:style>
    <style:style style:name="P163" style:family="paragraph" style:parent-style-name="Body_20_first">
      <style:text-properties officeooo:paragraph-rsid="004411ee"/>
    </style:style>
    <style:style style:name="P164" style:family="paragraph" style:parent-style-name="Body_20_first">
      <style:text-properties officeooo:rsid="004547bf" officeooo:paragraph-rsid="0045324c"/>
    </style:style>
    <style:style style:name="P165" style:family="paragraph" style:parent-style-name="Body_20_first">
      <style:text-properties officeooo:paragraph-rsid="00477080"/>
    </style:style>
    <style:style style:name="P166" style:family="paragraph" style:parent-style-name="Example">
      <style:text-properties officeooo:paragraph-rsid="004bc01f"/>
    </style:style>
    <style:style style:name="P167" style:family="paragraph" style:parent-style-name="Example_20__20_indented">
      <style:text-properties officeooo:paragraph-rsid="0045324c"/>
    </style:style>
    <style:style style:name="P168" style:family="paragraph" style:parent-style-name="Example">
      <style:paragraph-properties style:line-height-at-least="0.1945in" fo:keep-with-next="always"/>
      <style:text-properties officeooo:rsid="00602578" officeooo:paragraph-rsid="00602578"/>
    </style:style>
    <style:style style:name="P169" style:family="paragraph" style:parent-style-name="Example">
      <style:text-properties officeooo:paragraph-rsid="0064018e"/>
    </style:style>
    <style:style style:name="P170" style:family="paragraph" style:parent-style-name="Example">
      <style:paragraph-properties style:line-height-at-least="0.1945in"/>
      <style:text-properties officeooo:rsid="0066d718" officeooo:paragraph-rsid="0066d718"/>
    </style:style>
    <style:style style:name="P171" style:family="paragraph" style:parent-style-name="Example">
      <style:text-properties officeooo:rsid="0067b2f3" officeooo:paragraph-rsid="0067b2f3"/>
    </style:style>
    <style:style style:name="P172" style:family="paragraph" style:parent-style-name="Example">
      <style:text-properties officeooo:paragraph-rsid="0067b2f3"/>
    </style:style>
    <style:style style:name="P173" style:family="paragraph" style:parent-style-name="Body">
      <style:text-properties officeooo:rsid="0086e9dc" officeooo:paragraph-rsid="0086e9dc"/>
    </style:style>
    <style:style style:name="P174" style:family="paragraph" style:parent-style-name="Body_20_first">
      <style:text-properties officeooo:paragraph-rsid="00706e91"/>
    </style:style>
    <style:style style:name="P175" style:family="paragraph" style:parent-style-name="Example">
      <style:text-properties officeooo:paragraph-rsid="00706e91"/>
    </style:style>
    <style:style style:name="P176" style:family="paragraph" style:parent-style-name="Body_20_first">
      <style:text-properties officeooo:paragraph-rsid="007ba90f"/>
    </style:style>
    <style:style style:name="P177" style:family="paragraph" style:parent-style-name="Body_20_first">
      <style:text-properties officeooo:paragraph-rsid="00900ef1"/>
    </style:style>
    <style:style style:name="P178" style:family="paragraph" style:parent-style-name="Example">
      <style:text-properties officeooo:paragraph-rsid="007aa53b"/>
    </style:style>
    <style:style style:name="P179" style:family="paragraph" style:parent-style-name="Example">
      <style:paragraph-properties style:line-height-at-least="0.1945in"/>
      <style:text-properties officeooo:rsid="007d7983" officeooo:paragraph-rsid="007d7983"/>
    </style:style>
    <style:style style:name="P180" style:family="paragraph" style:parent-style-name="Text_20_body">
      <style:paragraph-properties style:line-height-at-least="0.1945in"/>
      <style:text-properties officeooo:rsid="007d7983" officeooo:paragraph-rsid="007d7983"/>
    </style:style>
    <style:style style:name="P181" style:family="paragraph" style:parent-style-name="Example">
      <style:paragraph-properties style:line-height-at-least="0.1945in" fo:keep-with-next="always"/>
      <style:text-properties officeooo:rsid="007ec192" officeooo:paragraph-rsid="007ec192"/>
    </style:style>
    <style:style style:name="P182" style:family="paragraph" style:parent-style-name="Example">
      <style:text-properties officeooo:paragraph-rsid="00946c82"/>
    </style:style>
    <style:style style:name="P183" style:family="paragraph" style:parent-style-name="Example">
      <style:text-properties officeooo:paragraph-rsid="0099b901"/>
    </style:style>
    <style:style style:name="P184" style:family="paragraph" style:parent-style-name="Example">
      <style:paragraph-properties style:line-height-at-least="0.1945in"/>
      <style:text-properties officeooo:rsid="009d13c0" officeooo:paragraph-rsid="009d13c0"/>
    </style:style>
    <style:style style:name="P185" style:family="paragraph" style:parent-style-name="Example_20__20_indented">
      <style:text-properties officeooo:paragraph-rsid="008aa77f"/>
    </style:style>
    <style:style style:name="P186" style:family="paragraph" style:parent-style-name="Body_20_first">
      <style:text-properties officeooo:rsid="00d17fac" officeooo:paragraph-rsid="00d17fac"/>
    </style:style>
    <style:style style:name="P187" style:family="paragraph" style:parent-style-name="Example">
      <style:text-properties officeooo:paragraph-rsid="00b23567"/>
    </style:style>
    <style:style style:name="P188" style:family="paragraph" style:parent-style-name="Example">
      <style:paragraph-properties style:line-height-at-least="0.1945in" fo:keep-with-next="always"/>
      <style:text-properties officeooo:rsid="00b2d2ee" officeooo:paragraph-rsid="00b2d2ee"/>
    </style:style>
    <style:style style:name="P189" style:family="paragraph" style:parent-style-name="Example">
      <style:text-properties officeooo:paragraph-rsid="00bf4ff1"/>
    </style:style>
    <style:style style:name="P190" style:family="paragraph" style:parent-style-name="Example">
      <style:text-properties officeooo:paragraph-rsid="00c08863"/>
    </style:style>
    <style:style style:name="P191" style:family="paragraph" style:parent-style-name="Example">
      <style:paragraph-properties style:line-height-at-least="0.1945in" fo:keep-with-next="always"/>
      <style:text-properties officeooo:rsid="00c170d4" officeooo:paragraph-rsid="00c170d4"/>
    </style:style>
    <style:style style:name="P192" style:family="paragraph" style:parent-style-name="Example">
      <style:text-properties officeooo:paragraph-rsid="00c2e1fb"/>
    </style:style>
    <style:style style:name="P193" style:family="paragraph" style:parent-style-name="Example">
      <style:text-properties officeooo:paragraph-rsid="00c6a255"/>
    </style:style>
    <style:style style:name="P194" style:family="paragraph" style:parent-style-name="Example_20__20_indented">
      <style:text-properties officeooo:paragraph-rsid="00bbb02f"/>
    </style:style>
    <style:style style:name="P195" style:family="paragraph" style:parent-style-name="Example_20__20_indented">
      <style:text-properties officeooo:paragraph-rsid="00bc6c5b"/>
    </style:style>
    <style:style style:name="P196" style:family="paragraph" style:parent-style-name="Body">
      <style:text-properties officeooo:paragraph-rsid="00d9c110"/>
    </style:style>
    <style:style style:name="P197" style:family="paragraph" style:parent-style-name="Body">
      <style:paragraph-properties style:line-height-at-least="0.1945in"/>
      <style:text-properties officeooo:rsid="00df3087" officeooo:paragraph-rsid="00df3087"/>
    </style:style>
    <style:style style:name="P198" style:family="paragraph" style:parent-style-name="Body">
      <style:text-properties officeooo:rsid="00e2e735" officeooo:paragraph-rsid="00e2e735"/>
    </style:style>
    <style:style style:name="P199" style:family="paragraph" style:parent-style-name="Body">
      <style:paragraph-properties style:line-height-at-least="0.1945in"/>
      <style:text-properties officeooo:rsid="00e3f355" officeooo:paragraph-rsid="00e3f355"/>
    </style:style>
    <style:style style:name="P200" style:family="paragraph" style:parent-style-name="Body">
      <style:paragraph-properties style:line-height-at-least="0.1945in"/>
      <style:text-properties officeooo:rsid="00e3f355" officeooo:paragraph-rsid="00eb6d1e"/>
    </style:style>
    <style:style style:name="P201" style:family="paragraph" style:parent-style-name="Body">
      <style:paragraph-properties style:line-height-at-least="0.1945in"/>
      <style:text-properties officeooo:rsid="00e496e0" officeooo:paragraph-rsid="00e5cc8a"/>
    </style:style>
    <style:style style:name="P202" style:family="paragraph" style:parent-style-name="Example_20__20_indented">
      <style:text-properties officeooo:paragraph-rsid="00e2e735"/>
    </style:style>
    <style:style style:name="P203" style:family="paragraph" style:parent-style-name="Body">
      <style:paragraph-properties style:line-height-at-least="0.1945in"/>
      <style:text-properties officeooo:rsid="00ecf85f" officeooo:paragraph-rsid="00ecf85f"/>
    </style:style>
    <style:style style:name="P204" style:family="paragraph" style:parent-style-name="Body">
      <style:text-properties officeooo:paragraph-rsid="00eff0d8"/>
    </style:style>
    <style:style style:name="P205" style:family="paragraph" style:parent-style-name="Body">
      <style:text-properties officeooo:paragraph-rsid="010a1f49"/>
    </style:style>
    <style:style style:name="P206" style:family="paragraph" style:parent-style-name="Body_20_first">
      <style:text-properties officeooo:paragraph-rsid="010a1f49"/>
    </style:style>
    <style:style style:name="P207" style:family="paragraph" style:parent-style-name="Example_20__20_indented">
      <style:text-properties officeooo:paragraph-rsid="010a1f49"/>
    </style:style>
    <style:style style:name="P208" style:family="paragraph" style:parent-style-name="Body_20_first">
      <style:text-properties officeooo:paragraph-rsid="00f175b2"/>
    </style:style>
    <style:style style:name="P209" style:family="paragraph" style:parent-style-name="Body_20_first">
      <style:text-properties officeooo:paragraph-rsid="00f570da"/>
    </style:style>
    <style:style style:name="P210" style:family="paragraph" style:parent-style-name="Example">
      <style:paragraph-properties style:line-height-at-least="0.1945in" fo:keep-with-next="always"/>
      <style:text-properties officeooo:rsid="00f49c88" officeooo:paragraph-rsid="00f49c88"/>
    </style:style>
    <style:style style:name="P211" style:family="paragraph" style:parent-style-name="Example">
      <style:paragraph-properties style:line-height-at-least="0.1945in"/>
      <style:text-properties officeooo:rsid="00422fb2" officeooo:paragraph-rsid="00f570da"/>
    </style:style>
    <style:style style:name="P212" style:family="paragraph" style:parent-style-name="Example">
      <style:paragraph-properties style:line-height-at-least="0.1945in"/>
      <style:text-properties officeooo:rsid="00fbc558" officeooo:paragraph-rsid="00fbc558"/>
    </style:style>
    <style:style style:name="P213" style:family="paragraph" style:parent-style-name="Example">
      <style:paragraph-properties style:line-height-at-least="0.1945in" fo:keep-with-next="always"/>
      <style:text-properties officeooo:rsid="0101d659" officeooo:paragraph-rsid="0101d659"/>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text-properties officeooo:paragraph-rsid="010e418f"/>
    </style:style>
    <style:style style:name="P216" style:family="paragraph" style:parent-style-name="Body_20_first">
      <style:text-properties officeooo:rsid="002fef51" officeooo:paragraph-rsid="002fef51"/>
    </style:style>
    <style:style style:name="P217" style:family="paragraph" style:parent-style-name="Body_20_first">
      <style:text-properties officeooo:paragraph-rsid="011a6360"/>
    </style:style>
    <style:style style:name="P218" style:family="paragraph" style:parent-style-name="Body_20_first">
      <style:text-properties officeooo:rsid="011a6360" officeooo:paragraph-rsid="011a6360"/>
    </style:style>
    <style:style style:name="P219" style:family="paragraph" style:parent-style-name="Heading_20_1">
      <style:paragraph-properties style:line-height-at-least="0.1945in" fo:text-align="start" style:justify-single-word="false"/>
      <style:text-properties officeooo:rsid="00deee96" officeooo:paragraph-rsid="00deee96"/>
    </style:style>
    <style:style style:name="P220" style:family="paragraph" style:parent-style-name="Body">
      <style:text-properties officeooo:rsid="011c56aa" officeooo:paragraph-rsid="011c56aa"/>
    </style:style>
    <style:style style:name="P221" style:family="paragraph" style:parent-style-name="Body">
      <style:text-properties officeooo:paragraph-rsid="011e3834"/>
    </style:style>
    <style:style style:name="P222" style:family="paragraph" style:parent-style-name="Example_20__20_indented">
      <style:text-properties officeooo:paragraph-rsid="011e3834"/>
    </style:style>
    <style:style style:name="P223" style:family="paragraph" style:parent-style-name="Body">
      <style:text-properties officeooo:paragraph-rsid="011e89ab"/>
    </style:style>
    <style:style style:name="P224" style:family="paragraph" style:parent-style-name="Example_20__20_indented">
      <style:text-properties officeooo:paragraph-rsid="011e89ab"/>
    </style:style>
    <style:style style:name="P225" style:family="paragraph" style:parent-style-name="Contents_20_1">
      <style:paragraph-properties>
        <style:tab-stops>
          <style:tab-stop style:position="6.8693in" style:type="right" style:leader-style="dotted" style:leader-text="."/>
        </style:tab-stops>
      </style:paragraph-properties>
    </style:style>
    <style:style style:name="P226" style:family="paragraph" style:parent-style-name="Contents_20_2">
      <style:paragraph-properties>
        <style:tab-stops>
          <style:tab-stop style:position="6.8693in" style:type="right" style:leader-style="dotted" style:leader-text="."/>
        </style:tab-stops>
      </style:paragraph-properties>
    </style:style>
    <style:style style:name="P227" style:family="paragraph" style:parent-style-name="Index_20_1">
      <style:paragraph-properties>
        <style:tab-stops>
          <style:tab-stop style:position="6.8693in" style:type="right" style:leader-style="dotted" style:leader-text="."/>
        </style:tab-stops>
      </style:paragraph-properties>
    </style:style>
    <style:style style:name="P228" style:family="paragraph" style:parent-style-name="Index_20_Heading">
      <style:paragraph-properties fo:break-before="page"/>
    </style:style>
    <style:style style:name="P229" style:family="paragraph" style:parent-style-name="Body_20_first">
      <style:text-properties officeooo:paragraph-rsid="0124b8b3"/>
    </style:style>
    <style:style style:name="P230" style:family="paragraph" style:parent-style-name="Body">
      <style:text-properties officeooo:paragraph-rsid="01268a87"/>
    </style:style>
    <style:style style:name="P231" style:family="paragraph" style:parent-style-name="Example">
      <style:text-properties officeooo:paragraph-rsid="01286339"/>
    </style:style>
    <style:style style:name="P232" style:family="paragraph" style:parent-style-name="Heading_20_1">
      <style:text-properties officeooo:paragraph-rsid="01394bd2"/>
    </style:style>
    <style:style style:name="P233" style:family="paragraph" style:parent-style-name="Body">
      <style:text-properties officeooo:paragraph-rsid="013a5fca"/>
    </style:style>
    <style:style style:name="P234" style:family="paragraph" style:parent-style-name="Example_20__20_indented">
      <style:text-properties officeooo:paragraph-rsid="013a5fca"/>
    </style:style>
    <style:style style:name="P235" style:family="paragraph" style:parent-style-name="Body">
      <style:text-properties officeooo:rsid="013a5fca" officeooo:paragraph-rsid="013a5fca"/>
    </style:style>
    <style:style style:name="P236" style:family="paragraph" style:parent-style-name="Body_20_first">
      <style:text-properties officeooo:rsid="013ed225" officeooo:paragraph-rsid="013ed225"/>
    </style:style>
    <style:style style:name="P237" style:family="paragraph" style:parent-style-name="Example">
      <style:text-properties officeooo:paragraph-rsid="013d0746"/>
    </style:style>
    <style:style style:name="P238" style:family="paragraph" style:parent-style-name="Body">
      <style:text-properties officeooo:paragraph-rsid="01451991"/>
    </style:style>
    <style:style style:name="P23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40" style:family="paragraph" style:parent-style-name="Example_20__20_indented">
      <style:text-properties officeooo:paragraph-rsid="01451991"/>
    </style:style>
    <style:style style:name="P241" style:family="paragraph" style:parent-style-name="Body_20_first">
      <style:text-properties officeooo:rsid="014345e2" officeooo:paragraph-rsid="014345e2"/>
    </style:style>
    <style:style style:name="P242" style:family="paragraph" style:parent-style-name="Body">
      <style:text-properties officeooo:rsid="0147e047" officeooo:paragraph-rsid="0147e047"/>
    </style:style>
    <style:style style:name="P243" style:family="paragraph" style:parent-style-name="Standard">
      <style:text-properties officeooo:rsid="0147e047" officeooo:paragraph-rsid="0147e047"/>
    </style:style>
    <style:style style:name="P244" style:family="paragraph" style:parent-style-name="Body_20_first">
      <style:text-properties officeooo:rsid="01458fa7" officeooo:paragraph-rsid="01458fa7"/>
    </style:style>
    <style:style style:name="P245" style:family="paragraph" style:parent-style-name="Example">
      <style:text-properties officeooo:paragraph-rsid="002ca1cb"/>
    </style:style>
    <style:style style:name="P246" style:family="paragraph" style:parent-style-name="Standard">
      <style:text-properties officeooo:rsid="01485f8e" officeooo:paragraph-rsid="01485f8e"/>
    </style:style>
    <style:style style:name="P247" style:family="paragraph" style:parent-style-name="Example_20__20_indented">
      <style:text-properties officeooo:paragraph-rsid="014bca61"/>
    </style:style>
    <style:style style:name="P248" style:family="paragraph" style:parent-style-name="Example">
      <style:paragraph-properties style:line-height-at-least="0.1945in"/>
      <style:text-properties officeooo:rsid="014d4088" officeooo:paragraph-rsid="014d4088"/>
    </style:style>
    <style:style style:name="P249" style:family="paragraph" style:parent-style-name="Title" style:master-page-name="Standard">
      <style:paragraph-properties fo:margin-top="0in" fo:margin-bottom="0.1665in" style:contextual-spacing="false" style:page-number="auto"/>
      <style:text-properties style:font-name="Palatino"/>
    </style:style>
    <style:style style:name="P250" style:family="paragraph" style:parent-style-name="Example">
      <style:paragraph-properties style:line-height-at-least="0.1945in"/>
      <style:text-properties officeooo:paragraph-rsid="0154fd6b"/>
    </style:style>
    <style:style style:name="P251" style:family="paragraph" style:parent-style-name="Example">
      <style:paragraph-properties style:line-height-at-least="0.1945in"/>
    </style:style>
    <style:style style:name="P252" style:family="paragraph" style:parent-style-name="Example">
      <style:paragraph-properties style:line-height-at-least="0.1945in"/>
      <style:text-properties officeooo:paragraph-rsid="0066d718"/>
    </style:style>
    <style:style style:name="P253" style:family="paragraph" style:parent-style-name="Example">
      <style:paragraph-properties style:line-height-at-least="0.1945in"/>
      <style:text-properties officeooo:paragraph-rsid="011a6360"/>
    </style:style>
    <style:style style:name="P254" style:family="paragraph" style:parent-style-name="Example">
      <style:paragraph-properties style:line-height-at-least="0.1945in"/>
      <style:text-properties officeooo:paragraph-rsid="006a7983"/>
    </style:style>
    <style:style style:name="P255" style:family="paragraph" style:parent-style-name="Example">
      <style:paragraph-properties style:line-height-at-least="0.1945in"/>
      <style:text-properties officeooo:rsid="0066d718" officeooo:paragraph-rsid="0066d718"/>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54fd6b"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1545460" style:font-style-asian="normal" style:font-style-complex="normal"/>
    </style:style>
    <style:style style:name="T87" style:family="text">
      <style:text-properties fo:font-style="normal" officeooo:rsid="0154fd6b" style:font-style-asian="normal" style:font-style-complex="normal"/>
    </style:style>
    <style:style style:name="T88" style:family="text">
      <style:text-properties fo:font-style="normal" officeooo:rsid="00d7764a" style:font-style-asian="normal"/>
    </style:style>
    <style:style style:name="T89" style:family="text">
      <style:text-properties fo:font-style="normal" fo:font-weight="bold" style:font-style-asian="normal" style:font-weight-asian="bold"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a2ae7c" style:font-style-asian="normal" style:font-weight-asian="normal" style:font-style-complex="normal" style:font-weight-complex="normal"/>
    </style:style>
    <style:style style:name="T92" style:family="text">
      <style:text-properties fo:font-style="normal" fo:font-weight="normal" officeooo:rsid="00aa946c" style:font-style-asian="normal" style:font-weight-asian="normal" style:font-style-complex="normal"/>
    </style:style>
    <style:style style:name="T93" style:family="text">
      <style:text-properties style:font-style-complex="italic"/>
    </style:style>
    <style:style style:name="T94" style:family="text">
      <style:text-properties style:font-name="Courier New" style:font-name-complex="Courier New1"/>
    </style:style>
    <style:style style:name="T95" style:family="text">
      <style:text-properties fo:language="fr" fo:country="FR"/>
    </style:style>
    <style:style style:name="T96" style:family="text">
      <style:text-properties fo:language="fr" fo:country="FR" fo:font-style="normal" style:font-style-asian="normal"/>
    </style:style>
    <style:style style:name="T97" style:family="text">
      <style:text-properties fo:language="fr" fo:country="FR" fo:font-style="normal" style:font-style-asian="normal" style:font-style-complex="normal"/>
    </style:style>
    <style:style style:name="T98" style:family="text">
      <style:text-properties fo:language="fr" fo:country="FR" fo:font-style="normal" officeooo:rsid="00d17fac" style:font-style-asian="normal" style:font-style-complex="normal"/>
    </style:style>
    <style:style style:name="T99" style:family="text">
      <style:text-properties fo:language="fr" fo:country="FR" fo:font-style="italic" style:font-style-asian="italic" style:font-style-complex="italic"/>
    </style:style>
    <style:style style:name="T100" style:family="text">
      <style:text-properties fo:language="fr" fo:country="FR" fo:font-style="italic" officeooo:rsid="00d17fac" style:font-style-asian="italic" style:font-style-complex="italic"/>
    </style:style>
    <style:style style:name="T101" style:family="text">
      <style:text-properties fo:language="fr" fo:country="FR" officeooo:rsid="00d17fac"/>
    </style:style>
    <style:style style:name="T102" style:family="text">
      <style:text-properties style:font-name="Courier1"/>
    </style:style>
    <style:style style:name="T103" style:family="text">
      <style:text-properties style:font-name="Courier1" style:font-name-complex="Courier New1"/>
    </style:style>
    <style:style style:name="T104" style:family="text">
      <style:text-properties style:font-name="Courier1" fo:font-style="italic" style:font-style-asian="italic"/>
    </style:style>
    <style:style style:name="T105" style:family="text">
      <style:text-properties style:font-name="Courier1" fo:font-style="italic" style:font-style-asian="italic" style:font-style-complex="italic"/>
    </style:style>
    <style:style style:name="T106" style:family="text">
      <style:text-properties style:font-name="Courier1" fo:font-style="italic" officeooo:rsid="001ad9c2" style:font-style-asian="italic" style:font-style-complex="italic"/>
    </style:style>
    <style:style style:name="T107" style:family="text">
      <style:text-properties style:font-name="Courier1" fo:font-style="italic" style:font-style-asian="italic" style:font-name-complex="Courier New1"/>
    </style:style>
    <style:style style:name="T108" style:family="text">
      <style:text-properties style:font-name="Courier1" fo:font-style="normal" style:font-style-asian="normal" style:font-style-complex="normal"/>
    </style:style>
    <style:style style:name="T109" style:family="text">
      <style:text-properties style:font-name="Courier1" fo:font-style="normal" officeooo:rsid="001b7e53" style:font-style-asian="normal" style:font-style-complex="normal"/>
    </style:style>
    <style:style style:name="T110" style:family="text">
      <style:text-properties style:font-name="Courier1" officeooo:rsid="000e3dae"/>
    </style:style>
    <style:style style:name="T111" style:family="text">
      <style:text-properties style:font-name="Courier1" officeooo:rsid="001adaad"/>
    </style:style>
    <style:style style:name="T112" style:family="text">
      <style:text-properties style:font-name="Courier1" officeooo:rsid="002059c9"/>
    </style:style>
    <style:style style:name="T113" style:family="text">
      <style:text-properties style:font-name="Courier1" officeooo:rsid="00216b71"/>
    </style:style>
    <style:style style:name="T114" style:family="text">
      <style:text-properties style:font-name="Courier1" officeooo:rsid="004a3f92"/>
    </style:style>
    <style:style style:name="T115" style:family="text">
      <style:text-properties style:font-name="Courier1" officeooo:rsid="00e19558"/>
    </style:style>
    <style:style style:name="T116" style:family="text">
      <style:text-properties style:font-name="Courier1" officeooo:rsid="00e75c0e"/>
    </style:style>
    <style:style style:name="T117" style:family="text">
      <style:text-properties style:font-name="Courier1" officeooo:rsid="00eb6d1e"/>
    </style:style>
    <style:style style:name="T118" style:family="text">
      <style:text-properties style:font-name="Courier1" officeooo:rsid="00e496e0"/>
    </style:style>
    <style:style style:name="T119" style:family="text">
      <style:text-properties style:font-name="Helvetica2"/>
    </style:style>
    <style:style style:name="T120" style:family="text">
      <style:text-properties style:font-name="Helvetica2" fo:font-weight="normal" style:font-weight-asian="normal" style:font-weight-complex="normal"/>
    </style:style>
    <style:style style:name="T121" style:family="text">
      <style:text-properties style:font-name="Helvetica2" fo:font-weight="normal" officeooo:rsid="003771f5" style:font-weight-asian="normal" style:font-weight-complex="normal"/>
    </style:style>
    <style:style style:name="T122" style:family="text">
      <style:text-properties style:font-name="Helvetica2" fo:font-weight="normal" officeooo:rsid="003a3a41" style:font-weight-asian="normal" style:font-weight-complex="normal"/>
    </style:style>
    <style:style style:name="T123" style:family="text">
      <style:text-properties style:font-name="Helvetica2" fo:font-weight="normal" officeooo:rsid="003bb614" style:font-weight-asian="normal" style:font-weight-complex="normal"/>
    </style:style>
    <style:style style:name="T124" style:family="text">
      <style:text-properties style:font-name="Helvetica2" fo:font-weight="normal" officeooo:rsid="003cce0d" style:font-weight-asian="normal" style:font-weight-complex="normal"/>
    </style:style>
    <style:style style:name="T125" style:family="text">
      <style:text-properties style:font-name="Helvetica2" fo:font-weight="normal" officeooo:rsid="003e26a8" style:font-weight-asian="normal" style:font-weight-complex="normal"/>
    </style:style>
    <style:style style:name="T126" style:family="text">
      <style:text-properties style:font-name="Helvetica2" fo:font-weight="normal" officeooo:rsid="004547bf" style:font-weight-asian="normal" style:font-weight-complex="normal"/>
    </style:style>
    <style:style style:name="T127" style:family="text">
      <style:text-properties style:font-name="Helvetica2" fo:font-weight="normal" officeooo:rsid="00465a6e" style:font-weight-asian="normal" style:font-weight-complex="normal"/>
    </style:style>
    <style:style style:name="T128" style:family="text">
      <style:text-properties style:font-name="Helvetica2" officeooo:rsid="0027df4e"/>
    </style:style>
    <style:style style:name="T129" style:family="text">
      <style:text-properties style:font-name-complex="Courier New1"/>
    </style:style>
    <style:style style:name="T130" style:family="text">
      <style:text-properties fo:font-weight="bold" style:font-weight-asian="bold" style:font-weight-complex="bold"/>
    </style:style>
    <style:style style:name="T131" style:family="text">
      <style:text-properties officeooo:rsid="000f7126"/>
    </style:style>
    <style:style style:name="T132" style:family="text">
      <style:text-properties officeooo:rsid="0010eab8"/>
    </style:style>
    <style:style style:name="T133" style:family="text">
      <style:text-properties officeooo:rsid="001279b8"/>
    </style:style>
    <style:style style:name="T134" style:family="text">
      <style:text-properties officeooo:rsid="0013fa0e"/>
    </style:style>
    <style:style style:name="T135" style:family="text">
      <style:text-properties officeooo:rsid="0015556b"/>
    </style:style>
    <style:style style:name="T136" style:family="text">
      <style:text-properties officeooo:rsid="0016ec46"/>
    </style:style>
    <style:style style:name="T137" style:family="text">
      <style:text-properties officeooo:rsid="0017b7e3"/>
    </style:style>
    <style:style style:name="T138" style:family="text">
      <style:text-properties officeooo:rsid="0018ef7c"/>
    </style:style>
    <style:style style:name="T139" style:family="text">
      <style:text-properties officeooo:rsid="0019cd6d"/>
    </style:style>
    <style:style style:name="T140" style:family="text">
      <style:text-properties officeooo:rsid="001ad9c2"/>
    </style:style>
    <style:style style:name="T141" style:family="text">
      <style:text-properties officeooo:rsid="001b7e53"/>
    </style:style>
    <style:style style:name="T142" style:family="text">
      <style:text-properties officeooo:rsid="001e1c8c"/>
    </style:style>
    <style:style style:name="T143" style:family="text">
      <style:text-properties officeooo:rsid="001adaad"/>
    </style:style>
    <style:style style:name="T144" style:family="text">
      <style:text-properties officeooo:rsid="001fa067"/>
    </style:style>
    <style:style style:name="T145" style:family="text">
      <style:text-properties officeooo:rsid="00216b71"/>
    </style:style>
    <style:style style:name="T146" style:family="text">
      <style:text-properties officeooo:rsid="0022cf08"/>
    </style:style>
    <style:style style:name="T147" style:family="text">
      <style:text-properties officeooo:rsid="0023b8dc"/>
    </style:style>
    <style:style style:name="T148" style:family="text">
      <style:text-properties officeooo:rsid="00246ffe"/>
    </style:style>
    <style:style style:name="T149" style:family="text">
      <style:text-properties officeooo:rsid="00256b5c"/>
    </style:style>
    <style:style style:name="T150" style:family="text">
      <style:text-properties fo:language="zxx" fo:country="none" officeooo:rsid="00256b5c"/>
    </style:style>
    <style:style style:name="T151" style:family="text">
      <style:text-properties officeooo:rsid="0025d086"/>
    </style:style>
    <style:style style:name="T152" style:family="text">
      <style:text-properties officeooo:rsid="0026a6ae"/>
    </style:style>
    <style:style style:name="T153" style:family="text">
      <style:text-properties officeooo:rsid="0027df4e"/>
    </style:style>
    <style:style style:name="T154" style:family="text">
      <style:text-properties officeooo:rsid="0029cce2"/>
    </style:style>
    <style:style style:name="T155" style:family="text">
      <style:text-properties officeooo:rsid="002b921f"/>
    </style:style>
    <style:style style:name="T156" style:family="text">
      <style:text-properties officeooo:rsid="002d67a4"/>
    </style:style>
    <style:style style:name="T157" style:family="text">
      <style:text-properties style:font-name="Courier"/>
    </style:style>
    <style:style style:name="T158" style:family="text">
      <style:text-properties style:font-name="Courier" officeooo:rsid="00335e54"/>
    </style:style>
    <style:style style:name="T159" style:family="text">
      <style:text-properties style:font-name="Courier" fo:font-weight="normal" style:font-weight-asian="normal" style:font-weight-complex="normal"/>
    </style:style>
    <style:style style:name="T160" style:family="text">
      <style:text-properties style:font-name="Courier" officeooo:rsid="00360b87"/>
    </style:style>
    <style:style style:name="T161" style:family="text">
      <style:text-properties style:font-name="Courier" fo:font-style="italic" officeooo:rsid="011a6360" style:font-style-asian="italic" style:font-style-complex="italic"/>
    </style:style>
    <style:style style:name="T162" style:family="text">
      <style:text-properties style:font-name="Courier" fo:font-style="normal" officeooo:rsid="011a6360" style:font-style-asian="normal" style:font-style-complex="normal"/>
    </style:style>
    <style:style style:name="T163" style:family="text">
      <style:text-properties officeooo:rsid="00335e54"/>
    </style:style>
    <style:style style:name="T164" style:family="text">
      <style:text-properties officeooo:rsid="00360b87"/>
    </style:style>
    <style:style style:name="T165" style:family="text">
      <style:text-properties style:use-window-font-color="true" loext:opacity="0%" style:font-name="Helvetica1" officeooo:rsid="00360b87"/>
    </style:style>
    <style:style style:name="T166" style:family="text">
      <style:text-properties style:use-window-font-color="true" loext:opacity="0%" style:font-name="Helvetica1" officeooo:rsid="00542376"/>
    </style:style>
    <style:style style:name="T167" style:family="text">
      <style:text-properties officeooo:rsid="003771f5"/>
    </style:style>
    <style:style style:name="T168" style:family="text">
      <style:text-properties officeooo:rsid="0038fea9"/>
    </style:style>
    <style:style style:name="T169" style:family="text">
      <style:text-properties officeooo:rsid="003a3a41"/>
    </style:style>
    <style:style style:name="T170" style:family="text">
      <style:text-properties officeooo:rsid="003eba94"/>
    </style:style>
    <style:style style:name="T171" style:family="text">
      <style:text-properties officeooo:rsid="00465a6e"/>
    </style:style>
    <style:style style:name="T172" style:family="text">
      <style:text-properties officeooo:rsid="004a3f92"/>
    </style:style>
    <style:style style:name="T173" style:family="text">
      <style:text-properties officeooo:rsid="004bc01f"/>
    </style:style>
    <style:style style:name="T174" style:family="text">
      <style:text-properties officeooo:rsid="004d5206"/>
    </style:style>
    <style:style style:name="T175" style:family="text">
      <style:text-properties officeooo:rsid="0051df83"/>
    </style:style>
    <style:style style:name="T176" style:family="text">
      <style:text-properties officeooo:rsid="0056e838"/>
    </style:style>
    <style:style style:name="T177" style:family="text">
      <style:text-properties officeooo:rsid="005f462d" style:font-style-complex="normal"/>
    </style:style>
    <style:style style:name="T178" style:family="text">
      <style:text-properties officeooo:rsid="00d94bcd" style:font-style-complex="normal"/>
    </style:style>
    <style:style style:name="T179" style:family="text">
      <style:text-properties officeooo:rsid="00dac5c2" style:font-style-complex="normal"/>
    </style:style>
    <style:style style:name="T180" style:family="text">
      <style:text-properties officeooo:rsid="00602578"/>
    </style:style>
    <style:style style:name="T181" style:family="text">
      <style:text-properties officeooo:rsid="00615169"/>
    </style:style>
    <style:style style:name="T182" style:family="text">
      <style:text-properties officeooo:rsid="00631d9e"/>
    </style:style>
    <style:style style:name="T183" style:family="text">
      <style:text-properties officeooo:rsid="0064018e"/>
    </style:style>
    <style:style style:name="T184" style:family="text">
      <style:text-properties officeooo:rsid="00653f2c"/>
    </style:style>
    <style:style style:name="T185" style:family="text">
      <style:text-properties officeooo:rsid="0065f1d4"/>
    </style:style>
    <style:style style:name="T186" style:family="text">
      <style:text-properties officeooo:rsid="0066d718"/>
    </style:style>
    <style:style style:name="T187" style:family="text">
      <style:text-properties officeooo:rsid="0067b2f3"/>
    </style:style>
    <style:style style:name="T188" style:family="text">
      <style:text-properties officeooo:rsid="006a7983"/>
    </style:style>
    <style:style style:name="T189" style:family="text">
      <style:text-properties officeooo:rsid="006c2bd5"/>
    </style:style>
    <style:style style:name="T190" style:family="text">
      <style:text-properties officeooo:rsid="00718222"/>
    </style:style>
    <style:style style:name="T191" style:family="text">
      <style:text-properties officeooo:rsid="0072f020"/>
    </style:style>
    <style:style style:name="T192" style:family="text">
      <style:text-properties officeooo:rsid="0073d4af"/>
    </style:style>
    <style:style style:name="T193" style:family="text">
      <style:text-properties officeooo:rsid="0073ea08"/>
    </style:style>
    <style:style style:name="T194" style:family="text">
      <style:text-properties officeooo:rsid="0073f933"/>
    </style:style>
    <style:style style:name="T195" style:family="text">
      <style:text-properties officeooo:rsid="0076434a"/>
    </style:style>
    <style:style style:name="T196" style:family="text">
      <style:text-properties officeooo:rsid="0077a4f2"/>
    </style:style>
    <style:style style:name="T197" style:family="text">
      <style:text-properties officeooo:rsid="007853e8"/>
    </style:style>
    <style:style style:name="T198" style:family="text">
      <style:text-properties officeooo:rsid="0078fa56"/>
    </style:style>
    <style:style style:name="T199" style:family="text">
      <style:text-properties officeooo:rsid="007d7983"/>
    </style:style>
    <style:style style:name="T200" style:family="text">
      <style:text-properties officeooo:rsid="007ec192"/>
    </style:style>
    <style:style style:name="T201" style:family="text">
      <style:text-properties officeooo:rsid="007eea6f"/>
    </style:style>
    <style:style style:name="T202" style:family="text">
      <style:text-properties officeooo:rsid="007fa243"/>
    </style:style>
    <style:style style:name="T203" style:family="text">
      <style:text-properties officeooo:rsid="00846b92"/>
    </style:style>
    <style:style style:name="T204" style:family="text">
      <style:text-properties officeooo:rsid="0088d7c4"/>
    </style:style>
    <style:style style:name="T205" style:family="text">
      <style:text-properties officeooo:rsid="008bf7b7"/>
    </style:style>
    <style:style style:name="T206" style:family="text">
      <style:text-properties officeooo:rsid="008daa0d"/>
    </style:style>
    <style:style style:name="T207" style:family="text">
      <style:text-properties officeooo:rsid="00916107"/>
    </style:style>
    <style:style style:name="T208" style:family="text">
      <style:text-properties officeooo:rsid="00946c82"/>
    </style:style>
    <style:style style:name="T209" style:family="text">
      <style:text-properties officeooo:rsid="0094f32d"/>
    </style:style>
    <style:style style:name="T210" style:family="text">
      <style:text-properties officeooo:rsid="00978cd4"/>
    </style:style>
    <style:style style:name="T211" style:family="text">
      <style:text-properties officeooo:rsid="0099b901"/>
    </style:style>
    <style:style style:name="T212" style:family="text">
      <style:text-properties officeooo:rsid="00a2dc73"/>
    </style:style>
    <style:style style:name="T213" style:family="text">
      <style:text-properties officeooo:rsid="00a4b677"/>
    </style:style>
    <style:style style:name="T214" style:family="text">
      <style:text-properties officeooo:rsid="00a55ed8"/>
    </style:style>
    <style:style style:name="T215" style:family="text">
      <style:text-properties officeooo:rsid="00aee862"/>
    </style:style>
    <style:style style:name="T216" style:family="text">
      <style:text-properties officeooo:rsid="00b21b30"/>
    </style:style>
    <style:style style:name="T217" style:family="text">
      <style:text-properties officeooo:rsid="00b23567"/>
    </style:style>
    <style:style style:name="T218" style:family="text">
      <style:text-properties officeooo:rsid="00b2d2ee"/>
    </style:style>
    <style:style style:name="T219" style:family="text">
      <style:text-properties officeooo:rsid="00b62da5"/>
    </style:style>
    <style:style style:name="T220" style:family="text">
      <style:text-properties officeooo:rsid="00b810ea"/>
    </style:style>
    <style:style style:name="T221" style:family="text">
      <style:text-properties officeooo:rsid="00b90643"/>
    </style:style>
    <style:style style:name="T222" style:family="text">
      <style:text-properties officeooo:rsid="00bbb02f"/>
    </style:style>
    <style:style style:name="T223" style:family="text">
      <style:text-properties officeooo:rsid="00bc6c5b"/>
    </style:style>
    <style:style style:name="T224" style:family="text">
      <style:text-properties officeooo:rsid="00bc96f0"/>
    </style:style>
    <style:style style:name="T225" style:family="text">
      <style:text-properties officeooo:rsid="00bf4ff1"/>
    </style:style>
    <style:style style:name="T226" style:family="text">
      <style:text-properties officeooo:rsid="00c08863"/>
    </style:style>
    <style:style style:name="T227" style:family="text">
      <style:text-properties officeooo:rsid="00c0ee78"/>
    </style:style>
    <style:style style:name="T228" style:family="text">
      <style:text-properties officeooo:rsid="00c170d4"/>
    </style:style>
    <style:style style:name="T229" style:family="text">
      <style:text-properties officeooo:rsid="00c2e1fb"/>
    </style:style>
    <style:style style:name="T230" style:family="text">
      <style:text-properties officeooo:rsid="00c6a255"/>
    </style:style>
    <style:style style:name="T231" style:family="text">
      <style:text-properties officeooo:rsid="00d17fac"/>
    </style:style>
    <style:style style:name="T232" style:family="text">
      <style:text-properties officeooo:rsid="00d24c4e"/>
    </style:style>
    <style:style style:name="T233" style:family="text">
      <style:text-properties officeooo:rsid="00d7ff06"/>
    </style:style>
    <style:style style:name="T234" style:family="text">
      <style:text-properties officeooo:rsid="00d94bcd"/>
    </style:style>
    <style:style style:name="T235" style:family="text">
      <style:text-properties officeooo:rsid="00d9c110"/>
    </style:style>
    <style:style style:name="T236" style:family="text">
      <style:text-properties officeooo:rsid="00dac5c2"/>
    </style:style>
    <style:style style:name="T237" style:family="text">
      <style:text-properties officeooo:rsid="00dc16b8"/>
    </style:style>
    <style:style style:name="T238" style:family="text">
      <style:text-properties officeooo:rsid="00deee96"/>
    </style:style>
    <style:style style:name="T239" style:family="text">
      <style:text-properties officeooo:rsid="00df3087"/>
    </style:style>
    <style:style style:name="T240" style:family="text">
      <style:text-properties officeooo:rsid="00e496e0"/>
    </style:style>
    <style:style style:name="T241" style:family="text">
      <style:text-properties officeooo:rsid="00e5cc8a"/>
    </style:style>
    <style:style style:name="T242" style:family="text">
      <style:text-properties officeooo:rsid="00e75c0e"/>
    </style:style>
    <style:style style:name="T243" style:family="text">
      <style:text-properties officeooo:rsid="00ed9341"/>
    </style:style>
    <style:style style:name="T244" style:family="text">
      <style:text-properties officeooo:rsid="00ee37a1"/>
    </style:style>
    <style:style style:name="T245" style:family="text">
      <style:text-properties officeooo:rsid="00eff0d8"/>
    </style:style>
    <style:style style:name="T246" style:family="text">
      <style:text-properties officeooo:rsid="00f32e11"/>
    </style:style>
    <style:style style:name="T247" style:family="text">
      <style:text-properties officeooo:rsid="00f49c88"/>
    </style:style>
    <style:style style:name="T248" style:family="text">
      <style:text-properties officeooo:rsid="00f5e90a"/>
    </style:style>
    <style:style style:name="T249" style:family="text">
      <style:text-properties officeooo:rsid="00f9bfbf"/>
    </style:style>
    <style:style style:name="T250" style:family="text">
      <style:text-properties officeooo:rsid="00fbc558"/>
    </style:style>
    <style:style style:name="T251" style:family="text">
      <style:text-properties officeooo:rsid="00fcb8ea"/>
    </style:style>
    <style:style style:name="T252" style:family="text">
      <style:text-properties officeooo:rsid="0101d659"/>
    </style:style>
    <style:style style:name="T253" style:family="text">
      <style:text-properties officeooo:rsid="01052c6d"/>
    </style:style>
    <style:style style:name="T254" style:family="text">
      <style:text-properties officeooo:rsid="010a1f49"/>
    </style:style>
    <style:style style:name="T255" style:family="text">
      <style:text-properties officeooo:rsid="010aee04"/>
    </style:style>
    <style:style style:name="T256" style:family="text">
      <style:text-properties officeooo:rsid="010b6fdf"/>
    </style:style>
    <style:style style:name="T257" style:family="text">
      <style:text-properties officeooo:rsid="010d4549"/>
    </style:style>
    <style:style style:name="T258" style:family="text">
      <style:text-properties officeooo:rsid="010e418f"/>
    </style:style>
    <style:style style:name="T259" style:family="text">
      <style:text-properties officeooo:rsid="010fd4d2"/>
    </style:style>
    <style:style style:name="T260" style:family="text">
      <style:text-properties officeooo:rsid="010fd913"/>
    </style:style>
    <style:style style:name="T261" style:family="text">
      <style:text-properties officeooo:rsid="011192a8"/>
    </style:style>
    <style:style style:name="T262" style:family="text">
      <style:text-properties officeooo:rsid="0111f81b"/>
    </style:style>
    <style:style style:name="T263" style:family="text">
      <style:text-properties officeooo:rsid="0112af8d"/>
    </style:style>
    <style:style style:name="T264" style:family="text">
      <style:text-properties officeooo:rsid="01178187"/>
    </style:style>
    <style:style style:name="T265" style:family="text">
      <style:text-properties officeooo:rsid="011a6360"/>
    </style:style>
    <style:style style:name="T266" style:family="text">
      <style:text-properties officeooo:rsid="011e3834"/>
    </style:style>
    <style:style style:name="T267" style:family="text">
      <style:text-properties officeooo:rsid="011e89ab"/>
    </style:style>
    <style:style style:name="T268" style:family="text">
      <style:text-properties style:text-underline-style="none"/>
    </style:style>
    <style:style style:name="T269" style:family="text">
      <style:text-properties officeooo:rsid="01239c35"/>
    </style:style>
    <style:style style:name="T270" style:family="text">
      <style:text-properties officeooo:rsid="0124b8b3"/>
    </style:style>
    <style:style style:name="T271" style:family="text">
      <style:text-properties officeooo:rsid="01268a87"/>
    </style:style>
    <style:style style:name="T272" style:family="text">
      <style:text-properties officeooo:rsid="01278783"/>
    </style:style>
    <style:style style:name="T273" style:family="text">
      <style:text-properties officeooo:rsid="01286339"/>
    </style:style>
    <style:style style:name="T274" style:family="text">
      <style:text-properties officeooo:rsid="0129a1af"/>
    </style:style>
    <style:style style:name="T275" style:family="text">
      <style:text-properties officeooo:rsid="012ea51f"/>
    </style:style>
    <style:style style:name="T276" style:family="text">
      <style:text-properties officeooo:rsid="012f9ae4"/>
    </style:style>
    <style:style style:name="T277" style:family="text">
      <style:text-properties officeooo:rsid="01394bd2"/>
    </style:style>
    <style:style style:name="T278" style:family="text">
      <style:text-properties officeooo:rsid="013a5fca"/>
    </style:style>
    <style:style style:name="T279" style:family="text">
      <style:text-properties officeooo:rsid="013d0746"/>
    </style:style>
    <style:style style:name="T280" style:family="text">
      <style:text-properties officeooo:rsid="01416667"/>
    </style:style>
    <style:style style:name="T281" style:family="text">
      <style:text-properties officeooo:rsid="0142e1d2"/>
    </style:style>
    <style:style style:name="T282" style:family="text">
      <style:text-properties officeooo:rsid="014345e2"/>
    </style:style>
    <style:style style:name="T283" style:family="text">
      <style:text-properties officeooo:rsid="0143ed97"/>
    </style:style>
    <style:style style:name="T284" style:family="text">
      <style:text-properties officeooo:rsid="01451991"/>
    </style:style>
    <style:style style:name="T285" style:family="text">
      <style:text-properties officeooo:rsid="01458fa7"/>
    </style:style>
    <style:style style:name="T286" style:family="text">
      <style:text-properties officeooo:rsid="0149d1db"/>
    </style:style>
    <style:style style:name="T287" style:family="text">
      <style:text-properties officeooo:rsid="014bca61"/>
    </style:style>
    <style:style style:name="T288" style:family="text">
      <style:text-properties officeooo:rsid="014d752f"/>
    </style:style>
    <style:style style:name="T289" style:family="text">
      <style:text-properties style:font-name="Helvetica" fo:font-size="10pt"/>
    </style:style>
    <style:style style:name="T290" style:family="text">
      <style:text-properties style:font-name="Helvetica" fo:font-size="10pt" officeooo:rsid="014d752f"/>
    </style:style>
    <style:style style:name="T291" style:family="text">
      <style:text-properties officeooo:rsid="0152d532"/>
    </style:style>
    <style:style style:name="T292" style:family="text">
      <style:text-properties officeooo:rsid="01545460"/>
    </style:style>
    <style:style style:name="T293" style:family="text">
      <style:text-properties officeooo:rsid="0154fd6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5"><text:a xlink:type="simple" xlink:href="#__RefHeading___Toc42579_2528141652" text:style-name="Index_20_Link" text:visited-style-name="Index_20_Link">Command Line Arguments<text:tab/>1</text:a></text:p>
          <text:p text:style-name="P225"><text:a xlink:type="simple" xlink:href="#__RefHeading___Toc42581_2528141652" text:style-name="Index_20_Link" text:visited-style-name="Index_20_Link">Example Command Scripts<text:tab/>1</text:a></text:p>
          <text:p text:style-name="P226"><text:a xlink:type="simple" xlink:href="#__RefHeading___Toc42599_2528141652" text:style-name="Index_20_Link" text:visited-style-name="Index_20_Link">Timing Analysis using SDF<text:tab/>2</text:a></text:p>
          <text:p text:style-name="P226"><text:a xlink:type="simple" xlink:href="#__RefHeading___Toc42601_2528141652" text:style-name="Index_20_Link" text:visited-style-name="Index_20_Link">Timing Analysis with Multiple Process Corners<text:tab/>2</text:a></text:p>
          <text:p text:style-name="P226"><text:a xlink:type="simple" xlink:href="#__RefHeading___Toc42583_2528141652" text:style-name="Index_20_Link" text:visited-style-name="Index_20_Link">Power Analysis<text:tab/>2</text:a></text:p>
          <text:p text:style-name="P225"><text:a xlink:type="simple" xlink:href="#__RefHeading___Toc42585_2528141652" text:style-name="Index_20_Link" text:visited-style-name="Index_20_Link">TCL Interpreter<text:tab/>3</text:a></text:p>
          <text:p text:style-name="P225"><text:a xlink:type="simple" xlink:href="#__RefHeading___Toc42587_2528141652%20Copy%201" text:style-name="Index_20_Link" text:visited-style-name="Index_20_Link">Debugging Timing<text:tab/>4</text:a></text:p>
          <text:p text:style-name="P226"><text:a xlink:type="simple" xlink:href="#__RefHeading___Toc46796_3412750463" text:style-name="Index_20_Link" text:visited-style-name="Index_20_Link">No paths found<text:tab/>4</text:a></text:p>
          <text:p text:style-name="P226"><text:a xlink:type="simple" xlink:href="#__RefHeading___Toc46798_3412750463" text:style-name="Index_20_Link" text:visited-style-name="Index_20_Link">No path reported an endpoint<text:tab/>5</text:a></text:p>
          <text:p text:style-name="P225"><text:a xlink:type="simple" xlink:href="#__RefHeading___Toc42587_2528141652" text:style-name="Index_20_Link" text:visited-style-name="Index_20_Link">Commands<text:tab/>6</text:a></text:p>
          <text:p text:style-name="P225"><text:a xlink:type="simple" xlink:href="#__RefHeading___Toc42589_2528141652" text:style-name="Index_20_Link" text:visited-style-name="Index_20_Link">Filter Expressions<text:tab/>76</text:a></text:p>
          <text:p text:style-name="P225"><text:a xlink:type="simple" xlink:href="#__RefHeading___Toc42591_2528141652" text:style-name="Index_20_Link" text:visited-style-name="Index_20_Link">Variables<text:tab/>77</text:a></text:p>
        </text:index-body>
      </text:table-of-content>
      <text:h text:style-name="Heading_20_1" text:outline-level="1"><text:bookmark-start text:name="__RefHeading___Toc42579_2528141652"/><text:alphabetical-index-mark-start text:id="IMark17943895520"/><text:alphabetical-index-mark-start text:id="IMark17943605536"/><text:alphabetical-index-mark-start text:id="IMark17943898224"/><text:alphabetical-index-mark-start text:id="IMark17943761120"/>Command Line Arguments<text:bookmark-end text:name="__RefHeading___Toc42579_2528141652"/><text:alphabetical-index-mark-end text:id="IMark17943761120"/><text:alphabetical-index-mark-end text:id="IMark17943898224"/><text:alphabetical-index-mark-end text:id="IMark17943605536"/><text:alphabetical-index-mark-end text:id="IMark17943895520"/></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8">Open</text:span>STA starts up, commands are first read from the user initialization file <text:span text:style-name="Command">~/.sta</text:span> if it exists. If a TCL command file <text:span text:style-name="T105">cmd_file</text:span> is specified <text:span text:style-name="T238">on the command line</text:span>, commands are read from the file and executed before entering an interactive TCL command interpreter. If -exit is specified the application exits after reading <text:span text:style-name="T105">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9" text:outline-level="1"><text:bookmark-start text:name="__RefHeading___Toc42581_2528141652"/><text:alphabetical-index-mark-start text:id="IMark17943895520"/>Example Command Scripts<text:bookmark-end text:name="__RefHeading___Toc42581_2528141652"/><text:alphabetical-index-mark-end text:id="IMark17943895520"/></text:h>
      <text:p text:style-name="P46"><text:span text:style-name="T238">To read a design into OpenSTA use the </text:span><text:span text:style-name="Command"><text:span text:style-name="T238">read_liberty</text:span></text:span><text:span text:style-name="T238"> command to read Liberty library files. Next, read hierarchical structural Verilog files with the </text:span><text:span text:style-name="Command"><text:span text:style-name="T238">read_verilog</text:span></text:span><text:span text:style-name="T238"> command. The </text:span><text:span text:style-name="Command"><text:span text:style-name="T238">link_design</text:span></text:span><text:span text:style-name="T238"> command </text:span><text:span text:style-name="T239">links the Verilog to the Liberty timing cells. </text:span>Any number of Liberty and Verilog files can be read before linking the design. </text:p>
      <text:p text:style-name="P46"><text:span text:style-name="T239">Delays used for timing analysis are calculated using the Liberty timing models. If no parasitics are read only the pin capacitances of the timing models are used in delay calculation. Use the </text:span><text:span text:style-name="Command"><text:span text:style-name="T239">read_spef</text:span></text:span><text:span text:style-name="T239"> command to read parasitics from an extractor, or </text:span><text:span text:style-name="Command"><text:span text:style-name="T239">read_sdf</text:span></text:span><text:span text:style-name="T239"> to use delays calculated by an external delay calculator</text:span>.</text:p>
      <text:p text:style-name="P197">Timing constraints can be entered as TCL commands or read using the <text:span text:style-name="Command">read_sdc</text:span> command.</text:p>
      <text:p text:style-name="P19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7943605536"/>Timing Analysis <text:span text:style-name="T266">using SDF</text:span><text:bookmark-end text:name="__RefHeading___Toc42599_2528141652"/><text:alphabetical-index-mark-end text:id="IMark17943605536"/></text:h>
      <text:p text:style-name="P45">A sample command file that reads a library and a Verilog netlist and reports timing checks is shown below.</text:p>
      <text:p text:style-name="P13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2">examples/</text:span><text:span text:style-name="T115">sdf_delays</text:span><text:span text:style-name="T102">.tcl</text:span>.</text:p>
      <text:h text:style-name="Heading_20_2" text:outline-level="2"><text:bookmark-start text:name="__RefHeading___Toc42601_2528141652"/><text:alphabetical-index-mark-start text:id="IMark17943605536"/><text:span text:style-name="T238">Timing Analysis </text:span><text:span text:style-name="T266">with Multiple Process Corners</text:span><text:bookmark-end text:name="__RefHeading___Toc42601_2528141652"/><text:alphabetical-index-mark-end text:id="IMark17943605536"/></text:h>
      <text:p text:style-name="P64"><text:span text:style-name="T238">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5">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2">examples/</text:span><text:span text:style-name="T115">spef_parasitics</text:span><text:span text:style-name="T102">.tcl</text:span>. Other examples can be found in the <text:span text:style-name="T102">examples</text:span><text:span text:style-name="Default_20_Paragraph_20_Font"> directory</text:span>.</text:p>
      <text:h text:style-name="Heading_20_2" text:outline-level="2"><text:bookmark-start text:name="__RefHeading___Toc42583_2528141652"/><text:alphabetical-index-mark-start text:id="IMark17943605536"/>Power Analysis<text:bookmark-end text:name="__RefHeading___Toc42583_2528141652"/><text:alphabetical-index-mark-end text:id="IMark17943605536"/></text:h>
      <text:p text:style-name="P198">OpenSTA also supports static power analysis with the <text:span text:style-name="Command">report_power</text:span> command. Probabalistic switching activities are propagated from the input ports to determine switching activities for internal pins.</text:p>
      <text:p text:style-name="P202">read_liberty sky130hd_tt.lib<text:line-break/>read_verilog gcd_sky130hd.v<text:line-break/>link_design gcd<text:line-break/>read_sdc gcd_sky130hd.sdc<text:line-break/>read_spef gcd_sky130hd.spef<text:line-break/>set_power_activity -input -activity <text:span text:style-name="T240">0</text:span>.1<text:line-break/>set_power_activity -input_port reset -activity 0<text:line-break/>report_power</text:p>
      <text:p text:style-name="P199">In this example the activity for all inputs is set to <text:span text:style-name="Command"><text:span text:style-name="T240">0</text:span></text:span><text:span text:style-name="Command">.1</text:span>, and then the activity for the <text:span text:style-name="Command">reset</text:span> signal is set to zero because it does not switch during steady state operation.</text:p>
      <text:p text:style-name="P130"><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200">This example can be found in <text:span text:style-name="T102">examples/</text:span><text:span text:style-name="T117">power</text:span><text:span text:style-name="T102">.tcl</text:span>.</text:p>
      <text:p text:style-name="P201">Gate level simulation results can be <text:span text:style-name="T241">used</text:span> to get a more accurate power estimate. <text:span text:style-name="T241">For example, </text:span><text:span text:style-name="T242">the Icarus verilog simulator can be used to run the the test bench </text:span><text:span text:style-name="Command"><text:span text:style-name="T242">examples/gcd_tb.v</text:span></text:span><text:span text:style-name="T242"> for the gcd design in the previous example.</text:span></text:p>
      <text:p text:style-name="Example_20__20_indented">iverilog -o gcd_tb gcd_tb.v<text:line-break/>vvp gcd_tb</text:p>
      <text:p text:style-name="P201">The test bench writes the <text:span text:style-name="T241">VCD (Value Change Data)</text:span> file <text:span text:style-name="Command">gcd_sky130hd.vcd</text:span><text:span text:style-name="Default_20_Paragraph_20_Font"> </text:span><text:span text:style-name="Default_20_Paragraph_20_Font"><text:span text:style-name="T242">which can then be read with the </text:span></text:span><text:span text:style-name="Command"><text:span text:style-name="T242">read_power_activities</text:span></text:span><text:span text:style-name="Default_20_Paragraph_20_Font"><text:span text:style-name="T242">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40">This example can be found in </text:span><text:span text:style-name="T118">examples/</text:span><text:span text:style-name="T116">power_vcd</text:span><text:span text:style-name="T118">.tcl.</text:span></text:p>
      <text:p text:style-name="P203">Note that in this simple example design simulation based activities does not significantly change the results.</text:p>
      <text:h text:style-name="Heading_20_1" text:outline-level="1"><text:bookmark-start text:name="__RefHeading___Toc42585_2528141652"/><text:alphabetical-index-mark-start text:id="IMark17943605536"/>TCL Interpreter<text:bookmark-end text:name="__RefHeading___Toc42585_2528141652"/><text:alphabetical-index-mark-end text:id="IMark1794360553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1"><text:span text:style-name="Default_20_Paragraph_20_Font"><text:span text:style-name="T266">The help command lists matching commands and their arguments.</text:span></text:span></text:p>
      <text:p text:style-name="P222"><text:span text:style-name="T266">&gt; help</text:span> <text:span text:style-name="Command"><text:span text:style-name="T26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3"><text:span text:style-name="Default_20_Paragraph_20_Font"><text:span text:style-name="T267">Many reporting commands support </text:span></text:span><text:alphabetical-index-mark-start text:id="IMark17943895520"/><text:span text:style-name="Default_20_Paragraph_20_Font"><text:span text:style-name="T267">redirection</text:span></text:span><text:alphabetical-index-mark-end text:id="IMark17943895520"/><text:span text:style-name="Default_20_Paragraph_20_Font"><text:span text:style-name="T267"> of the output to a file much like a Unix shell.</text:span></text:span></text:p>
      <text:p text:style-name="P224"><text:span text:style-name="Command">report_checks -</text:span><text:span text:style-name="Command"><text:span text:style-name="T267">to out1 &gt; path.log<text:line-break/>report_checks -to out2 &gt;&gt; path.log</text:span></text:span></text:p>
      <text:h text:style-name="P232" text:outline-level="1"><text:bookmark-start text:name="__RefHeading___Toc42587_2528141652 Copy 1"/><text:span text:style-name="Default_20_Paragraph_20_Font"><text:span text:style-name="T277">Debugging Timing</text:span></text:span><text:bookmark-end text:name="__RefHeading___Toc42587_2528141652 Copy 1"/></text:h>
      <text:p text:style-name="P223"><text:span text:style-name="Default_20_Paragraph_20_Font">Here are some guidelines for debugging your design if static timing does not report any paths, or does not report the expected paths.</text:span></text:p>
      <text:p text:style-name="P2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3"><text:span text:style-name="Command">report_edges -</text:span><text:span text:style-name="Command"><text:span text:style-name="T278">from</text:span></text:span><text:span text:style-name="Default_20_Paragraph_20_Font"> can be used to walk forward and </text:span><text:span text:style-name="Command">report_edges -</text:span><text:span text:style-name="Command"><text:span text:style-name="T278">to</text:span></text:span><text:span text:style-name="T278">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8">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7">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8">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4"><text:soft-page-break/><text:span text:style-name="Command">% report_arrivals r1/CP<text:line-break/> (clk ^) r 0.00:0.00 f INF:-INF<text:line-break/> (clk v) r INF:-INF f 5.00:5.00</text:span></text:p>
      <text:p text:style-name="P223"><text:span text:style-name="Default_20_Paragraph_20_Font"><text:span text:style-name="T278">In t</text:span></text:span><text:span text:style-name="Default_20_Paragraph_20_Font">his </text:span><text:span text:style-name="Default_20_Paragraph_20_Font"><text:span text:style-name="T278">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8">n</text:span></text:span><text:span text:style-name="Default_20_Paragraph_20_Font">d the falling edge arrives </text:span><text:span text:style-name="Default_20_Paragraph_20_Font"><text:span text:style-name="T278">at </text:span></text:span><text:span text:style-name="Default_20_Paragraph_20_Font">5.00. Since the rising edge of the clock causes the rising edge of the register clock pin, the clock path is positive unate.</text:span></text:p>
      <text:p text:style-name="P2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5">Notice that each clock edge causes both rise and fall arrivals at the register clock pin.</text:p>
      <text:p text:style-name="P223"><text:span text:style-name="Default_20_Paragraph_20_Font">If </text:span><text:span text:style-name="Default_20_Paragraph_20_Font"><text:span text:style-name="T278">there are </text:span></text:span><text:span text:style-name="Default_20_Paragraph_20_Font">no paths </text:span><text:span text:style-name="Default_20_Paragraph_20_Font"><text:span text:style-name="T278">to</text:span></text:span><text:span text:style-name="Default_20_Paragraph_20_Font"> the register clock pin, nothing is printed. Use the </text:span><text:span text:style-name="Command">report_edge</text:span><text:span text:style-name="Command"><text:span text:style-name="T277">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3"><text:span text:style-name="Default_20_Paragraph_20_Font">This shows that the gate/pin i1/ZN is driving the clock pin. The </text:span><text:span text:style-name="Command">report_edges -</text:span><text:span text:style-name="Command"><text:span text:style-name="T278">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8">a register input </text:span></text:span><text:span text:style-name="Default_20_Paragraph_20_Font">does not report any paths, check that the </text:span><text:span text:style-name="Default_20_Paragraph_20_Font"><text:span text:style-name="T278">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3"><text:span text:style-name="Default_20_Paragraph_20_Font">This reports the setup and hold checks for the D pin o</text:span><text:span text:style-name="Default_20_Paragraph_20_Font"><text:span text:style-name="T278">f</text:span></text:span><text:span text:style-name="Default_20_Paragraph_20_Font"> r1.</text:span></text:p>
      <text:p text:style-name="P2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7943895520"/>Commands<text:bookmark-end text:name="__RefHeading___Toc42587_2528141652"/><text:alphabetical-index-mark-end text:id="IMark1794389552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7943761120"/><text:span text:style-name="Command_20_Heading">all_clocks</text:span><text:alphabetical-index-mark-end text:id="IMark17943761120"/></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7943761120"/><text:span text:style-name="Command_20_Heading">all_inputs</text:span><text:alphabetical-index-mark-end text:id="IMark17943761120"/></text:p>
          </table:table-cell>
          <table:table-cell table:style-name="Table4.A1" office:value-type="string">
            <text:p text:style-name="P248">[-no_clocks]</text:p>
          </table:table-cell>
        </table:table-row>
        <table:table-row table:style-name="Table4.1">
          <table:table-cell table:style-name="Table4.A2" office:value-type="string">
            <text:p text:style-name="P248">-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7943761120"/><text:span text:style-name="Command_20_Heading">all_outputs</text:span><text:alphabetical-index-mark-end text:id="IMark17943761120"/></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7943761120"/><text:span text:style-name="Command_20_Heading">all_registers</text:span><text:alphabetical-index-mark-end text:id="IMark17943761120"/></text:p>
          </table:table-cell>
          <table:table-cell table:style-name="Table6.A1" office:value-type="string">
            <text:p text:style-name="P11">[-clock <text:span text:style-name="Command_20_Argument">clock_names</text:span>]<text:line-break/>[-cells <text:span text:style-name="T176">| </text:span>-data_pins <text:span text:style-name="T176">| </text:span>-clock_pins <text:span text:style-name="T176">| </text:span>-async_pins<text:line-break/> <text:span text:style-name="T176">|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6">-‑</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7943761120"/><text:span text:style-name="Command_20_Heading">check_setup</text:span><text:alphabetical-index-mark-end text:id="IMark1794376112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2">check_setup</text:span> command performs sanity checks on the design. Individual checks can be performed with the keywords. If no check keywords are specified all checks are performed. <text:span text:style-name="T274">Checks that fail are reported as warnings. If no checks fail nothing is reported. </text:span><text:span text:style-name="T27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7038721184"/><text:span text:style-name="Command_20_Heading">connect_pin</text:span><text:alphabetical-index-mark-end text:id="IMark17038721184"/></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0">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7038721184"/><text:span text:style-name="Command_20_Heading">create_generated_clock</text:span><text:alphabetical-index-mark-end text:id="IMark1703872118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3">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8"><text:span text:style-name="Command"><text:span text:style-name="T43">-master_clock </text:span></text:span>master_clock</text:p>
          </table:table-cell>
          <table:table-cell table:style-name="Table14.A2" office:value-type="string">
            <text:p text:style-name="P166"><text:span text:style-name="Default_20_Paragraph_20_Font"><text:span text:style-name="T173">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3">.</text:span></text:span></text:p>
          </table:table-cell>
        </table:table-row>
        <table:table-row table:style-name="Table14.1">
          <table:table-cell table:style-name="Table14.A2" office:value-type="string">
            <text:p text:style-name="P79"><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9"><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9"><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9"><text:span text:style-name="Command"><text:span text:style-name="T43">-edges </text:span></text:span>edge_list</text:p>
          </table:table-cell>
          <table:table-cell table:style-name="Table14.A2" office:value-type="string">
            <text:p text:style-name="P107"><text:span text:style-name="Default_20_Paragraph_20_Font"><text:span text:style-name="T47">List of master clock edges to use in the generated clock. Edges are numbered from 1. </text:span></text:span><text:span text:style-name="Command_20_Argument"><text:span text:style-name="T177">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9"><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3">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4">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6">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7039044912"/><text:span text:style-name="Command_20_Heading">create_voltage_area</text:span><text:alphabetical-index-mark-end text:id="IMark17039044912"/></text:p>
          </table:table-cell>
          <table:table-cell table:style-name="Table15.A1" office:value-type="string">
            <text:p text:style-name="P5"><text:span text:style-name="Command"><text:span text:style-name="T93">[-name </text:span></text:span><text:span text:style-name="Command"><text:span text:style-name="T3">name</text:span></text:span><text:span text:style-name="Command"><text:span text:style-name="T93">]<text:line-break/>[-coordinate </text:span></text:span><text:span text:style-name="Command"><text:span text:style-name="T3">coordinates</text:span></text:span><text:span text:style-name="Command"><text:span text:style-name="T93">]<text:line-break/>[-guard_band_x </text:span></text:span><text:span text:style-name="Command"><text:span text:style-name="T3">guard_x</text:span></text:span><text:span text:style-name="Command"><text:span text:style-name="T93">]<text:line-break/>[-guard_band_y </text:span></text:span><text:span text:style-name="Command"><text:span text:style-name="T3">guard_y</text:span></text:span><text:span text:style-name="Command"><text:span text:style-name="T9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7039044912"/><text:span text:style-name="Command_20_Heading">current_design</text:span><text:alphabetical-index-mark-end text:id="IMark17039044912"/></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7038472848"/><text:span text:style-name="Command_20_Heading">current_instance</text:span><text:alphabetical-index-mark-end text:id="IMark17038472848"/></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0">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7039026160"/><text:span text:style-name="Command_20_Heading">define_corners</text:span><text:alphabetical-index-mark-end text:id="IMark17039026160"/></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0">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2">define_corners</text:span> command to define the names of multiple process/temperature/voltage corners. The <text:span text:style-name="T102">define_corners</text:span> command must follow <text:span text:style-name="T102">set_operating_conditions -analysis_type </text:span><text:span text:style-name="T110">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7038472848"/><text:span text:style-name="Command_20_Heading">delete_clock</text:span><text:alphabetical-index-mark-end text:id="IMark17038472848"/></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7039036784"/><text:span text:style-name="Command_20_Heading">delete_from_list</text:span><text:alphabetical-index-mark-end text:id="IMark1703903678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1">A list of objects.</text:p>
          </table:table-cell>
        </table:table-row>
        <table:table-row table:style-name="Table151.1">
          <table:table-cell table:style-name="Table151.A2" office:value-type="string">
            <text:p text:style-name="P100">objects</text:p>
          </table:table-cell>
          <table:table-cell table:style-name="Table151.A2" office:value-type="string">
            <text:p text:style-name="P10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7038670528"/><text:span text:style-name="Command_20_Heading">delete_generated_clock</text:span><text:alphabetical-index-mark-end text:id="IMark17038670528"/></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7038721184"/><text:span text:style-name="Command_20_Heading">delete_instance</text:span><text:alphabetical-index-mark-end text:id="IMark1703872118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80">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7038670528"/><text:span text:style-name="Command_20_Heading">delete_net</text:span><text:alphabetical-index-mark-end text:id="IMark17038670528"/></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8"><text:span text:style-name="Default_20_Paragraph_20_Font">Net to delete.</text:span></text:p>
          </table:table-cell>
        </table:table-row>
      </table:table>
      <text:p text:style-name="Body_20_first">The network editing command <text:span text:style-name="T102">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7039044912"/><text:span text:style-name="Command_20_Heading">disconnect_pin</text:span><text:alphabetical-index-mark-end text:id="IMark17039044912"/></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100">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8">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0">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7039044912"/><text:span text:style-name="Command_20_Heading">elapsed_run_time</text:span><text:alphabetical-index-mark-end text:id="IMark17039044912"/></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7038670528"/><text:span text:style-name="Command_20_Heading">find_timing_paths</text:span><text:alphabetical-index-mark-end text:id="IMark1703867052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5">|</text:span>-rise_through <text:span text:style-name="T2">through_list</text:span><text:line-break/><text:span text:style-name="T195">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80"><text:span text:style-name="T43">-from </text:span>from_list</text:p>
          </table:table-cell>
          <table:table-cell table:style-name="Table69.A2" office:value-type="string">
            <text:p text:style-name="Example"><text:span text:style-name="Default_20_Paragraph_20_Font"><text:span text:style-name="T183">Return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2"><text:span text:style-name="T43">-</text:span><text:span text:style-name="T49">rise_</text:span><text:span text:style-name="T43">from </text:span>from_list</text:p>
          </table:table-cell>
          <table:table-cell table:style-name="Table69.A2" office:value-type="string">
            <text:p text:style-name="P169"><text:span text:style-name="Default_20_Paragraph_20_Font"><text:span text:style-name="T183">Return 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2"><text:span text:style-name="T43">-</text:span><text:span text:style-name="T49">fall_</text:span><text:span text:style-name="T43">from </text:span>from_list</text:p>
          </table:table-cell>
          <table:table-cell table:style-name="Table69.A2" office:value-type="string">
            <text:p text:style-name="P169"><text:span text:style-name="Default_20_Paragraph_20_Font"><text:span text:style-name="T183">Return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1"><text:span text:style-name="T43">-through </text:span>through_list</text:p>
          </table:table-cell>
          <table:table-cell table:style-name="Table69.A2" office:value-type="string">
            <text:p text:style-name="P169"><text:span text:style-name="Default_20_Paragraph_20_Font"><text:span text:style-name="T183">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1"><text:span text:style-name="T43">-</text:span><text:span text:style-name="T54">rise_</text:span><text:span text:style-name="T43">through </text:span>through_list</text:p>
          </table:table-cell>
          <table:table-cell table:style-name="Table69.A2" office:value-type="string">
            <text:p text:style-name="P169"><text:span text:style-name="Default_20_Paragraph_20_Font"><text:span text:style-name="T183">Return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69.1">
          <table:table-cell table:style-name="Table69.A2" office:value-type="string">
            <text:p text:style-name="P81"><text:span text:style-name="T43">-</text:span><text:span text:style-name="T54">fall_</text:span><text:span text:style-name="T43">through </text:span>through_list</text:p>
          </table:table-cell>
          <table:table-cell table:style-name="Table69.A2" office:value-type="string">
            <text:p text:style-name="P169"><text:span text:style-name="Default_20_Paragraph_20_Font"><text:span text:style-name="T183">Return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69.1">
          <table:table-cell table:style-name="Table69.A2" office:value-type="string">
            <text:p text:style-name="P78"><text:span text:style-name="T43">-</text:span><text:span text:style-name="T48">to </text:span>to_list</text:p>
          </table:table-cell>
          <table:table-cell table:style-name="Table69.A2" office:value-type="string">
            <text:p text:style-name="Example"><text:span text:style-name="Default_20_Paragraph_20_Font"><text:span text:style-name="T18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8"><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4">Return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69.1">
          <table:table-cell table:style-name="Table69.A2" office:value-type="string">
            <text:p text:style-name="P78"><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4">Return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69.1">
          <table:table-cell table:style-name="Table69.A2" office:value-type="string">
            <text:p text:style-name="P133">-unconstrained</text:p>
          </table:table-cell>
          <table:table-cell table:style-name="Table69.A2" office:value-type="string">
            <text:p text:style-name="P231"><text:span text:style-name="Default_20_Paragraph_20_Font"><text:span text:style-name="T272">R</text:span></text:span><text:span text:style-name="Default_20_Paragraph_20_Font">eport unconstrained paths </text:span><text:span text:style-name="Default_20_Paragraph_20_Font"><text:span text:style-name="T273">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1"><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4">r</text:span></text:span><text:span text:style-name="Default_20_Paragraph_20_Font">eturn in each path group.</text:span></text:p>
          </table:table-cell>
        </table:table-row>
        <table:table-row table:style-name="Table69.1">
          <table:table-cell table:style-name="Table69.A2" office:value-type="string">
            <text:p text:style-name="P81"><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4">r</text:span></text:span><text:span text:style-name="Default_20_Paragraph_20_Font">eturn for each endpoint.</text:span></text:p>
          </table:table-cell>
        </table:table-row>
        <table:table-row table:style-name="Table69.1">
          <table:table-cell table:style-name="Table69.A2" office:value-type="string">
            <text:p text:style-name="P133">‑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2"><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3"><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5">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3"><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5">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5">within </text:span></text:span><text:span text:style-name="Default_20_Paragraph_20_Font">path group</text:span><text:span text:style-name="Default_20_Paragraph_20_Font"><text:span text:style-name="T185">s</text:span></text:span><text:span text:style-name="Default_20_Paragraph_20_Font">.</text:span></text:p>
          </table:table-cell>
        </table:table-row>
        <table:table-row table:style-name="Table69.1">
          <table:table-cell table:style-name="Table69.A2" office:value-type="string">
            <text:p text:style-name="P83"><text:span text:style-name="T43">-path_group </text:span>group<text:span text:style-name="T184">s</text:span></text:p>
          </table:table-cell>
          <table:table-cell table:style-name="Table69.A2" office:value-type="string">
            <text:p text:style-name="Example"><text:span text:style-name="Default_20_Paragraph_20_Font"><text:span text:style-name="T184">Return paths in path groups. P</text:span></text:span><text:span text:style-name="Default_20_Paragraph_20_Font">ath</text:span><text:span text:style-name="Default_20_Paragraph_20_Font"><text:span text:style-name="T184">s in all</text:span></text:span><text:span text:style-name="Default_20_Paragraph_20_Font"> groups are </text:span><text:span text:style-name="Default_20_Paragraph_20_Font"><text:span text:style-name="T184">r</text:span></text:span><text:span text:style-name="Default_20_Paragraph_20_Font">eturned if this option is not specified.</text:span></text:p>
          </table:table-cell>
        </table:table-row>
      </table:table>
      <text:p text:style-name="Body_20_first">The <text:span text:style-name="T102">find_timing_paths</text:span> command returns a list of path objects for scripting. Use the <text:span text:style-name="T102">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7039036784"/><text:span text:style-name="Command_20_Heading">get_cells</text:span><text:alphabetical-index-mark-end text:id="IMark17039036784"/></text:p>
          </table:table-cell>
          <table:table-cell table:style-name="Table21.A1" office:value-type="string">
            <text:p text:style-name="P5"><text:span text:style-name="Command">[-hierarchical]<text:line-break/>[-hsc </text:span><text:span text:style-name="Command_20_Argument"><text:span text:style-name="T9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3">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1.1">
          <table:table-cell table:style-name="Table21.A2" office:value-type="string">
            <text:p text:style-name="P170">-regexp</text:p>
          </table:table-cell>
          <table:table-cell table:style-name="Table21.A2" office:value-type="string">
            <text:p text:style-name="P13"><text:span text:style-name="Default_20_Paragraph_20_Font"><text:span text:style-name="T186">Use regular expression matching instead of <text:s/>glob pattern matching.</text:span></text:span></text:p>
          </table:table-cell>
        </table:table-row>
        <table:table-row table:style-name="Table21.1">
          <table:table-cell table:style-name="Table21.A2" office:value-type="string">
            <text:p text:style-name="P170">-nocase</text:p>
          </table:table-cell>
          <table:table-cell table:style-name="Table21.A2"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70">-quiet</text:p>
          </table:table-cell>
          <table:table-cell table:style-name="Table21.A2" office:value-type="string">
            <text:p text:style-name="P170"><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7039198448"/><text:span text:style-name="Command_20_Heading">get_clocks</text:span><text:alphabetical-index-mark-end text:id="IMark17039198448"/></text:p>
          </table:table-cell>
          <table:table-cell table:style-name="Table22.A1" office:value-type="string">
            <text:p text:style-name="P250"><text:span text:style-name="Command">[-regexp]<text:line-break/>[-nocase]<text:line-break/>[-filter </text:span><text:span text:style-name="Command"><text:span text:style-name="T2">expr</text:span></text:span><text:span text:style-name="Command">]</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170">-regexp</text:p>
          </table:table-cell>
          <table:table-cell table:style-name="Table22.A2" office:value-type="string">
            <text:p text:style-name="P13"><text:span text:style-name="Default_20_Paragraph_20_Font"><text:span text:style-name="T186">Use regular expression matching instead of <text:s/>glob pattern matching.</text:span></text:span></text:p>
          </table:table-cell>
        </table:table-row>
        <table:table-row table:style-name="Table22.1">
          <table:table-cell table:style-name="Table22.A2" office:value-type="string">
            <text:p text:style-name="P170">-nocase</text:p>
          </table:table-cell>
          <table:table-cell table:style-name="Table22.A2"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text:span text:style-name="Command"><text:span text:style-name="T43">-filter </text:span></text:span><text:span text:style-name="Command"><text:span text:style-name="T2">expr</text:span></text:span></text:p>
          </table:table-cell>
          <table:table-cell table:style-name="Table22.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2.1">
          <table:table-cell table:style-name="Table22.A2" office:value-type="string">
            <text:p text:style-name="P170">-quiet</text:p>
          </table:table-cell>
          <table:table-cell table:style-name="Table22.A2" office:value-type="string">
            <text:p text:style-name="P170"><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alphabetical-index-mark-start text:id="IMark17038670528"/><text:span text:style-name="Command_20_Heading">get_fanin</text:span><text:alphabetical-index-mark-end text:id="IMark1703867052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7">timing</text:span></text:p>
          </table:table-cell>
          <table:table-cell table:style-name="Table35.A2" office:value-type="string">
            <text:p text:style-name="P172"><text:span text:style-name="Default_20_Paragraph_20_Font"><text:span text:style-name="T187">Only trace through timing arcs that are not disabled.</text:span></text:span></text:p>
          </table:table-cell>
        </table:table-row>
        <table:table-row table:style-name="Table35.8">
          <table:table-cell table:style-name="Table35.A2" office:value-type="string">
            <text:p text:style-name="P14">-trace_arcs <text:span text:style-name="T187">enabled</text:span></text:p>
          </table:table-cell>
          <table:table-cell table:style-name="Table35.A2" office:value-type="string">
            <text:p text:style-name="P171"><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7">all</text:span></text:p>
          </table:table-cell>
          <table:table-cell table:style-name="Table35.A2" office:value-type="string">
            <text:p text:style-name="P171"><text:span text:style-name="Default_20_Paragraph_20_Font">Trace through all arcs, including disabled ones.</text:span></text:p>
          </table:table-cell>
        </table:table-row>
      </table:table>
      <text:p text:style-name="Body_20_first">The <text:span text:style-name="T102">get</text:span><text:span text:style-name="Command"><text:span text:style-name="T102">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7039198448"/><text:span text:style-name="Command_20_Heading">get_fanout</text:span><text:alphabetical-index-mark-end text:id="IMark17039198448"/></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7">timing</text:span></text:p>
          </table:table-cell>
          <table:table-cell table:style-name="Table37.A2" office:value-type="string">
            <text:p text:style-name="P172"><text:span text:style-name="Default_20_Paragraph_20_Font"><text:span text:style-name="T187">Only trace through timing arcs that are not disabled.</text:span></text:span></text:p>
          </table:table-cell>
        </table:table-row>
        <table:table-row table:style-name="Table37.1">
          <table:table-cell table:style-name="Table37.A2" office:value-type="string">
            <text:p text:style-name="P14">-trace_arcs <text:span text:style-name="T187">enabled</text:span></text:p>
          </table:table-cell>
          <table:table-cell table:style-name="Table37.A2" office:value-type="string">
            <text:p text:style-name="P171"><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7">all</text:span></text:p>
          </table:table-cell>
          <table:table-cell table:style-name="Table37.A2" office:value-type="string">
            <text:p text:style-name="P171"><text:span text:style-name="Default_20_Paragraph_20_Font">Trace through all arcs, including disabled ones.</text:span></text:p>
          </table:table-cell>
        </table:table-row>
      </table:table>
      <text:p text:style-name="Body_20_first">The <text:span text:style-name="T102">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7039036784"/><text:span text:style-name="Command_20_Heading">get_full_name</text:span><text:alphabetical-index-mark-end text:id="IMark17039036784"/></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5">A library, cell, port, instance, pin or timing arc object.</text:p>
          </table:table-cell>
        </table:table-row>
      </table:table>
      <text:p text:style-name="P174">Return the name of <text:span text:style-name="T105">object</text:span>. Equivalent to <text:span text:style-name="T102">[get_property </text:span><text:span text:style-name="T105">object</text:span><text:span text:style-name="T102">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250"><text:span text:style-name="Command">[-of_objects </text:span><text:span text:style-name="Command_20_Argument"><text:span text:style-name="T93">objects</text:span></text:span><text:span text:style-name="Command">]<text:line-break/>[-hsc </text:span><text:span text:style-name="Command_20_Argument"><text:span text:style-name="T93">separator</text:span></text:span><text:span text:style-name="Command">]<text:line-break/>[-filter </text:span><text:span text:style-name="Command"><text:span text:style-name="T2">expr</text:span></text:span><text:span text:style-name="Command">]</text:span><text:span text:style-name="Command"><text:line-break/>[-regexp]<text:line-break/>[-nocase]<text:line-break/>[-quiet]</text:span><text:span text:style-name="Command_20_Argument"><text:line-break/>pattern</text:span><text:span text:style-name="Command_20_Argument"><text:span text:style-name="T189">s</text:span></text:span></text:p>
          </table:table-cell>
        </table:table-row>
        <table:table-row table:style-name="Table23.1">
          <table:table-cell table:style-name="Table23.A1" office:value-type="string">
            <text:p text:style-name="P15"><text:span text:style-name="Command"><text:span text:style-name="T93">-of_objects </text:span></text:span><text:span text:style-name="Command_20_Argument"><text:span text:style-name="T93">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9">s</text:spa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3.1">
          <table:table-cell table:style-name="Table23.A3" office:value-type="string">
            <text:p text:style-name="P13"><text:span text:style-name="Command"><text:span text:style-name="T43">-filter </text:span></text:span><text:span text:style-name="Command"><text:span text:style-name="T2">expr</text:span></text:span></text:p>
          </table:table-cell>
          <table:table-cell table:style-name="Table23.A3"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3.1">
          <table:table-cell table:style-name="Table23.A3" office:value-type="string">
            <text:p text:style-name="P170">-regexp</text:p>
          </table:table-cell>
          <table:table-cell table:style-name="Table23.A3" office:value-type="string">
            <text:p text:style-name="P13"><text:span text:style-name="Default_20_Paragraph_20_Font"><text:span text:style-name="T186">Use regular expression matching instead of <text:s/>glob pattern matching.</text:span></text:span></text:p>
          </table:table-cell>
        </table:table-row>
        <table:table-row table:style-name="Table23.1">
          <table:table-cell table:style-name="Table23.A3" office:value-type="string">
            <text:p text:style-name="P170">-nocase</text:p>
          </table:table-cell>
          <table:table-cell table:style-name="Table23.A3"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170">-quiet</text:p>
          </table:table-cell>
          <table:table-cell table:style-name="Table23.A3" office:value-type="string">
            <text:p text:style-name="P170"><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7317905472"/><text:span text:style-name="Command_20_Heading">get_lib_pins</text:span><text:alphabetical-index-mark-end text:id="IMark17317905472"/></text:p>
          </table:table-cell>
          <table:table-cell table:style-name="Table24.A1" office:value-type="string">
            <text:p text:style-name="P250"><text:span text:style-name="Command">[-hsc </text:span><text:span text:style-name="Command_20_Argument"><text:span text:style-name="T93">separator</text:span></text:span><text:span text:style-name="Command">]<text:line-break/>[-filter </text:span><text:span text:style-name="Command"><text:span text:style-name="T2">expr</text:span></text:span><text:span text:style-name="Command">]</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4.1">
          <table:table-cell table:style-name="Table24.A2" office:value-type="string">
            <text:p text:style-name="P13"><text:span text:style-name="Command"><text:span text:style-name="T43">-filter </text:span></text:span><text:span text:style-name="Command"><text:span text:style-name="T2">expr</text:span></text:span></text:p>
          </table:table-cell>
          <table:table-cell table:style-name="Table24.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4.1">
          <table:table-cell table:style-name="Table24.A2" office:value-type="string">
            <text:p text:style-name="P170">-regexp</text:p>
          </table:table-cell>
          <table:table-cell table:style-name="Table24.A2" office:value-type="string">
            <text:p text:style-name="P13"><text:span text:style-name="Default_20_Paragraph_20_Font"><text:span text:style-name="T186">Use regular expression matching instead of <text:s/>glob pattern matching.</text:span></text:span></text:p>
          </table:table-cell>
        </table:table-row>
        <table:table-row table:style-name="Table24.1">
          <table:table-cell table:style-name="Table24.A2" office:value-type="string">
            <text:p text:style-name="P170">-nocase</text:p>
          </table:table-cell>
          <table:table-cell table:style-name="Table24.A2"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70">-quiet</text:p>
          </table:table-cell>
          <table:table-cell table:style-name="Table24.A2" office:value-type="string">
            <text:p text:style-name="P170"><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7038576592"/><text:span text:style-name="Command_20_Heading">get_libs</text:span><text:alphabetical-index-mark-end text:id="IMark17038576592"/></text:p>
          </table:table-cell>
          <table:table-cell table:style-name="Table25.A1" office:value-type="string">
            <text:p text:style-name="P250"><text:span text:style-name="Command">[-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13"><text:span text:style-name="Command"><text:span text:style-name="T43">-filter </text:span></text:span><text:span text:style-name="Command"><text:span text:style-name="T2">expr</text:span></text:span></text:p>
          </table:table-cell>
          <table:table-cell table:style-name="Table25.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5.3">
          <table:table-cell table:style-name="Table25.A2" office:value-type="string">
            <text:p text:style-name="P170">-regexp</text:p>
          </table:table-cell>
          <table:table-cell table:style-name="Table25.A2" office:value-type="string">
            <text:p text:style-name="P13"><text:span text:style-name="Default_20_Paragraph_20_Font"><text:span text:style-name="T186">Use regular expression matching instead of <text:s/>glob pattern matching.</text:span></text:span></text:p>
          </table:table-cell>
        </table:table-row>
        <table:table-row table:style-name="Table25.4">
          <table:table-cell table:style-name="Table25.A2" office:value-type="string">
            <text:p text:style-name="P170">-nocase</text:p>
          </table:table-cell>
          <table:table-cell table:style-name="Table25.A2"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170">-quiet</text:p>
          </table:table-cell>
          <table:table-cell table:style-name="Table25.A2" office:value-type="string">
            <text:p text:style-name="P170"><text:span text:style-name="Default_20_Paragraph_20_Font">Do not warn if no matches are found.</text:span></text:p>
          </table:table-cell>
        </table:table-row>
        <table:table-row table:style-name="Table25.6">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7897881088"/><text:span text:style-name="Command_20_Heading">get_nets</text:span><text:alphabetical-index-mark-end text:id="IMark17897881088"/></text:p>
          </table:table-cell>
          <table:table-cell table:style-name="Table26.A1" office:value-type="string">
            <text:p text:style-name="P250"><text:span text:style-name="Command">[-hierarchical]<text:line-break/>[-hsc </text:span><text:span text:style-name="Command_20_Argument"><text:span text:style-name="T93">separator</text:span></text:span><text:span text:style-name="Command">]<text:line-break/></text:span><text:span text:style-name="Command"><text:span text:style-name="T293">[-filter </text:span></text:span><text:span text:style-name="Command"><text:span text:style-name="T15">expr</text:span></text:span><text:span text:style-name="Command"><text:span text:style-name="T87">]</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7">[</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6.1">
          <table:table-cell table:style-name="Table26.A2" office:value-type="string">
            <text:p text:style-name="P13"><text:span text:style-name="Command"><text:span text:style-name="T43">-filter </text:span></text:span><text:span text:style-name="Command"><text:span text:style-name="T2">expr</text:span></text:span></text:p>
          </table:table-cell>
          <table:table-cell table:style-name="Table26.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6.1">
          <table:table-cell table:style-name="Table26.A2" office:value-type="string">
            <text:p text:style-name="P170">-regexp</text:p>
          </table:table-cell>
          <table:table-cell table:style-name="Table26.A2" office:value-type="string">
            <text:p text:style-name="P13"><text:span text:style-name="Default_20_Paragraph_20_Font"><text:span text:style-name="T186">Use regular expression matching instead of <text:s/>glob pattern matching.</text:span></text:span></text:p>
          </table:table-cell>
        </table:table-row>
        <table:table-row table:style-name="Table26.1">
          <table:table-cell table:style-name="Table26.A2" office:value-type="string">
            <text:p text:style-name="P170">-nocase</text:p>
          </table:table-cell>
          <table:table-cell table:style-name="Table26.A2"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70">-quiet</text:p>
          </table:table-cell>
          <table:table-cell table:style-name="Table26.A2" office:value-type="string">
            <text:p text:style-name="P170"><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7317905472"/><text:span text:style-name="Command_20_Heading">get_name</text:span><text:alphabetical-index-mark-end text:id="IMark17317905472"/></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5">object</text:span>. Equivalent to <text:span text:style-name="T102">[get_property </text:span><text:span text:style-name="T105">object</text:span><text:span text:style-name="T102">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7897881088"/><text:span text:style-name="Command_20_Heading">get_pins</text:span><text:alphabetical-index-mark-end text:id="IMark17897881088"/></text:p>
          </table:table-cell>
          <table:table-cell table:style-name="Table27.A1" office:value-type="string">
            <text:p text:style-name="P5"><text:span text:style-name="Command">[-hierarchical]<text:line-break/>[-hsc </text:span><text:span text:style-name="Command_20_Argument"><text:span text:style-name="T9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7.1">
          <table:table-cell table:style-name="Table27.A2" office:value-type="string">
            <text:p text:style-name="P170">-nocase</text:p>
          </table:table-cell>
          <table:table-cell table:style-name="Table27.A2"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70">-quiet</text:p>
          </table:table-cell>
          <table:table-cell table:style-name="Table27.A2" office:value-type="string">
            <text:p text:style-name="P170"><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90">net</text:span></text:span><text:span text:style-name="Default_20_Paragraph_20_Font"> or instance, a list of </text:span><text:span text:style-name="Default_20_Paragraph_20_Font"><text:span text:style-name="T190">nets</text:span></text:span><text:span text:style-name="Default_20_Paragraph_20_Font"> returned by </text:span><text:span text:style-name="Command">get_</text:span><text:span text:style-name="Command"><text:span text:style-name="T190">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1">A useful idiom to find the driver pin for a net is the following.</text:p>
      <text:p text:style-name="P162">get_pins -of_objects [get_net <text:span text:style-name="T3">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5"><text:alphabetical-index-mark-start text:id="IMark17898027600"/><text:span text:style-name="Command_20_Heading">get_ports</text:span><text:alphabetical-index-mark-end text:id="IMark17898027600"/></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8.1">
          <table:table-cell table:style-name="Table28.A2" office:value-type="string">
            <text:p text:style-name="P170">-regexp</text:p>
          </table:table-cell>
          <table:table-cell table:style-name="Table28.A2" office:value-type="string">
            <text:p text:style-name="P13"><text:span text:style-name="Default_20_Paragraph_20_Font"><text:span text:style-name="T186">Use regular expression matching instead of <text:s/>glob pattern matching.</text:span></text:span></text:p>
          </table:table-cell>
        </table:table-row>
        <table:table-row table:style-name="Table28.1">
          <table:table-cell table:style-name="Table28.A2" office:value-type="string">
            <text:p text:style-name="P170">-nocase</text:p>
          </table:table-cell>
          <table:table-cell table:style-name="Table28.A2" office:value-type="string">
            <text:p text:style-name="P170"><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70">-quiet</text:p>
          </table:table-cell>
          <table:table-cell table:style-name="Table28.A2" office:value-type="string">
            <text:p text:style-name="P170"><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91">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7898027600"/><text:span text:style-name="Command_20_Heading">get_property</text:span><text:alphabetical-index-mark-end text:id="IMark17898027600"/></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2">The type of </text:span></text:span><text:span text:style-name="Command_20_Argument"><text:span text:style-name="T192">object</text:span></text:span><text:span text:style-name="Default_20_Paragraph_20_Font"><text:span text:style-name="T192"> when it is specified as a name.</text:span></text:span><text:span text:style-name="Command"><text:span text:style-name="T192"><text:line-break/></text:span></text:span><text:span text:style-name="Command">cell|pin|net|port|clock|</text:span><text:span text:style-name="Command"><text:span text:style-name="T193">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2">returned by </text:span></text:span><text:span text:style-name="Command"><text:span text:style-name="T192">get_cells, get_pins, get_nets, get_ports, get_clocks, </text:span></text:span><text:span text:style-name="Command"><text:span text:style-name="T193">get_libs, get_lib_cells, get_lib_pins,</text:span></text:span><text:span text:style-name="Command"><text:span text:style-name="T192"> or get_timing_arcs</text:span></text:span><text:span text:style-name="Default_20_Paragraph_20_Font"><text:span text:style-name="T192">, </text:span></text:span><text:span text:style-name="Default_20_Paragraph_20_Font">or object name. ‑</text:span><text:span text:style-name="Command">object_type</text:span><text:span text:style-name="Default_20_Paragraph_20_Font"> is required if </text:span><text:span text:style-name="Command_20_Argument"><text:span text:style-name="T93">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3">cell (SDC lib_cell)</text:p>
      <text:p text:style-name="P140"><text:span text:style-name="T133">base_name<text:line-break/>filename<text:line-break/></text:span><text:soft-page-break/><text:span text:style-name="T133">full_name<text:line-break/>library<text:line-break/></text:span>name</text:p>
      <text:p text:style-name="P138">clock</text:p>
      <text:p text:style-name="P247"><text:span text:style-name="T139">full_name<text:line-break/></text:span>is_generated<text:line-break/><text:span text:style-name="T287">is_propagated<text:line-break/>is_virtual</text:span><text:line-break/>name<text:line-break/>period<text:line-break/>sources</text:p>
      <text:p text:style-name="P138">edge</text:p>
      <text:p text:style-name="P142">delay_max_fall<text:line-break/>delay_min_fall<text:line-break/>delay_max_rise<text:line-break/>delay_min_rise<text:line-break/><text:span text:style-name="T138">full_name<text:line-break/>from_pin<text:line-break/>sense<text:line-break/>to_pin</text:span></text:p>
      <text:p text:style-name="P139">instance (<text:span text:style-name="T136">SDC </text:span>cell)</text:p>
      <text:p text:style-name="P247"><text:span text:style-name="T136">cell<text:line-break/></text:span>full_name<text:line-break/><text:span text:style-name="T287">is_buffer<text:line-break/>is_clock_gate<text:line-break/>is_hierarchical<text:line-break/>is_inverter<text:line-break/>is_macro<text:line-break/>is_memory_cell</text:span><text:line-break/><text:span text:style-name="T136">liberty_cell</text:span><text:line-break/><text:span text:style-name="T136">name<text:line-break/>ref_name</text:span></text:p>
      <text:p text:style-name="P138">liberty_cell <text:span text:style-name="T204">(SDC lib_cell)</text:span></text:p>
      <text:p text:style-name="P140"><text:span text:style-name="T133">area<text:line-break/></text:span>base_name<text:line-break/><text:span text:style-name="T133">dont_use</text:span><text:line-break/><text:span text:style-name="T132">filename</text:span><text:line-break/>full_name<text:line-break/><text:span text:style-name="T133">is_buffer<text:line-break/>is_inverter</text:span><text:line-break/><text:span text:style-name="T133">library</text:span><text:line-break/><text:span text:style-name="T133">name</text:span></text:p>
      <text:p text:style-name="P138">liberty_port <text:span text:style-name="T204">(SDC lib_pin)</text:span></text:p>
      <text:p text:style-name="P141"><text:span text:style-name="T134">capacitance<text:line-break/></text:span>direction<text:line-break/><text:soft-page-break/><text:span text:style-name="T134">drive_resistance<text:line-break/>drive_resistance_</text:span><text:span text:style-name="T224">max_fall</text:span><text:span text:style-name="T134"><text:line-break/>drive_resistance_</text:span><text:span text:style-name="T224">max_rise</text:span><text:span text:style-name="T134"><text:line-break/>drive_resistance_</text:span><text:span text:style-name="T224">min_fall</text:span><text:span text:style-name="T134"><text:line-break/>drive_resistance_</text:span><text:span text:style-name="T224">min_rise</text:span><text:line-break/>full_name<text:line-break/><text:span text:style-name="T135">intrinsic_delay<text:line-break/>intrinsic_delay_max_</text:span><text:span text:style-name="T224">fall</text:span><text:span text:style-name="T135"><text:line-break/>intrinsic_delay_</text:span><text:span text:style-name="T224">max_rise</text:span><text:span text:style-name="T135"><text:line-break/>intrinsic_delay_</text:span><text:span text:style-name="T224">min_fall</text:span><text:span text:style-name="T135"><text:line-break/>intrinsic_delay_</text:span><text:span text:style-name="T224">min_rise</text:span><text:line-break/><text:span text:style-name="T134">is_register_clock<text:line-break/>lib_cell</text:span><text:line-break/><text:span text:style-name="T134">name</text:span></text:p>
      <text:p text:style-name="P138">library</text:p>
      <text:p text:style-name="P185"><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3">full_name</text:span></text:p>
      <text:p text:style-name="P138">net</text:p>
      <text:p text:style-name="P140">full_name<text:line-break/><text:span text:style-name="T138">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8">pin</text:p>
      <text:p text:style-name="P194"><text:span text:style-name="T137">activity<text:line-break/></text:span><text:span text:style-name="T222">slew_max_</text:span><text:span text:style-name="T137">fall<text:line-break/></text:span><text:span text:style-name="T222">slew_max_rise</text:span><text:span text:style-name="T137"><text:line-break/></text:span><text:span text:style-name="T222">slew_min_fall<text:line-break/>slew_min_rise</text:span><text:line-break/>clocks<text:line-break/><text:span text:style-name="T269">clock_domains</text:span><text:line-break/>direction<text:line-break/>full_name<text:line-break/><text:span text:style-name="T287">is_hierarchical<text:line-break/>is_port</text:span><text:line-break/>is_register_clock<text:line-break/>lib_pin_name<text:line-break/><text:span text:style-name="T222">name</text:span><text:line-break/><text:span text:style-name="T222">slack_max<text:line-break/>slack_</text:span>max_fall<text:line-break/><text:span text:style-name="T222">slack_</text:span>max_rise<text:line-break/><text:soft-page-break/><text:span text:style-name="T222">slack_min<text:line-break/>slack_</text:span>min_fall<text:line-break/><text:span text:style-name="T222">slack_</text:span>min_rise</text:p>
      <text:p text:style-name="P138">port</text:p>
      <text:p text:style-name="P195"><text:span text:style-name="T133">activity<text:line-break/></text:span><text:span text:style-name="T222">slew_max_</text:span><text:span text:style-name="T137">fall<text:line-break/></text:span><text:span text:style-name="T222">slew_max_rise</text:span><text:span text:style-name="T137"><text:line-break/></text:span><text:span text:style-name="T222">slew_min_fall<text:line-break/>slew_min_rise</text:span><text:line-break/>direction<text:line-break/>full_name<text:line-break/><text:span text:style-name="T133">liberty_port<text:line-break/></text:span><text:span text:style-name="T223">name</text:span><text:span text:style-name="T133"><text:line-break/></text:span><text:span text:style-name="T222">slack_max<text:line-break/>slack_</text:span><text:span text:style-name="T133">max_fall<text:line-break/></text:span><text:span text:style-name="T222">slack_</text:span><text:span text:style-name="T133">max_rise<text:line-break/></text:span><text:span text:style-name="T222">slack_min<text:line-break/>slack_</text:span><text:span text:style-name="T133">min_fall<text:line-break/></text:span><text:span text:style-name="T222">slack_</text:span><text:span text:style-name="T133">min_rise</text:span></text:p>
      <text:p text:style-name="P138">point (PathRef)</text:p>
      <text:p text:style-name="P143">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7898027600"/><text:span text:style-name="Command_20_Heading">get_timing_edges</text:span><text:alphabetical-index-mark-end text:id="IMark1789802760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1">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4">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4">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4">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
      <text:p text:style-name="Body_20_first">The <text:span text:style-name="Command">get_timing_edges</text:span> command returns a <text:span text:style-name="T194">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7897881088"/><text:span text:style-name="Command_20_Heading">group_path</text:span><text:alphabetical-index-mark-end text:id="IMark1789788108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2">[</text:span>-rise_through <text:span text:style-name="T2">through_list</text:span><text:span text:style-name="T48">]</text:span><text:line-break/><text:span text:style-name="T182">[</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8"><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0"><text:span text:style-name="T43">-from </text:span>from_list</text:p>
          </table:table-cell>
          <table:table-cell table:style-name="Table30.A2" office:value-type="string">
            <text:p text:style-name="Example"><text:span text:style-name="Default_20_Paragraph_20_Font"><text:span text:style-name="T195">Group</text:span></text:span><text:span text:style-name="Default_20_Paragraph_20_Font"><text:span text:style-name="T183">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2"><text:span text:style-name="T43">-</text:span><text:span text:style-name="T49">rise_</text:span><text:span text:style-name="T43">from </text:span>from_list</text:p>
          </table:table-cell>
          <table:table-cell table:style-name="Table30.A2" office:value-type="string">
            <text:p text:style-name="P169"><text:span text:style-name="Default_20_Paragraph_20_Font"><text:span text:style-name="T195">Group </text:span></text:span><text:span text:style-name="Default_20_Paragraph_20_Font"><text:span text:style-name="T183"><text:s/>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2"><text:span text:style-name="T43">-</text:span><text:span text:style-name="T49">fall_</text:span><text:span text:style-name="T43">from </text:span>from_list</text:p>
          </table:table-cell>
          <table:table-cell table:style-name="Table30.A2" office:value-type="string">
            <text:p text:style-name="P169"><text:span text:style-name="Default_20_Paragraph_20_Font"><text:span text:style-name="T195">Group</text:span></text:span><text:span text:style-name="Default_20_Paragraph_20_Font"><text:span text:style-name="T183">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1"><text:span text:style-name="T43">-through </text:span>through_list</text:p>
          </table:table-cell>
          <table:table-cell table:style-name="Table30.A2" office:value-type="string">
            <text:p text:style-name="P169"><text:span text:style-name="Default_20_Paragraph_20_Font"><text:span text:style-name="T198">Group</text:span></text:span><text:span text:style-name="Default_20_Paragraph_20_Font"><text:span text:style-name="T183"> paths through a</text:span></text:span><text:span text:style-name="Default_20_Paragraph_20_Font"> list of instances, pins or nets.</text:span></text:p>
          </table:table-cell>
        </table:table-row>
        <table:table-row table:style-name="Table30.1">
          <table:table-cell table:style-name="Table30.A2" office:value-type="string">
            <text:p text:style-name="P81"><text:span text:style-name="T43">-</text:span><text:span text:style-name="T54">rise_</text:span><text:span text:style-name="T43">through </text:span>through_list</text:p>
          </table:table-cell>
          <table:table-cell table:style-name="Table30.A2" office:value-type="string">
            <text:p text:style-name="P169"><text:span text:style-name="Default_20_Paragraph_20_Font"><text:span text:style-name="T198">Group</text:span></text:span><text:span text:style-name="Default_20_Paragraph_20_Font"><text:span text:style-name="T183">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30.1">
          <table:table-cell table:style-name="Table30.A2" office:value-type="string">
            <text:p text:style-name="P81"><text:span text:style-name="T43">-</text:span><text:span text:style-name="T54">fall_</text:span><text:span text:style-name="T43">through </text:span>through_list</text:p>
          </table:table-cell>
          <table:table-cell table:style-name="Table30.A2" office:value-type="string">
            <text:p text:style-name="P169"><text:span text:style-name="Default_20_Paragraph_20_Font"><text:span text:style-name="T198">Group</text:span></text:span><text:span text:style-name="Default_20_Paragraph_20_Font"><text:span text:style-name="T183">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30.1">
          <table:table-cell table:style-name="Table30.A2" office:value-type="string">
            <text:p text:style-name="P78"><text:span text:style-name="T43">-</text:span><text:span text:style-name="T48">to </text:span>to_list</text:p>
          </table:table-cell>
          <table:table-cell table:style-name="Table30.A2" office:value-type="string">
            <text:p text:style-name="P178"><text:span text:style-name="Default_20_Paragraph_20_Font"><text:span text:style-name="T198">Group</text:span></text:span><text:span text:style-name="Default_20_Paragraph_20_Font"><text:span text:style-name="T184"> paths to a</text:span></text:span><text:span text:style-name="Default_20_Paragraph_20_Font"> list of clocks, instances, ports or pins.</text:span></text:p>
          </table:table-cell>
        </table:table-row>
        <table:table-row table:style-name="Table30.1">
          <table:table-cell table:style-name="Table30.A2" office:value-type="string">
            <text:p text:style-name="P78"><text:span text:style-name="T43">-</text:span><text:span text:style-name="T54">rise_</text:span><text:span text:style-name="T48">to </text:span>to_list</text:p>
          </table:table-cell>
          <table:table-cell table:style-name="Table30.A2" office:value-type="string">
            <text:p text:style-name="P178"><text:span text:style-name="Default_20_Paragraph_20_Font"><text:span text:style-name="T198">Group</text:span></text:span><text:span text:style-name="Default_20_Paragraph_20_Font"><text:span text:style-name="T184">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30.1">
          <table:table-cell table:style-name="Table30.A2" office:value-type="string">
            <text:p text:style-name="P78"><text:span text:style-name="T43">-</text:span><text:span text:style-name="T54">fall_</text:span><text:span text:style-name="T48">to </text:span>to_list</text:p>
          </table:table-cell>
          <table:table-cell table:style-name="Table30.A2" office:value-type="string">
            <text:p text:style-name="P178"><text:span text:style-name="Default_20_Paragraph_20_Font"><text:span text:style-name="T198">Group</text:span></text:span><text:span text:style-name="Default_20_Paragraph_20_Font"><text:span text:style-name="T184">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6906396576"/><text:span text:style-name="Command_20_Heading">link_design</text:span><text:alphabetical-index-mark-end text:id="IMark16906396576"/></text:p>
          </table:table-cell>
          <table:table-cell table:style-name="Table33.A1" office:value-type="string">
            <text:p text:style-name="P5"><text:span text:style-name="Command"><text:span text:style-name="T288">[-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5"><text:span text:style-name="Command"><text:span text:style-name="T288">-no_black_boxes</text:span></text:span></text:p>
          </table:table-cell>
          <table:table-cell table:style-name="Table33.A2" office:value-type="string">
            <text:p text:style-name="P180"><text:span text:style-name="T290">Do not </text:span><text:span text:style-name="T289">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9"><text:span text:style-name="Default_20_Paragraph_20_Font">The top level module/cell name of the design hierarchy to link.</text:span></text:p>
          </table:table-cell>
        </table:table-row>
      </table:table>
      <text:p text:style-name="P176">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7053434560"/><text:span text:style-name="Command_20_Heading">make_instance</text:span><text:alphabetical-index-mark-end text:id="IMark17053434560"/></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7053434560"/><text:span text:style-name="Command_20_Heading">make_net</text:span><text:alphabetical-index-mark-end text:id="IMark17053434560"/></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7053466992"/><text:span text:style-name="Command_20_Heading">read_liberty</text:span><text:alphabetical-index-mark-end text:id="IMark17053466992"/></text:p>
          </table:table-cell>
          <table:table-cell table:style-name="Table36.A1" office:value-type="string">
            <text:p text:style-name="P67">[-corner <text:span text:style-name="T3">corner</text:span>]<text:line-break/>[-min]<text:line-break/>[-max]<text:line-break/>[-infer_latch<text:span text:style-name="T271">es</text:span>]<text:line-break/><text:span text:style-name="Command_20_Argument">filename</text:span></text:p>
          </table:table-cell>
        </table:table-row>
        <table:table-row table:style-name="Table36.1">
          <table:table-cell table:style-name="Table36.A2" office:value-type="string">
            <text:p text:style-name="P100"><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9">the </text:span></text:span><text:span text:style-name="Default_20_Paragraph_20_Font">library for process corner </text:span><text:span text:style-name="Command_20_Argument"><text:span text:style-name="T93">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ext:soft-page-break/>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30"><text:span text:style-name="T271">Some Liberty libraries do not include </text:span><text:span text:style-name="Example"><text:span text:style-name="T271">latch</text:span></text:span><text:span text:style-name="T271"> groups for cells that are describe transparent latches. In that situation the </text:span><text:span text:style-name="Example"><text:span text:style-name="T271">-infer_latches</text:span></text:span><text:span text:style-name="T271">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7053707248"/><text:span text:style-name="Command_20_Heading">read_</text:span><text:span text:style-name="Command_20_Heading"><text:span text:style-name="T168">power</text:span></text:span><text:span text:style-name="Command_20_Heading"><text:span text:style-name="T167">_activities</text:span></text:span><text:alphabetical-index-mark-end text:id="IMark17053707248"/></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1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7">VCD</text:span></text:span><text:span text:style-name="Default_20_Paragraph_20_Font"> file to read.</text:span></text:p>
          </table:table-cell>
        </table:table-row>
      </table:table>
      <text:p text:style-name="P209"><text:soft-page-break/><text:span text:style-name="T167">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7"> command reads a VCD (Value Change Dump) file from a Verilog simulat</text:span><text:span text:style-name="T202">ion</text:span><text:span text:style-name="T167"> and extracts pin activities and duty cycles for use in power estimation. </text:span><text:span text:style-name="T170">Files compressed with gzip are supported. </text:span><text:span text:style-name="T24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7053925552"/><text:span text:style-name="Command_20_Heading">read_sdc</text:span><text:alphabetical-index-mark-end text:id="IMark17053925552"/></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7053466992"/><text:span text:style-name="Command_20_Heading">read_sdf</text:span><text:alphabetical-index-mark-end text:id="IMark17053466992"/></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9">s</text:span> from a file. The min and max values in the SDF tuples are used to annotate the delays for <text:span text:style-name="T105">corner</text:span>. The typical values in the SDF tuples are ignored. If multiple corners are defined <text:span text:style-name="T102">-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6">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7053466992"/><text:span text:style-name="Command_20_Heading">read_spef</text:span><text:alphabetical-index-mark-end text:id="IMark17053466992"/></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3">[-keep_capacitive_coupling]<text:line-break/>[-coupling_reduction_factor </text:span><text:span text:style-name="T107">factor</text:span><text:span text:style-name="T103">]</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200">min</text:span></text:p>
          </table:table-cell>
          <table:table-cell table:style-name="Table146.A2" office:value-type="string">
            <text:p text:style-name="P181"><text:span text:style-name="Default_20_Paragraph_20_Font">Annotate parasitics for min delays.</text:span></text:p>
          </table:table-cell>
        </table:table-row>
        <table:table-row table:style-name="Table146.1">
          <table:table-cell table:style-name="Table146.A2" office:value-type="string">
            <text:p text:style-name="P5">-<text:span text:style-name="T200">max</text:span></text:p>
          </table:table-cell>
          <table:table-cell table:style-name="Table146.A2" office:value-type="string">
            <text:p text:style-name="P181"><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200">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200">Annotate parasitics for one</text:span></text:span><text:span text:style-name="Default_20_Paragraph_20_Font"> process corner.</text:span></text:p>
          </table:table-cell>
        </table:table-row>
        <table:table-row table:style-name="Table146.1">
          <table:table-cell table:style-name="Table146.A2" office:value-type="string">
            <text:p text:style-name="P124">‑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201">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2">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7044767840"/>SPEF<text:alphabetical-index-mark-end text:id="IMark17044767840"/> format. <text:span text:style-name="T164">Use the </text:span><text:span text:style-name="T165">‑</text:span><text:span text:style-name="T160">report_parasitic_annotation</text:span><text:span text:style-name="T164"> command to check for nets that are not annotated.</text:span></text:p>
      <text:p text:style-name="Body">Files compressed with gzip are automatically uncompressed.</text:p>
      <text:p text:style-name="P238">Separate parasitics can be annotated for <text:span text:style-name="T163">corners and </text:span>min and max paths using the <text:span text:style-name="T157">-</text:span><text:span text:style-name="T158">corner, </text:span><text:span text:style-name="Command">–min</text:span><text:span text:style-name="Command"><text:span text:style-name="T119"> and </text:span></text:span><text:span text:style-name="Command">-max</text:span> arguments. <text:span text:style-name="T284">To use the same parastiics for every corner and for min/max delay calculation read the SPEF without </text:span><text:span text:style-name="Command"><text:span text:style-name="T284">-corner</text:span></text:span><text:span text:style-name="T284">, </text:span><text:span text:style-name="Command"><text:span text:style-name="T284">-min</text:span></text:span><text:span text:style-name="T284">, and </text:span><text:span text:style-name="Command"><text:span text:style-name="T284">-max</text:span></text:span><text:span text:style-name="T284"> options. </text:span></text:p>
      <text:p text:style-name="Example_20__20_indented"><text:span text:style-name="Command">read_spef</text:span> <text:span text:style-name="Command_20_Argument"><text:span text:style-name="T284">spef1</text:span></text:span></text:p>
      <text:p text:style-name="P238"><text:span text:style-name="T284">To use separate parastics for min/max delay, use the </text:span><text:span text:style-name="Command"><text:span text:style-name="T284">-min</text:span></text:span><text:span text:style-name="T284">, and </text:span><text:span text:style-name="Command"><text:span text:style-name="T284">-max</text:span></text:span><text:span text:style-name="T284"> options for each SPEF file.</text:span></text:p>
      <text:p text:style-name="P240"><text:span text:style-name="Command">read_spef</text:span> <text:span text:style-name="Command"><text:span text:style-name="T284">-min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max </text:span></text:span><text:span text:style-name="Command_20_Argument"><text:span text:style-name="T284">spef2</text:span></text:span></text:p>
      <text:p text:style-name="P239"><text:soft-page-break/><text:span text:style-name="T284">To use separate parastics for each corner, use the </text:span><text:span text:style-name="Command"><text:span text:style-name="T284">-corner</text:span></text:span><text:span text:style-name="T284"> option for each SPEF file.</text:span></text:p>
      <text:p text:style-name="P240"><text:span text:style-name="Command">read_spef</text:span> <text:span text:style-name="Command"><text:span text:style-name="T284">-corner ss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corner tt spef2</text:span></text:span><text:span text:style-name="Command_20_Argument"><text:span text:style-name="T284"><text:line-break/></text:span></text:span><text:span text:style-name="Command"><text:span text:style-name="T284">read_spef</text:span></text:span><text:span text:style-name="Command_20_Argument"><text:span text:style-name="T284"> </text:span></text:span><text:span text:style-name="Command"><text:span text:style-name="T284">-corner ff </text:span></text:span><text:span text:style-name="Command_20_Argument"><text:span text:style-name="T284">spef3</text:span></text:span></text:p>
      <text:p text:style-name="P238"><text:span text:style-name="T284">To use separate parastics for each corner and separate min/max delay calculation, use the </text:span><text:span text:style-name="Command"><text:span text:style-name="T284">-corner</text:span></text:span><text:span text:style-name="T284"> option along with the </text:span><text:span text:style-name="Command"><text:span text:style-name="T284">-min</text:span></text:span><text:span text:style-name="T284">, and </text:span><text:span text:style-name="Command"><text:span text:style-name="T284">-max</text:span></text:span><text:span text:style-name="T284"> options.</text:span></text:p>
      <text:p text:style-name="P240"><text:span text:style-name="Command">read_spef</text:span> <text:span text:style-name="Command"><text:span text:style-name="T284">-corner ss -min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corner ss -max spef2</text:span></text:span><text:span text:style-name="Command_20_Argument"><text:span text:style-name="T284"><text:line-break/></text:span></text:span><text:span text:style-name="Command"><text:span text:style-name="T284">read_spef</text:span></text:span><text:span text:style-name="Command_20_Argument"><text:span text:style-name="T284"> </text:span></text:span><text:span text:style-name="Command"><text:span text:style-name="T284">-corner ff -min spef</text:span></text:span><text:span text:style-name="Command_20_Argument"><text:span text:style-name="T284">3<text:line-break/></text:span></text:span><text:span text:style-name="Command"><text:span text:style-name="T284">read_spef</text:span></text:span><text:span text:style-name="Command_20_Argument"><text:span text:style-name="T284"> </text:span></text:span><text:span text:style-name="Command"><text:span text:style-name="T284">-corner ff -max spef</text:span></text:span><text:span text:style-name="Command_20_Argument"><text:span text:style-name="T284">4</text:span></text:span></text:p>
      <text:p text:style-name="P238">With the <text:span text:style-name="Command">-reduce</text:span> <text:span text:style-name="T283">option</text:span>, the current delay calculator reduces the parastic network to the appropriate type and deletes the parasitic network. <text:span text:style-name="T282">This </text:span>substantially reduc<text:span text:style-name="T282">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6">If the SPEF file contains triplet values the first value is used.</text:p>
      <text:p text:style-name="P157">Parasitic networks (DSPEF) can be annotated on hierarchical block<text:span text:style-name="T164">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7898621968"/><text:span text:style-name="Command_20_Heading">read_verilog</text:span><text:alphabetical-index-mark-end text:id="IMark1789862196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6906396576"/>verilog netlist<text:alphabetical-index-mark-end text:id="IMark16906396576"/>. After all verilog netlist and Liberty libraries are read the design must be linked with the <text:span text:style-name="Command">link_design</text:span> command.</text:p>
      <text:p text:style-name="Body">Verilog 2001 module port declaratation<text:span text:style-name="T202">s are </text:span>support<text:span text:style-name="T202">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7898621968"/><text:span text:style-name="Command_20_Heading">replace_cell</text:span><text:alphabetical-index-mark-end text:id="IMark1789862196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7898211424"/><text:span text:style-name="Command_20_Heading">report_annotated_check</text:span><text:alphabetical-index-mark-end text:id="IMark17898211424"/></text:p>
          </table:table-cell>
          <table:table-cell table:style-name="Table55.A1" office:value-type="string">
            <text:p text:style-name="P13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3">-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3">-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3">-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3">-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3">-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3">-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3">-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3">-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9">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6906396576"/><text:span text:style-name="Command_20_Heading">report_annotated_delay</text:span><text:alphabetical-index-mark-end text:id="IMark16906396576"/></text:p>
          </table:table-cell>
          <table:table-cell table:style-name="Table56.A1" office:value-type="string">
            <text:p text:style-name="P131"><text:span text:style-name="T103">[-cell]<text:line-break/>[-net]<text:line-break/>[-from_in_ports]<text:line-break/>[-to_out_ports]</text:span><text:span text:style-name="T94"><text:line-break/></text:span><text:span text:style-name="Command">[-max_line</text:span><text:span text:style-name="Command"><text:span text:style-name="T255">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3">-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3">-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3">-</text:span></text:span><text:span text:style-name="Command"><text:span text:style-name="T129">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3">-</text:span></text:span><text:span text:style-name="Command"><text:span text:style-name="T129">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9">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7317905472"/><text:span text:style-name="Command_20_Heading">report_checks</text:span><text:alphabetical-index-mark-end text:id="IMark17317905472"/></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80"><text:span text:style-name="T43">-from </text:span>from_list</text:p>
          </table:table-cell>
          <table:table-cell table:style-name="Table52.A2" office:value-type="string">
            <text:p text:style-name="Example"><text:span text:style-name="Default_20_Paragraph_20_Font"><text:span text:style-name="T195">Report</text:span></text:span><text:span text:style-name="Default_20_Paragraph_20_Font"><text:span text:style-name="T183">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2"><text:span text:style-name="T43">-</text:span><text:span text:style-name="T49">rise_</text:span><text:span text:style-name="T43">from </text:span>from_list</text:p>
          </table:table-cell>
          <table:table-cell table:style-name="Table52.A2" office:value-type="string">
            <text:p text:style-name="P169"><text:span text:style-name="Default_20_Paragraph_20_Font"><text:span text:style-name="T195">Report </text:span></text:span><text:span text:style-name="Default_20_Paragraph_20_Font"><text:span text:style-name="T183"><text:s/>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2"><text:span text:style-name="T43">-</text:span><text:span text:style-name="T49">fall_</text:span><text:span text:style-name="T43">from </text:span>from_list</text:p>
          </table:table-cell>
          <table:table-cell table:style-name="Table52.A2" office:value-type="string">
            <text:p text:style-name="P169"><text:span text:style-name="Default_20_Paragraph_20_Font"><text:span text:style-name="T195">Report</text:span></text:span><text:span text:style-name="Default_20_Paragraph_20_Font"><text:span text:style-name="T183">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1"><text:span text:style-name="T43">-through </text:span>through_list</text:p>
          </table:table-cell>
          <table:table-cell table:style-name="Table52.A2" office:value-type="string">
            <text:p text:style-name="P169"><text:span text:style-name="Default_20_Paragraph_20_Font"><text:span text:style-name="T198">Report</text:span></text:span><text:span text:style-name="Default_20_Paragraph_20_Font"><text:span text:style-name="T183"> paths through a</text:span></text:span><text:span text:style-name="Default_20_Paragraph_20_Font"> list of instances, pins or nets.</text:span></text:p>
          </table:table-cell>
        </table:table-row>
        <table:table-row table:style-name="Table52.1">
          <table:table-cell table:style-name="Table52.A2" office:value-type="string">
            <text:p text:style-name="P81"><text:span text:style-name="T43">-</text:span><text:span text:style-name="T54">rise_</text:span><text:span text:style-name="T43">through </text:span>through_list</text:p>
          </table:table-cell>
          <table:table-cell table:style-name="Table52.A2" office:value-type="string">
            <text:p text:style-name="P169"><text:span text:style-name="Default_20_Paragraph_20_Font"><text:span text:style-name="T198">Report</text:span></text:span><text:span text:style-name="Default_20_Paragraph_20_Font"><text:span text:style-name="T183">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52.1">
          <table:table-cell table:style-name="Table52.A2" office:value-type="string">
            <text:p text:style-name="P81"><text:span text:style-name="T43">-</text:span><text:span text:style-name="T54">fall_</text:span><text:span text:style-name="T43">through </text:span>through_list</text:p>
          </table:table-cell>
          <table:table-cell table:style-name="Table52.A2" office:value-type="string">
            <text:p text:style-name="P169"><text:span text:style-name="Default_20_Paragraph_20_Font"><text:span text:style-name="T198">Report</text:span></text:span><text:span text:style-name="Default_20_Paragraph_20_Font"><text:span text:style-name="T183">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8"><text:span text:style-name="T43">-</text:span><text:span text:style-name="T48">to </text:span>to_list</text:p>
          </table:table-cell>
          <table:table-cell table:style-name="Table52.A2" office:value-type="string">
            <text:p text:style-name="P178"><text:span text:style-name="Default_20_Paragraph_20_Font"><text:span text:style-name="T198">Report</text:span></text:span><text:span text:style-name="Default_20_Paragraph_20_Font"><text:span text:style-name="T184"> paths to a</text:span></text:span><text:span text:style-name="Default_20_Paragraph_20_Font"> list of clocks, instances, ports or pins.</text:span></text:p>
          </table:table-cell>
        </table:table-row>
        <table:table-row table:style-name="Table52.1">
          <table:table-cell table:style-name="Table52.A2" office:value-type="string">
            <text:p text:style-name="P78"><text:span text:style-name="T43">-</text:span><text:span text:style-name="T54">rise_</text:span><text:span text:style-name="T48">to </text:span>to_list</text:p>
          </table:table-cell>
          <table:table-cell table:style-name="Table52.A2" office:value-type="string">
            <text:p text:style-name="P178"><text:span text:style-name="Default_20_Paragraph_20_Font"><text:span text:style-name="T198">Report</text:span></text:span><text:span text:style-name="Default_20_Paragraph_20_Font"><text:span text:style-name="T184">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52.1">
          <table:table-cell table:style-name="Table52.A2" office:value-type="string">
            <text:p text:style-name="P78"><text:span text:style-name="T43">-</text:span><text:span text:style-name="T54">fall_</text:span><text:span text:style-name="T48">to </text:span>to_list</text:p>
          </table:table-cell>
          <table:table-cell table:style-name="Table52.A2" office:value-type="string">
            <text:p text:style-name="P178"><text:span text:style-name="Default_20_Paragraph_20_Font"><text:span text:style-name="T198">Report</text:span></text:span><text:span text:style-name="Default_20_Paragraph_20_Font"><text:span text:style-name="T184">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52.1">
          <table:table-cell table:style-name="Table52.A2" office:value-type="string">
            <text:p text:style-name="P133">-unconstrained</text:p>
          </table:table-cell>
          <table:table-cell table:style-name="Table52.A2" office:value-type="string">
            <text:p text:style-name="Example"><text:span text:style-name="Default_20_Paragraph_20_Font"><text:span text:style-name="T272">R</text:span></text:span><text:span text:style-name="Default_20_Paragraph_20_Font">eport unconstrained paths </text:span><text:span text:style-name="Default_20_Paragraph_20_Font"><text:span text:style-name="T273">also</text:span></text:span><text:span text:style-name="Default_20_Paragraph_20_Font">. </text:span><text:span text:style-name="Default_20_Paragraph_20_Font"><text:span text:style-name="T272">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4"><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4"><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3">‑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00"><text:span text:style-name="T43">-</text:span><text:span text:style-name="T58">corner </text:span>corner</text:p>
          </table:table-cell>
          <table:table-cell table:style-name="Table52.A2" office:value-type="string">
            <text:p text:style-name="P182"><text:span text:style-name="Default_20_Paragraph_20_Font"><text:span text:style-name="T208">R</text:span></text:span><text:span text:style-name="Default_20_Paragraph_20_Font">eport paths for </text:span><text:span text:style-name="Default_20_Paragraph_20_Font"><text:span text:style-name="T208">one</text:span></text:span><text:span text:style-name="Default_20_Paragraph_20_Font"> process corner. </text:span><text:span text:style-name="Default_20_Paragraph_20_Font"><text:span text:style-name="T205">The</text:span></text:span><text:span text:style-name="Default_20_Paragraph_20_Font"> default </text:span><text:span text:style-name="Default_20_Paragraph_20_Font"><text:span text:style-name="T205">is to report</text:span></text:span><text:span text:style-name="Default_20_Paragraph_20_Font"> paths </text:span><text:span text:style-name="Default_20_Paragraph_20_Font"><text:span text:style-name="T205">for</text:span></text:span><text:span text:style-name="Default_20_Paragraph_20_Font"> all process corners.</text:span></text:p>
          </table:table-cell>
        </table:table-row>
        <table:table-row table:style-name="Table52.1">
          <table:table-cell table:style-name="Table52.A2" office:value-type="string">
            <text:p text:style-name="P85"><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5"><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5"><text:span text:style-name="T43">-path_group </text:span>group<text:span text:style-name="T206">s</text:span></text:p>
          </table:table-cell>
          <table:table-cell table:style-name="Table52.A2" office:value-type="string">
            <text:p text:style-name="Example"><text:span text:style-name="Default_20_Paragraph_20_Font">List of path group</text:span><text:span text:style-name="Default_20_Paragraph_20_Font"><text:span text:style-name="T206">s</text:span></text:span><text:span text:style-name="Default_20_Paragraph_20_Font"> to report. </text:span><text:span text:style-name="Default_20_Paragraph_20_Font"><text:span text:style-name="T206">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100"><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100"><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7">The <text:span text:style-name="Command">report_checks</text:span> command reports paths in the design. <text:span text:style-name="T207">Paths are reported in groups by capture clock, unclocked path delays, gated clocks and unconstrained.</text:span></text:p>
      <text:p text:style-name="P177">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7317905472"/><text:span text:style-name="Command_20_Heading">report_check_types</text:span><text:alphabetical-index-mark-end text:id="IMark17317905472"/></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2">-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9">slack_only</text:span></text:p>
          </table:table-cell>
          <table:table-cell table:style-name="Table59.A2" office:value-type="string">
            <text:p text:style-name="P3"><text:span text:style-name="Default_20_Paragraph_20_Font"><text:span text:style-name="T209">R</text:span></text:span><text:span text:style-name="Default_20_Paragraph_20_Font">eport the minumum slack for each </text:span><text:span text:style-name="Default_20_Paragraph_20_Font"><text:span text:style-name="T209">timing </text:span></text:span><text:span text:style-name="Default_20_Paragraph_20_Font">check.</text:span></text:p>
          </table:table-cell>
        </table:table-row>
        <table:table-row table:style-name="Table59.1">
          <table:table-cell table:style-name="Table59.A2" office:value-type="string">
            <text:p text:style-name="P5">-format <text:span text:style-name="T209">end</text:span></text:p>
          </table:table-cell>
          <table:table-cell table:style-name="Table59.A2" office:value-type="string">
            <text:p text:style-name="Example"><text:span text:style-name="Default_20_Paragraph_20_Font"><text:span text:style-name="T209">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0"><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7898661264"/><text:alphabetical-index-mark-start text:id="IMark16893633728"/><text:span text:style-name="Command_20_Heading">report_clock_</text:span><text:span text:style-name="Command_20_Heading"><text:span text:style-name="T285">latency</text:span></text:span><text:alphabetical-index-mark-end text:id="IMark16893633728"/><text:alphabetical-index-mark-end text:id="IMark17898661264"/></text:p>
          </table:table-cell>
          <table:table-cell table:style-name="Table142.A1" office:value-type="string">
            <text:p text:style-name="P74">[-clock <text:span text:style-name="T3">clocks</text:span>]<text:line-break/><text:span text:style-name="T286">[</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8"><text:span text:style-name="T43">-clock </text:span><text:span text:style-name="T93">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6">-include_internal_latency</text:p>
          </table:table-cell>
          <table:table-cell table:style-name="Table142.A2" office:value-type="string">
            <text:p text:style-name="P246">Include internal clock latency from liberty min/max_clock_tree_path timing groups.</text:p>
          </table:table-cell>
        </table:table-row>
        <table:table-row table:style-name="Table142.1">
          <table:table-cell table:style-name="Table142.A2" office:value-type="string">
            <text:p text:style-name="P98"><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4"><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6906396576"/><text:span text:style-name="Command_20_Heading">report_clock_min_period</text:span><text:alphabetical-index-mark-end text:id="IMark16906396576"/></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3"><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3">clocks</text:span></text:span>. If the <text:span text:style-name="T102">-clocks</text:span> argument is not specified all clock<text:span text:style-name="T209">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6906396576"/><text:span text:style-name="Command_20_Heading">report_clock_properties</text:span><text:alphabetical-index-mark-end text:id="IMark1690639657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8">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7317905472"/><text:alphabetical-index-mark-start text:id="IMark17895028000"/><text:span text:style-name="Command_20_Heading">report_clock_skew</text:span><text:alphabetical-index-mark-end text:id="IMark17895028000"/><text:alphabetical-index-mark-end text:id="IMark17317905472"/></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6"><text:span text:style-name="T43">-clock </text:span><text:span text:style-name="T93">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6">-include_internal_latency</text:p>
          </table:table-cell>
          <table:table-cell table:style-name="Table157.A2" office:value-type="string">
            <text:p text:style-name="P246">Include internal clock latency from liberty min/max_clock_tree_path timing groups.</text:p>
          </table:table-cell>
        </table:table-row>
        <table:table-row table:style-name="Table157.1">
          <table:table-cell table:style-name="Table157.A2" office:value-type="string">
            <text:p text:style-name="P86"><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8">Report the maximum difference in clock arrival between <text:span text:style-name="T246">every</text:span> source and target register <text:span text:style-name="T247">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6906396576"/><text:span text:style-name="Command_20_Heading">report_dcalc</text:span><text:alphabetical-index-mark-end text:id="IMark1690639657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10">Report delay calculations for timing arcs from instance input pin </text:span></text:span><text:span text:style-name="Command_20_Argument"><text:span text:style-name="T210">from_pin</text:span></text:span><text:span text:style-name="Default_20_Paragraph_20_Font">.</text:span></text:p>
          </table:table-cell>
        </table:table-row>
        <table:table-row table:style-name="Table60.1">
          <table:table-cell table:style-name="Table60.A2" office:value-type="string">
            <text:p text:style-name="P100"><text:span text:style-name="T59">-to </text:span>to_pin</text:p>
          </table:table-cell>
          <table:table-cell table:style-name="Table60.A2" office:value-type="string">
            <text:p text:style-name="P25"><text:span text:style-name="Default_20_Paragraph_20_Font"><text:span text:style-name="T210">Report delay calculations for timing arcs to instance output pin to</text:span></text:span><text:span text:style-name="Command_20_Argument"><text:span text:style-name="T210">_pin</text:span></text:span><text:span text:style-name="Default_20_Paragraph_20_Font">.</text:span></text:p>
          </table:table-cell>
        </table:table-row>
        <table:table-row table:style-name="Table60.1">
          <table:table-cell table:style-name="Table60.A2" office:value-type="string">
            <text:p text:style-name="P100"><text:span text:style-name="T43">-</text:span><text:span text:style-name="T58">corner </text:span>corner</text:p>
          </table:table-cell>
          <table:table-cell table:style-name="Table60.A2" office:value-type="string">
            <text:p text:style-name="P183"><text:span text:style-name="Default_20_Paragraph_20_Font"><text:span text:style-name="T20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3">-<text:span text:style-name="T211">min</text:span></text:p>
          </table:table-cell>
          <table:table-cell table:style-name="Table60.A2" office:value-type="string">
            <text:p text:style-name="P183"><text:span text:style-name="Default_20_Paragraph_20_Font"><text:span text:style-name="T211">Report delay calculation for min delays.</text:span></text:span></text:p>
          </table:table-cell>
        </table:table-row>
        <table:table-row table:style-name="Table60.1">
          <table:table-cell table:style-name="Table60.A2" office:value-type="string">
            <text:p text:style-name="P133">-<text:span text:style-name="T211">max</text:span></text:p>
          </table:table-cell>
          <table:table-cell table:style-name="Table60.A2" office:value-type="string">
            <text:p text:style-name="P183"><text:span text:style-name="Default_20_Paragraph_20_Font"><text:span text:style-name="T211">Report delay calculation for max delays.</text:span></text:span></text:p>
          </table:table-cell>
        </table:table-row>
        <table:table-row table:style-name="Table60.1">
          <table:table-cell table:style-name="Table60.A2" office:value-type="string">
            <text:p text:style-name="P78"><text:span text:style-name="T43">-</text:span><text:span text:style-name="T59">digits </text:span>digits</text:p>
          </table:table-cell>
          <table:table-cell table:style-name="Table60.A2" office:value-type="string">
            <text:p text:style-name="P210"><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6906396576"/><text:span text:style-name="Command_20_Heading">report_disabled_edges</text:span><text:alphabetical-index-mark-end text:id="IMark16906396576"/></text:p>
          </table:table-cell>
          <table:table-cell table:style-name="Table61.A1" office:value-type="string">
            <text:p text:style-name="P78"/>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3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6906396576"/><text:span text:style-name="Command_20_Heading">report_instance</text:span><text:alphabetical-index-mark-end text:id="IMark16906396576"/></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8">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7898417744"/><text:span text:style-name="Command_20_Heading">report_lib_cell</text:span><text:alphabetical-index-mark-end text:id="IMark17898417744"/></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6906396576"/><text:span text:style-name="Command_20_Heading">report_net</text:span><text:alphabetical-index-mark-end text:id="IMark16906396576"/></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8">net_path</text:p>
          </table:table-cell>
          <table:table-cell table:style-name="Table65.A2" office:value-type="string">
            <text:p text:style-name="P3"><text:span text:style-name="Default_20_Paragraph_20_Font">Hierarchical path to a net.</text:span></text:p>
          </table:table-cell>
        </table:table-row>
      </table:table>
      <text:p text:style-name="P241">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7317905472"/><text:span text:style-name="Command_20_Heading">report_</text:span><text:span text:style-name="Command_20_Heading"><text:span text:style-name="T156">parasitic_annotation</text:span></text:span><text:alphabetical-index-mark-end text:id="IMark17317905472"/></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5">-report_unannotated</text:p>
          </table:table-cell>
          <table:table-cell table:style-name="Table127.A2" office:value-type="string">
            <text:p text:style-name="P184"><text:span text:style-name="Default_20_Paragraph_20_Font">Report unannotated and partially annotated nets.</text:span></text:p>
          </table:table-cell>
        </table:table-row>
      </table:table>
      <text:p text:style-name="P216">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7045115104"/><text:span text:style-name="Command_20_Heading">report_power</text:span><text:alphabetical-index-mark-end text:id="IMark17045115104"/></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7"><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4">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4">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8"><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9"><text:span text:style-name="T169">The </text:span><text:span text:style-name="Command_20_Heading"><text:span text:style-name="T36">report_power</text:span></text:span><text:span text:style-name="T169">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5"><text:soft-page-break/><text:span text:style-name="Command_20_Heading"><text:span text:style-name="T122">T</text:span></text:span><text:span text:style-name="Command_20_Heading"><text:span text:style-name="T121">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21">command can be used to read activities </text:span></text:span><text:span text:style-name="Command_20_Heading"><text:span text:style-name="T124">from</text:span></text:span><text:span text:style-name="Command_20_Heading"><text:span text:style-name="T121"> a file </text:span></text:span><text:span text:style-name="Command_20_Heading"><text:span text:style-name="T122">based on </text:span></text:span><text:span text:style-name="Command_20_Heading"><text:span text:style-name="T123">simulation. If no simulation activities are available,</text:span></text:span> the <text:span text:style-name="Command_20_Heading"><text:span text:style-name="T33">set_power_activity</text:span></text:span><text:span text:style-name="Command_20_Heading"><text:span text:style-name="T120"> command </text:span></text:span><text:span text:style-name="Command_20_Heading"><text:span text:style-name="T123">should be used</text:span></text:span><text:span text:style-name="Command_20_Heading"><text:span text:style-name="T120"> to set </text:span></text:span><text:span text:style-name="Command_20_Heading"><text:span text:style-name="T124">the </text:span></text:span><text:span text:style-name="Command_20_Heading"><text:span text:style-name="T120">activit</text:span></text:span><text:span text:style-name="Command_20_Heading"><text:span text:style-name="T124">y</text:span></text:span><text:span text:style-name="Command_20_Heading"><text:span text:style-name="T120"> of input ports or pins in the design. </text:span></text:span><text:span text:style-name="Command_20_Heading"><text:span text:style-name="T126">The default input activity and duty </text:span></text:span><text:span text:style-name="Command_20_Heading"><text:span text:style-name="T127">for inputs </text:span></text:span><text:span text:style-name="Command_20_Heading"><text:span text:style-name="T126">are 0.1 and 0.5 respectively. </text:span></text:span><text:span text:style-name="Command_20_Heading"><text:span text:style-name="T120">The activities are propagated </text:span></text:span><text:span text:style-name="Command_20_Heading"><text:span text:style-name="T125">from annotated input ports or pins </text:span></text:span><text:span text:style-name="Command_20_Heading"><text:span text:style-name="T12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7045115104"/><text:span text:style-name="Command_20_Heading">report_pulse_width_checks</text:span><text:alphabetical-index-mark-end text:id="IMark17045115104"/></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2">-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8"><text:span text:style-name="T90">-</text:span><text:span text:style-name="T91">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8">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6906396576"/><text:span text:style-name="Command_20_Heading">report_</text:span><text:span text:style-name="Command_20_Heading"><text:span text:style-name="T279">slews</text:span></text:span><text:alphabetical-index-mark-end text:id="IMark16906396576"/></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5"><text:span text:style-name="T43">-</text:span><text:span text:style-name="T58">corner </text:span>corner</text:p>
          </table:table-cell>
          <table:table-cell table:style-name="Table57.A2" office:value-type="string">
            <text:p text:style-name="P237"><text:span text:style-name="Default_20_Paragraph_20_Font"><text:span text:style-name="T20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6">pin</text:p>
          </table:table-cell>
          <table:table-cell table:style-name="Table57.A2" office:value-type="string">
            <text:p text:style-name="P237"><text:span text:style-name="Default_20_Paragraph_20_Font"/></text:p>
          </table:table-cell>
        </table:table-row>
      </table:table>
      <text:p text:style-name="P236">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6906396576"/><text:span text:style-name="Command_20_Heading">report_units</text:span><text:alphabetical-index-mark-end text:id="IMark16906396576"/></text:p>
          </table:table-cell>
          <table:table-cell table:style-name="Table152.A1" office:value-type="string">
            <text:p text:style-name="P5"><text:span text:style-name="Command_20_Argument"/></text:p>
          </table:table-cell>
        </table:table-row>
      </table:table>
      <text:p text:style-name="Body_20_first"><text:soft-page-break/>Report the <text:span text:style-name="T212">units used for </text:span>command <text:span text:style-name="T212">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6906396576"/><text:span text:style-name="Command_20_Heading">report_worst_slack</text:span><text:alphabetical-index-mark-end text:id="IMark16906396576"/></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3">-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3">-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100"><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7317905472"/><text:span text:style-name="Command_20_Heading">set_assigned_check</text:span><text:alphabetical-index-mark-end text:id="IMark17317905472"/></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3">Annotate setup</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3">Annotate hold</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3">Annotate recovery</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3">Annotate removal</text:span></text:span><text:span text:style-name="Default_20_Paragraph_20_Font"> timing check</text:span><text:span text:style-name="Default_20_Paragraph_20_Font"><text:span text:style-name="T213">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0"><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4">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7045207360"/><text:span text:style-name="Command_20_Heading">set_assigned_delay</text:span><text:alphabetical-index-mark-end text:id="IMark17045207360"/></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0"><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2">-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2">-corner</text:span> keyword to specify a process corner. The <text:span text:style-name="T102">-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6906396576"/><text:span text:style-name="Command_20_Heading">set_assigned_transition</text:span><text:alphabetical-index-mark-end text:id="IMark1690639657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0"><text:span text:style-name="T43">-</text:span><text:span text:style-name="T58">corner </text:span>corner</text:p>
          </table:table-cell>
          <table:table-cell table:style-name="Table71.A2" office:value-type="string">
            <text:p text:style-name="P183"><text:span text:style-name="Default_20_Paragraph_20_Font"><text:span text:style-name="T21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7317905472"/><text:span text:style-name="Command_20_Heading">set_case_analysis</text:span><text:alphabetical-index-mark-end text:id="IMark17317905472"/></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20">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7317905472"/><text:span text:style-name="Command_20_Heading">set_clock_gating_check</text:span><text:alphabetical-index-mark-end text:id="IMark17317905472"/></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8"><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8"><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7045472896"/><text:span text:style-name="Command_20_Heading">set_clock_groups</text:span><text:alphabetical-index-mark-end text:id="IMark1704547289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7317905472"/><text:span text:style-name="Command_20_Heading">set_clock_latency</text:span><text:alphabetical-index-mark-end text:id="IMark17317905472"/></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2">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8">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6906396576"/><text:span text:style-name="Command_20_Heading">set_clock_transition</text:span><text:alphabetical-index-mark-end text:id="IMark1690639657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8">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7045207360"/><text:span text:style-name="Command_20_Heading">set_clock_uncertainty</text:span><text:alphabetical-index-mark-end text:id="IMark17045207360"/></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8"><text:span text:style-name="T43">-</text:span><text:span text:style-name="T65">from </text:span>from_clock</text:p>
          </table:table-cell>
          <table:table-cell table:style-name="Table78.A2" office:value-type="string">
            <text:p text:style-name="P153"><text:span text:style-name="Default_20_Paragraph_20_Font">Inter-clock uncertainty source clock.</text:span></text:p>
          </table:table-cell>
        </table:table-row>
        <table:table-row table:style-name="Table78.1">
          <table:table-cell table:style-name="Table78.A2" office:value-type="string">
            <text:p text:style-name="P78"><text:span text:style-name="T43">-</text:span><text:span text:style-name="T65">to </text:span>to_clock</text:p>
          </table:table-cell>
          <table:table-cell table:style-name="Table78.A2" office:value-type="string">
            <text:p text:style-name="P153"><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9">Inter-clock target clock rise edge, alternative to ‑</text:span></text:span><text:span text:style-name="Default_20_Paragraph_20_Font"><text:span text:style-name="T150">rise_to</text:span></text:span><text:span text:style-name="Default_20_Paragraph_20_Font"><text:span text:style-name="T149">.Inter-clock target clock rise edge, alternative to ‑</text:span></text:span><text:span text:style-name="Default_20_Paragraph_20_Font"><text:span text:style-name="T150">rise_to</text:span></text:span><text:span text:style-name="Default_20_Paragraph_20_Font"><text:span text:style-name="T149">.</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9">Inter-clock target clock rise edge, alternative to ‑</text:span></text:span><text:span text:style-name="Default_20_Paragraph_20_Font"><text:span text:style-name="T151">fall</text:span></text:span><text:span text:style-name="Default_20_Paragraph_20_Font"><text:span text:style-name="T150">_to</text:span></text:span><text:span text:style-name="Default_20_Paragraph_20_Font"><text:span text:style-name="T149">.</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8">for</text:span></text:span><text:span text:style-name="Default_20_Paragraph_20_Font"> setup check</text:span><text:span text:style-name="Default_20_Paragraph_20_Font"><text:span text:style-name="T148">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8">for</text:span></text:span><text:span text:style-name="Default_20_Paragraph_20_Font"> hold </text:span><text:span text:style-name="Default_20_Paragraph_20_Font"><text:span text:style-name="T148">checks</text:span></text:span><text:span text:style-name="Default_20_Paragraph_20_Font">.</text:span></text:p>
          </table:table-cell>
        </table:table-row>
        <table:table-row table:style-name="Table78.1">
          <table:table-cell table:style-name="Table78.A2" office:value-type="string">
            <text:p text:style-name="P77">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9">The <text:span text:style-name="Command">set_clock_uncertainty</text:span> command specifies the uncertainty or jitter in a clock. <text:span text:style-name="T152">The uncertainty for a clock can be specified on its source pin or port, or the clock itself. </text:span></text:p>
      <text:p text:style-name="P150"><text:span text:style-name="Command">set_clock_uncertainty .</text:span><text:span text:style-name="Command"><text:span text:style-name="T152">1 [get_clock clk1]</text:span></text:span></text:p>
      <text:p text:style-name="P151"><text:span text:style-name="T152">Inter-clock uncertainty between the source and target clocks of timing checks is specified with the ‑</text:span><text:span text:style-name="Command"><text:span text:style-name="T152">from|‑rise_from|-fall_from</text:span></text:span><text:span text:style-name="T152"> </text:span><text:span text:style-name="T153">and</text:span><text:span text:style-name="T152"> ‑</text:span><text:span text:style-name="T153">to</text:span><text:span text:style-name="Command"><text:span text:style-name="T152">|‑rise_</text:span></text:span><text:span text:style-name="Command"><text:span text:style-name="T153">to</text:span></text:span><text:span text:style-name="Command"><text:span text:style-name="T152">|-fall_</text:span></text:span><text:span text:style-name="Command"><text:span text:style-name="T153">to</text:span></text:span><text:span text:style-name="T152"> arguments .</text:span></text:p>
      <text:p text:style-name="P150"><text:span text:style-name="Command">set_clock_uncertainty -</text:span><text:span text:style-name="Command"><text:span text:style-name="T152">from [get_clock clk1] -to [get_clocks clk2] </text:span></text:span><text:span text:style-name="Command">.</text:span><text:span text:style-name="Command"><text:span text:style-name="T152">1</text:span></text:span></text:p>
      <text:p text:style-name="P151"><text:span text:style-name="Command"><text:span text:style-name="T128">The following commands are equivalent.</text:span></text:span></text:p>
      <text:p text:style-name="P152"><text:span text:style-name="Command"><text:span text:style-name="T153">set_clock_uncertainty -</text:span></text:span><text:span text:style-name="Command"><text:span text:style-name="T152">from [get_clock clk1] -</text:span></text:span><text:span text:style-name="Command"><text:span text:style-name="T153">rise_</text:span></text:span><text:span text:style-name="Command"><text:span text:style-name="T152">to [get_clocks clk2] </text:span></text:span><text:span text:style-name="Command"><text:span text:style-name="T153">.</text:span></text:span><text:span text:style-name="Command"><text:span text:style-name="T152">1<text:line-break/></text:span></text:span><text:span text:style-name="Command">set_clock_uncertainty -</text:span><text:span text:style-name="Command"><text:span text:style-name="T152">from [get_clock clk1] -to [get_clocks clk2] -</text:span></text:span><text:span text:style-name="Command"><text:span text:style-name="T153">rise </text:span></text:span><text:span text:style-name="Command">.</text:span><text:span text:style-name="Command"><text:span text:style-name="T152">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7317905472"/><text:span text:style-name="Command_20_Heading">set_cmd_units</text:span><text:alphabetical-index-mark-end text:id="IMark17317905472"/></text:p>
          </table:table-cell>
          <table:table-cell table:style-name="Table76.A1" office:value-type="string">
            <text:p text:style-name="P111"><text:span text:style-name="T129">[-capacitance </text:span><text:span text:style-name="T16">cap_unit</text:span><text:span text:style-name="T129">]<text:line-break/>[-resistance </text:span><text:span text:style-name="T16">res_unit</text:span><text:span text:style-name="T129">]<text:line-break/>[-time </text:span><text:span text:style-name="T16">time_unit</text:span><text:span text:style-name="T129">]<text:line-break/>[-voltage </text:span><text:span text:style-name="T16">voltage_unit</text:span><text:span text:style-name="T129">]<text:line-break/>[-current </text:span><text:span text:style-name="T16">current_unit</text:span><text:span text:style-name="T129">]<text:line-break/>[-power </text:span><text:span text:style-name="T16">power_unit</text:span><text:span text:style-name="T129">]<text:line-break/>[-distance </text:span><text:span text:style-name="T17">distance_unit</text:span><text:span text:style-name="T129">]</text:span></text:p>
          </table:table-cell>
        </table:table-row>
        <table:table-row table:style-name="Table76.1">
          <table:table-cell table:style-name="Table76.A2" office:value-type="string">
            <text:p text:style-name="P119"><text:span text:style-name="T43">-capacitance </text:span>cap_unit</text:p>
          </table:table-cell>
          <table:table-cell table:style-name="Table76.A2" office:value-type="string">
            <text:p text:style-name="P111"><text:span text:style-name="Default_20_Paragraph_20_Font">The capacitance scale factor followed by </text:span>'f'.</text:p>
          </table:table-cell>
        </table:table-row>
        <table:table-row table:style-name="Table76.1">
          <table:table-cell table:style-name="Table76.A2" office:value-type="string">
            <text:p text:style-name="P119"><text:span text:style-name="T43">-resistance </text:span>res_unit</text:p>
          </table:table-cell>
          <table:table-cell table:style-name="Table76.A2" office:value-type="string">
            <text:p text:style-name="P111"><text:span text:style-name="Default_20_Paragraph_20_Font">The resistance scale factor followed by </text:span>'ohm'.</text:p>
          </table:table-cell>
        </table:table-row>
        <table:table-row table:style-name="Table76.1">
          <table:table-cell table:style-name="Table76.A2" office:value-type="string">
            <text:p text:style-name="P119"><text:span text:style-name="T43">-time </text:span>time_unit</text:p>
          </table:table-cell>
          <table:table-cell table:style-name="Table76.A2" office:value-type="string">
            <text:p text:style-name="P111"><text:span text:style-name="Default_20_Paragraph_20_Font">The time scale factor followed by 's'.</text:span></text:p>
          </table:table-cell>
        </table:table-row>
        <table:table-row table:style-name="Table76.1">
          <table:table-cell table:style-name="Table76.A2" office:value-type="string">
            <text:p text:style-name="P119"><text:span text:style-name="T43">-voltage </text:span>voltage_unit</text:p>
          </table:table-cell>
          <table:table-cell table:style-name="Table76.A2" office:value-type="string">
            <text:p text:style-name="P109"><text:span text:style-name="Default_20_Paragraph_20_Font">The voltage scale factor followed by </text:span>'v<text:span text:style-name="T130">'</text:span>.</text:p>
          </table:table-cell>
        </table:table-row>
        <table:table-row table:style-name="Table76.1">
          <table:table-cell table:style-name="Table76.A2" office:value-type="string">
            <text:p text:style-name="P119"><text:span text:style-name="T43">-current </text:span>current_unit</text:p>
          </table:table-cell>
          <table:table-cell table:style-name="Table76.A2" office:value-type="string">
            <text:p text:style-name="P109"><text:span text:style-name="Default_20_Paragraph_20_Font">The current scale factor followed by </text:span>'A'.</text:p>
          </table:table-cell>
        </table:table-row>
        <table:table-row table:style-name="Table76.1">
          <table:table-cell table:style-name="Table76.A2" office:value-type="string">
            <text:p text:style-name="P119"><text:span text:style-name="T43">-power </text:span>power_unit</text:p>
          </table:table-cell>
          <table:table-cell table:style-name="Table76.A2" office:value-type="string">
            <text:p text:style-name="P109"><text:span text:style-name="Default_20_Paragraph_20_Font">The power scale factor followed by </text:span>'w'.</text:p>
          </table:table-cell>
        </table:table-row>
        <table:table-row table:style-name="Table76.1">
          <table:table-cell table:style-name="Table76.A2" office:value-type="string">
            <text:p text:style-name="P119"><text:span text:style-name="T43">-distance </text:span>distance_unit</text:p>
          </table:table-cell>
          <table:table-cell table:style-name="Table76.A2" office:value-type="string">
            <text:p text:style-name="P109"><text:span text:style-name="Default_20_Paragraph_20_Font">The distance scale factor followed by 'm'.</text:span></text:p>
          </table:table-cell>
        </table:table-row>
      </table:table>
      <text:p text:style-name="Body_20_first">The <text:span text:style-name="Command"><text:span text:style-name="T102">set_cmd_units</text:span></text:span> command is used to<text:span text:style-name="T33"> change</text:span> the units used by the STA command interpreter when parsing commands and reporting results. <text:span text:style-name="T152">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6906396576"/><text:span text:style-name="Command_20_Heading">set_data_check</text:span><text:alphabetical-index-mark-end text:id="IMark16906396576"/></text:p>
          </table:table-cell>
          <table:table-cell table:style-name="Table79.A1" office:value-type="string">
            <text:p text:style-name="P37">[-from<text:span text:style-name="T216">|-rise_from|-fall_from</text:span> <text:span text:style-name="T2">from_</text:span><text:span text:style-name="T23">pin</text:span>]<text:line-break/>[-to<text:span text:style-name="T216">|-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8"><text:span text:style-name="T43">-from </text:span>from_<text:span text:style-name="T217">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8"><text:span text:style-name="T43">-to </text:span>to_<text:span text:style-name="T217">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9"><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7045129920"/><text:alphabetical-index-mark-start text:id="IMark17895028000"/><text:span text:style-name="Command_20_Heading">set_disable_inferred_clock_gating</text:span><text:alphabetical-index-mark-end text:id="IMark17895028000"/><text:alphabetical-index-mark-end text:id="IMark17045129920"/></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6906396576"/><text:span text:style-name="Command_20_Heading">set_disable_timing</text:span><text:alphabetical-index-mark-end text:id="IMark1690639657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0"><text:span text:style-name="T43">-from </text:span>from_port</text:p>
          </table:table-cell>
          <table:table-cell table:style-name="Table81.A2" office:value-type="string">
            <text:p text:style-name="P99"/>
          </table:table-cell>
        </table:table-row>
        <table:table-row table:style-name="Table81.1">
          <table:table-cell table:style-name="Table81.A2" office:value-type="string">
            <text:p text:style-name="P90"><text:span text:style-name="T43">-to </text:span>to_port</text:p>
          </table:table-cell>
          <table:table-cell table:style-name="Table81.A2" office:value-type="string">
            <text:p text:style-name="P99"/>
          </table:table-cell>
        </table:table-row>
        <table:table-row table:style-name="Table81.1">
          <table:table-cell table:style-name="Table81.A2" office:value-type="string">
            <text:p text:style-name="P78">objects</text:p>
          </table:table-cell>
          <table:table-cell table:style-name="Table81.A2" office:value-type="string">
            <text:p text:style-name="P187"><text:span text:style-name="Default_20_Paragraph_20_Font">A list of instances, ports, pins, cells, cell/port, </text:span><text:span text:style-name="Default_20_Paragraph_20_Font"><text:span text:style-name="T217">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7317905472"/><text:span text:style-name="Command_20_Heading">set_drive</text:span><text:alphabetical-index-mark-end text:id="IMark17317905472"/></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8"><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8"><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8">Set the</text:span></text:span><text:span text:style-name="Default_20_Paragraph_20_Font"> maximum </text:span><text:span text:style-name="Default_20_Paragraph_20_Font"><text:span text:style-name="T218">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8">Set the</text:span></text:span><text:span text:style-name="Default_20_Paragraph_20_Font"> m</text:span><text:span text:style-name="Default_20_Paragraph_20_Font"><text:span text:style-name="T218">in</text:span></text:span><text:span text:style-name="Default_20_Paragraph_20_Font">imum </text:span><text:span text:style-name="Default_20_Paragraph_20_Font"><text:span text:style-name="T218">resistance</text:span></text:span><text:span text:style-name="Default_20_Paragraph_20_Font">.</text:span></text:p>
          </table:table-cell>
        </table:table-row>
        <table:table-row table:style-name="Table82.1">
          <table:table-cell table:style-name="Table82.A2" office:value-type="string">
            <text:p text:style-name="P78">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8">port<text:span text:style-name="T217">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7045129920"/><text:span text:style-name="Command_20_Heading">set_driving_cell</text:span><text:alphabetical-index-mark-end text:id="IMark17045129920"/></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1"><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1"><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8">Set</text:span></text:span><text:span text:style-name="Default_20_Paragraph_20_Font"> the driving cell </text:span><text:span text:style-name="Default_20_Paragraph_20_Font"><text:span text:style-name="T249">for a </text:span></text:span><text:span text:style-name="Default_20_Paragraph_20_Font"><text:span text:style-name="T218">rising</text:span></text:span><text:span text:style-name="Default_20_Paragraph_20_Font"><text:span text:style-name="T249">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49">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in delays</text:span></text:span><text:span text:style-name="Default_20_Paragraph_20_Font">.</text:span></text:p>
          </table:table-cell>
        </table:table-row>
        <table:table-row table:style-name="Table83.1">
          <table:table-cell table:style-name="Table83.A2" office:value-type="string">
            <text:p text:style-name="P78"><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8"><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8">timng arcs</text:span></text:span><text:span text:style-name="Default_20_Paragraph_20_Font"> from </text:span><text:span text:style-name="Command_20_Argument"><text:span text:style-name="T218">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1"><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1"><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8">port<text:span text:style-name="T218">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7045129920"/><text:span text:style-name="Command_20_Heading">set_false_path</text:span><text:alphabetical-index-mark-end text:id="IMark17045129920"/></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9">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9">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9">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9">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2"><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2"><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2"><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7045129920"/><text:span text:style-name="Command_20_Heading">set_fanout_load</text:span><text:alphabetical-index-mark-end text:id="IMark17045129920"/></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6906396576"/><text:span text:style-name="Command_20_Heading">set_hierarchy_separator</text:span><text:alphabetical-index-mark-end text:id="IMark1690639657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7045129920"/><text:span text:style-name="Command_20_Heading">set_ideal_latency</text:span><text:alphabetical-index-mark-end text:id="IMark17045129920"/></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6906396576"/><text:span text:style-name="Command_20_Heading">set_ideal_network</text:span><text:alphabetical-index-mark-end text:id="IMark1690639657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7045129920"/><text:span text:style-name="Command_20_Heading">set_ideal_transition</text:span><text:alphabetical-index-mark-end text:id="IMark17045129920"/></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6906396576"/><text:span text:style-name="Command_20_Heading">set_input_delay</text:span><text:alphabetical-index-mark-end text:id="IMark1690639657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9">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9">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9">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9">Set</text:span></text:span><text:span text:style-name="Default_20_Paragraph_20_Font"> the minimum arrival time.</text:span></text:p>
          </table:table-cell>
        </table:table-row>
        <table:table-row table:style-name="Table90.1">
          <table:table-cell table:style-name="Table90.A2" office:value-type="string">
            <text:p text:style-name="P93"><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20">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20">Do not add</text:span></text:span><text:span text:style-name="Default_20_Paragraph_20_Font"> the clock latency to the delay value </text:span><text:span text:style-name="Default_20_Paragraph_20_Font"><text:span text:style-name="T220">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8">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6">The <text:span text:style-name="Command">set_input_delay</text:span> command is used to specify the arrival time of an input signal.</text:p>
      <text:p text:style-name="P206"><text:span text:style-name="T254">The following command sets the min, max, rise and fall times on the </text:span><text:span text:style-name="Command"><text:span text:style-name="T254">in1</text:span></text:span><text:span text:style-name="T254"> input port </text:span><text:span text:style-name="Command"><text:span text:style-name="T254">1.0</text:span></text:span><text:span text:style-name="T254"> time units after the rising edge of </text:span><text:span text:style-name="Command"><text:span text:style-name="T254">clk1</text:span></text:span><text:span text:style-name="T254">.</text:span></text:p>
      <text:p text:style-name="P207">set_input_delay -clock clk1 1.0 [get_ports in1]</text:p>
      <text:p text:style-name="P205"><text:span text:style-name="T254">Use multiple commands with the -add_delay option to specifiy separate arrival times for min, max, rise and fall times or multiple clocks. For example, the following specifies separate arrival times with respect to clocks </text:span><text:span text:style-name="Command"><text:span text:style-name="T254">clk1</text:span></text:span><text:span text:style-name="T254"> and </text:span><text:span text:style-name="Command"><text:span text:style-name="T254">clk2</text:span></text:span><text:span text:style-name="T254">.</text:span></text:p>
      <text:p text:style-name="P207">set_input_delay -clock clk1 1.0 [get_ports in1]<text:line-break/>set_input_delay -<text:span text:style-name="T254">add_delay </text:span>-clock clk<text:span text:style-name="T254">2</text:span> <text:span text:style-name="T254">2</text:span>.0 [get_ports in1]</text:p>
      <text:p text:style-name="P205">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5">Paths from inputs that do not have an arrival time defined by <text:span text:style-name="T157">set_input_delay</text:span> are not reported. Set the<text:span text:style-name="T33"> </text:span><text:span text:style-name="Command_20_Heading"><text:span text:style-name="T33">sta_input_port_default_clock</text:span></text:span><text:span text:style-name="Command_20_Heading"><text:span text:style-name="T120"> variable to </text:span></text:span><text:span text:style-name="Command_20_Heading"><text:span text:style-name="T159">1</text:span></text:span><text:span text:style-name="Command_20_Heading"><text:span text:style-name="T120"> to report paths from inputs without a </text:span></text:span><text:span text:style-name="Command_20_Heading"><text:span text:style-name="T159">set_input_delay</text:span></text:span><text:span text:style-name="Command_20_Heading"><text:span text:style-name="T120">.</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6906396576"/><text:span text:style-name="Command_20_Heading">set_input_transition</text:span><text:alphabetical-index-mark-end text:id="IMark1690639657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21">Set the</text:span></text:span><text:span text:style-name="Default_20_Paragraph_20_Font"> rising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21">Set the</text:span></text:span><text:span text:style-name="Default_20_Paragraph_20_Font"> </text:span><text:span text:style-name="Default_20_Paragraph_20_Font"><text:span text:style-name="T221">falling</text:span></text:span><text:span text:style-name="Default_20_Paragraph_20_Font">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21">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21">Set</text:span></text:span><text:span text:style-name="Default_20_Paragraph_20_Font"> the maximum transition time.</text:span></text:p>
          </table:table-cell>
        </table:table-row>
        <table:table-row table:style-name="Table91.1">
          <table:table-cell table:style-name="Table91.A2" office:value-type="string">
            <text:p text:style-name="P78">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7045129920"/><text:span text:style-name="Command_20_Heading">set_level_shifter_strategy</text:span><text:alphabetical-index-mark-end text:id="IMark17045129920"/></text:p>
          </table:table-cell>
          <table:table-cell table:style-name="Table92.A1" office:value-type="string">
            <text:p text:style-name="P5"><text:span text:style-name="Command"><text:span text:style-name="T93">[-rule </text:span></text:span><text:span text:style-name="Command"><text:span text:style-name="T3">rule_type</text:span></text:span><text:span text:style-name="Command"><text:span text:style-name="T9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7045207360"/><text:span text:style-name="Command_20_Heading">set_level_shifter_threshold</text:span><text:alphabetical-index-mark-end text:id="IMark17045207360"/></text:p>
          </table:table-cell>
          <table:table-cell table:style-name="Table93.A1" office:value-type="string">
            <text:p text:style-name="P5"><text:span text:style-name="Command"><text:span text:style-name="T93">[-voltage </text:span></text:span><text:span text:style-name="Command"><text:span text:style-name="T3">voltage</text:span></text:span><text:span text:style-name="Command"><text:span text:style-name="T9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7045207360"/><text:span text:style-name="Command_20_Heading">set_load</text:span><text:alphabetical-index-mark-end text:id="IMark17045207360"/></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5">Set t</text:span></text:span><text:span text:style-name="Default_20_Paragraph_20_Font">he </text:span><text:span text:style-name="Default_20_Paragraph_20_Font"><text:span text:style-name="T225">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9"><text:span text:style-name="Default_20_Paragraph_20_Font"><text:span text:style-name="T225">Set t</text:span></text:span><text:span text:style-name="Default_20_Paragraph_20_Font">he </text:span><text:span text:style-name="Default_20_Paragraph_20_Font"><text:span text:style-name="T225">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9"><text:span text:style-name="Default_20_Paragraph_20_Font"><text:span text:style-name="T225">Set t</text:span></text:span><text:span text:style-name="Default_20_Paragraph_20_Font">he </text:span><text:span text:style-name="Default_20_Paragraph_20_Font"><text:span text:style-name="T225">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90"><text:span text:style-name="Default_20_Paragraph_20_Font"><text:span text:style-name="T225">Set t</text:span></text:span><text:span text:style-name="Default_20_Paragraph_20_Font">he </text:span><text:span text:style-name="Default_20_Paragraph_20_Font"><text:span text:style-name="T225">m</text:span></text:span><text:span text:style-name="Default_20_Paragraph_20_Font"><text:span text:style-name="T226">in</text:span></text:span><text:span text:style-name="Default_20_Paragraph_20_Font"><text:span text:style-name="T225">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8">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8">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7">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8">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6"> ha</text:span><text:span text:style-name="T147">s</text:span><text:span text:style-name="T146"> precidence over RC </text:span><text:span text:style-name="T147">SPEF </text:span><text:span text:style-name="T146">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6906396576"/><text:span text:style-name="Command_20_Heading">set_logic_dc</text:span><text:alphabetical-index-mark-end text:id="IMark1690639657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7045207360"/><text:span text:style-name="Command_20_Heading">set_logic_one</text:span><text:alphabetical-index-mark-end text:id="IMark17045207360"/></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30">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7045207360"/><text:span text:style-name="Command_20_Heading">set_logic_zero</text:span><text:alphabetical-index-mark-end text:id="IMark17045207360"/></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30">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7044877152"/><text:span text:style-name="Command_20_Heading">set_max_area</text:span><text:alphabetical-index-mark-end text:id="IMark17044877152"/></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6906396576"/><text:span text:style-name="Command_20_Heading">set_max_capacitance</text:span><text:alphabetical-index-mark-end text:id="IMark1690639657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8"/>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7045129920"/><text:span text:style-name="Command_20_Heading">set_max_delay</text:span><text:alphabetical-index-mark-end text:id="IMark17045129920"/></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30">Set max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3"><text:span text:style-name="Default_20_Paragraph_20_Font"><text:span text:style-name="T230">Set max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0.1">
          <table:table-cell table:style-name="Table100.A2" office:value-type="string">
            <text:p text:style-name="P78"><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8"><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8"><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3">-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8">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2">-ignore_clock_latency</text:span> option is used clock latency at the source and destination of the path delay is ignored. The constraint is reported in the default path group (<text:span text:style-name="T102">**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7045129920"/><text:span text:style-name="Command_20_Heading">set_max_dynamic_power</text:span><text:alphabetical-index-mark-end text:id="IMark17045129920"/></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7045129920"/><text:span text:style-name="Command_20_Heading">set_max_fanout</text:span><text:alphabetical-index-mark-end text:id="IMark17045129920"/></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8"/>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7044877152"/><text:span text:style-name="Command_20_Heading">set_max_leakage_power</text:span><text:alphabetical-index-mark-end text:id="IMark17044877152"/></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7044877152"/><text:span text:style-name="Command_20_Heading">set_max_time_borrow</text:span><text:alphabetical-index-mark-end text:id="IMark17044877152"/></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7045129920"/><text:span text:style-name="Command_20_Heading">set_max_transition</text:span><text:alphabetical-index-mark-end text:id="IMark17045129920"/></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1"><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1"><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1"><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1"><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5">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7044877152"/><text:span text:style-name="Command_20_Heading">set_min_capacitance</text:span><text:alphabetical-index-mark-end text:id="IMark17044877152"/></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8"><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7044877152"/><text:span text:style-name="Command_20_Heading">set_min_delay</text:span><text:alphabetical-index-mark-end text:id="IMark17044877152"/></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30">Set min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3"><text:span text:style-name="Default_20_Paragraph_20_Font"><text:span text:style-name="T230">Set min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7.1">
          <table:table-cell table:style-name="Table107.A2" office:value-type="string">
            <text:p text:style-name="P78"><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8"><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8"><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3">-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8">delay</text:p>
          </table:table-cell>
          <table:table-cell table:style-name="Table107.A2" office:value-type="string">
            <text:p text:style-name="P192"><text:span text:style-name="Default_20_Paragraph_20_Font">The m</text:span><text:span text:style-name="Default_20_Paragraph_20_Font"><text:span text:style-name="T229">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2">-ignore_clock_latency</text:span> option is used clock latency at the source and destination of the path delay is ignored. The constraint is reported in the default path group (<text:span text:style-name="T102">**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7044877152"/><text:span text:style-name="Command_20_Heading">set_min_pulse_width</text:span><text:alphabetical-index-mark-end text:id="IMark17044877152"/></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8"/>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7045129920"/><text:span text:style-name="Command_20_Heading">set_multicycle_path</text:span><text:alphabetical-index-mark-end text:id="IMark17045129920"/></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30">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30">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3"><text:span text:style-name="Default_20_Paragraph_20_Font"><text:span text:style-name="T230">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3"><text:span text:style-name="Default_20_Paragraph_20_Font"><text:span text:style-name="T230">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8"><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8"><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8"><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8">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7045129920"/><text:span text:style-name="Command_20_Heading">set_operating_conditions</text:span><text:alphabetical-index-mark-end text:id="IMark17045129920"/></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0"><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0">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0"><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0"><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4"><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3">min_condition</text:span></text:span><text:span text:style-name="Default_20_Paragraph_20_Font">.</text:span></text:p>
          </table:table-cell>
        </table:table-row>
        <table:table-row table:style-name="Table113.1">
          <table:table-cell table:style-name="Table113.A2" office:value-type="string">
            <text:p text:style-name="P104"><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7045129920"/><text:span text:style-name="Command_20_Heading">set_output_delay</text:span><text:alphabetical-index-mark-end text:id="IMark17045129920"/></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9">Set</text:span></text:span><text:span text:style-name="Default_20_Paragraph_20_Font"> the </text:span><text:span text:style-name="Default_20_Paragraph_20_Font"><text:span text:style-name="T236">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output delay</text:span></text:span><text:span text:style-name="Default_20_Paragraph_20_Font"> for the </text:span><text:span text:style-name="Default_20_Paragraph_20_Font"><text:span text:style-name="T236">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minimum output delay</text:span></text:span><text:span text:style-name="Default_20_Paragraph_20_Font">.</text:span></text:p>
          </table:table-cell>
        </table:table-row>
        <table:table-row table:style-name="Table114.1">
          <table:table-cell table:style-name="Table114.A2" office:value-type="string">
            <text:p text:style-name="P94"><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6">external check</text:span></text:span><text:span text:style-name="Default_20_Paragraph_20_Font"> is </text:span><text:span text:style-name="Default_20_Paragraph_20_Font"><text:span text:style-name="T234">to </text:span></text:span><text:span text:style-name="Command_20_Argument"><text:span text:style-name="T178">cloc</text:span></text:span><text:span text:style-name="Command_20_Argument"><text:span text:style-name="T179">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78">delay</text:p>
          </table:table-cell>
          <table:table-cell table:style-name="Table114.A2" office:value-type="string">
            <text:p text:style-name="P3"><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6">the external delay to </text:span><text:span text:style-name="T233">a setup/</text:span><text:span text:style-name="T235">hold</text:span><text:span text:style-name="T233"> check on an output port or internal pin </text:span><text:span text:style-name="T237">that is clocked by </text:span><text:span text:style-name="Command_20_Argument"><text:span text:style-name="T237">clock</text:span></text:span><text:span text:style-name="T233">.</text:span> Unless the <text:span text:style-name="Command">-add_delay</text:span> option is specified any existing <text:span text:style-name="T237">output delays are</text:span> replaced.</text:p>
      <text:p text:style-name="P196">The <text:span text:style-name="Command">–reference_pin</text:span> option is used to specify a <text:span text:style-name="T235">timing check</text:span> with respect to the arrival on a pin in the clock network. For propagated clocks, the <text:span text:style-name="T235">timing check</text:span> is relative to the clock arrival time at the reference pin (the clock source latency and network latency from the clock source to the reference pin). For ideal clocks, <text:span text:style-name="T235">the timing check</text:span> is relative to the reference pin clock source latency. With the <text:span text:style-name="Command">-clock_fall</text:span> flag the <text:span text:style-name="T235">timing check</text:span> is relative to the falling <text:span text:style-name="T236">edge</text:span> <text:span text:style-name="T236">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5">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7045129920"/><text:span text:style-name="Command_20_Heading">set_port_fanout_number</text:span><text:alphabetical-index-mark-end text:id="IMark17045129920"/></text:p>
          </table:table-cell>
          <table:table-cell table:style-name="Table115.A1" office:value-type="string">
            <text:p text:style-name="P5"><text:span text:style-name="Command_20_Argument"><text:span text:style-name="T96">[-min]<text:line-break/>[-max]<text:line-break/></text:span></text:span><text:span text:style-name="Command_20_Argument"><text:span text:style-name="T95">fanout<text:line-break/>port</text:span></text:span><text:span text:style-name="Command_20_Argument"><text:span text:style-name="T101">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31">Set t</text:span></text:span><text:span text:style-name="Default_20_Paragraph_20_Font">he </text:span><text:span text:style-name="Default_20_Paragraph_20_Font"><text:span text:style-name="T231">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31">Set t</text:span></text:span><text:span text:style-name="Default_20_Paragraph_20_Font">he </text:span><text:span text:style-name="Default_20_Paragraph_20_Font"><text:span text:style-name="T231">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6">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7045129920"/><text:span text:style-name="Command_20_Heading">set_power</text:span><text:span text:style-name="Command_20_Heading"><text:span text:style-name="T268">_activity</text:span></text:span><text:alphabetical-index-mark-end text:id="IMark17045129920"/></text:p>
          </table:table-cell>
          <table:table-cell table:style-name="Table149.A1" office:value-type="string">
            <text:p text:style-name="P5"><text:span text:style-name="Command_20_Argument"><text:span text:style-name="T96">[-global]<text:line-break/>[-input]<text:line-break/>[-input_ports </text:span></text:span><text:span text:style-name="Command_20_Argument"><text:span text:style-name="T99">ports</text:span></text:span><text:span text:style-name="Command_20_Argument"><text:span text:style-name="T96">]<text:line-break/>[-pins </text:span></text:span><text:span text:style-name="Command_20_Argument"><text:span text:style-name="T99">pins</text:span></text:span><text:span text:style-name="Command_20_Argument"><text:span text:style-name="T96">]<text:line-break/>[-activity </text:span></text:span><text:span text:style-name="Command_20_Argument"><text:span text:style-name="T99">activity</text:span></text:span><text:span text:style-name="Command_20_Argument"><text:span text:style-name="T96">]<text:line-break/>[-duty </text:span></text:span><text:span text:style-name="Command_20_Argument"><text:span text:style-name="T99">duty</text:span></text:span><text:span text:style-name="Command_20_Argument"><text:span text:style-name="T96">]</text:span></text:span></text:p>
          </table:table-cell>
        </table:table-row>
        <table:table-row table:style-name="Table149.1">
          <table:table-cell table:style-name="Table149.A2" office:value-type="string">
            <text:p text:style-name="P5"><text:span text:style-name="Command_20_Argument"><text:span text:style-name="T99">-</text:span></text:span><text:span text:style-name="Command_20_Argument"><text:span text:style-name="T97">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0"><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0"><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7">-activity </text:span></text:span><text:span text:style-name="Command_20_Argument"><text:span text:style-name="T99">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8">d</text:span></text:span><text:span text:style-name="Command_20_Argument"><text:span text:style-name="T100">ut</text:span></text:span><text:span text:style-name="Command_20_Argument"><text:span text:style-name="T98">y </text:span></text:span><text:span text:style-name="Command_20_Argument"><text:span text:style-name="T99">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3">The <text:span text:style-name="Command_20_Heading"><text:span text:style-name="T33">set_power_activity</text:span></text:span> command is used to set the activity and duty used for power analysis globally or for input ports or pins in the design.</text:p>
      <text:p text:style-name="P164">The default input activity and duty <text:span text:style-name="T171">for inputs </text:span>are 0.1 and 0.5 respectively, which is equivalent to the following command:</text:p>
      <text:p text:style-name="P167"><text:span text:style-name="Command_20_Heading"><text:span text:style-name="T33">set_power_activity</text:span></text:span><text:span text:style-name="Command_20_Heading"> </text:span><text:span text:style-name="Command_20_Argument"><text:span text:style-name="T96">-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7045129920"/><text:span text:style-name="Command_20_Heading">set_propagated_clock</text:span><text:alphabetical-index-mark-end text:id="IMark17045129920"/></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7045129920"/><text:span text:style-name="Command_20_Heading">set_pvt</text:span><text:alphabetical-index-mark-end text:id="IMark17045129920"/></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2">S</text:span></text:span><text:span text:style-name="Default_20_Paragraph_20_Font">et the PVT values for max delay</text:span><text:span text:style-name="Default_20_Paragraph_20_Font"><text:span text:style-name="T232">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2">S</text:span></text:span><text:span text:style-name="Default_20_Paragraph_20_Font">et the PVT values for min delay</text:span><text:span text:style-name="Default_20_Paragraph_20_Font"><text:span text:style-name="T232">s</text:span></text:span><text:span text:style-name="Default_20_Paragraph_20_Font">.</text:span></text:p>
          </table:table-cell>
        </table:table-row>
        <table:table-row table:style-name="Table117.4">
          <table:table-cell table:style-name="Table117.A2" office:value-type="string">
            <text:p text:style-name="P78"><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8"><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8"><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8">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7045207360"/><text:span text:style-name="Command_20_Heading">set_sense</text:span><text:alphabetical-index-mark-end text:id="IMark17045207360"/></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8">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8">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6">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7045207360"/><text:span text:style-name="Command_20_Heading">set_timing_derate</text:span><text:alphabetical-index-mark-end text:id="IMark17045207360"/></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50">rise</text:span></text:p>
          </table:table-cell>
          <table:table-cell table:style-name="Table118.A2" office:value-type="string">
            <text:p text:style-name="P212"><text:span text:style-name="Default_20_Paragraph_20_Font">Set the derating for rising delays.</text:span></text:p>
          </table:table-cell>
        </table:table-row>
        <table:table-row table:style-name="Table118.1">
          <table:table-cell table:style-name="Table118.A2" office:value-type="string">
            <text:p text:style-name="P5">-<text:span text:style-name="T250">fall</text:span></text:p>
          </table:table-cell>
          <table:table-cell table:style-name="Table118.A2" office:value-type="string">
            <text:p text:style-name="P212"><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4">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2">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7044877152"/><text:span text:style-name="Command_20_Heading">set_resistance</text:span><text:alphabetical-index-mark-end text:id="IMark17044877152"/></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51">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7045129920"/><text:span text:style-name="Command_20_Heading">set_units</text:span><text:alphabetical-index-mark-end text:id="IMark17045129920"/></text:p>
          </table:table-cell>
          <table:table-cell table:style-name="Table120.A1" office:value-type="string">
            <text:p text:style-name="P111"><text:span text:style-name="T129">[-capacitance </text:span><text:span text:style-name="T16">cap_unit</text:span><text:span text:style-name="T129">]<text:line-break/>[-resistance </text:span><text:span text:style-name="T16">res_unit</text:span><text:span text:style-name="T129">]<text:line-break/>[-time </text:span><text:span text:style-name="T16">time_unit</text:span><text:span text:style-name="T129">]<text:line-break/>[-voltage </text:span><text:span text:style-name="T16">voltage_unit</text:span><text:span text:style-name="T129">]<text:line-break/>[-current </text:span><text:span text:style-name="T16">current_unit</text:span><text:span text:style-name="T129">]<text:line-break/>[-power </text:span><text:span text:style-name="T16">power_unit</text:span><text:span text:style-name="T129">]<text:line-break/>[-distance </text:span><text:span text:style-name="T17">distance_unit</text:span><text:span text:style-name="T129">]</text:span></text:p>
          </table:table-cell>
        </table:table-row>
        <table:table-row table:style-name="Table120.1">
          <table:table-cell table:style-name="Table120.A2" office:value-type="string">
            <text:p text:style-name="P120"><text:span text:style-name="Command">-capacitance </text:span>cap_unit</text:p>
          </table:table-cell>
          <table:table-cell table:style-name="Table120.A2" office:value-type="string">
            <text:p text:style-name="P11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0"><text:span text:style-name="Command">-resistance </text:span>res_unit</text:p>
          </table:table-cell>
          <table:table-cell table:style-name="Table120.A2" office:value-type="string">
            <text:p text:style-name="P111"><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0"><text:span text:style-name="Command">-time </text:span>time_unit</text:p>
          </table:table-cell>
          <table:table-cell table:style-name="Table120.A2" office:value-type="string">
            <text:p text:style-name="P11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0">-voltage voltage_unit</text:p>
          </table:table-cell>
          <table:table-cell table:style-name="Table120.A2" office:value-type="string">
            <text:p text:style-name="P10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0"><text:span text:style-name="Command">-current </text:span>current_unit</text:p>
          </table:table-cell>
          <table:table-cell table:style-name="Table120.A2" office:value-type="string">
            <text:p text:style-name="P10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0"><text:span text:style-name="Command">-power </text:span>power_unit</text:p>
          </table:table-cell>
          <table:table-cell table:style-name="Table120.A2" office:value-type="string">
            <text:p text:style-name="P109"><text:span text:style-name="Default_20_Paragraph_20_Font">The power scale factor followed by </text:span><text:span text:style-name="Command">'w'.</text:span></text:p>
          </table:table-cell>
        </table:table-row>
      </table:table>
      <text:p text:style-name="Body_20_first">The <text:span text:style-name="Command"><text:span text:style-name="T102">set_units</text:span></text:span> command is used to <text:span text:style-name="T130">check</text:span> the units used by the STA command interpreter when parsing commands and reporting results. If the current units differ from the <text:span text:style-name="T102">set_unit</text:span> value a warning is printed. Use the <text:span text:style-name="T102">set_cmd_units</text:span> command to change the command units.</text:p>
      <text:p text:style-name="Body">Units are specified as a scale factor followed by a unit name. The scale factors are as follows.</text:p>
      <text:p text:style-name="P137"><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8"><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7045129920"/><text:span text:style-name="Command_20_Heading">set_wire_load_min_block_size</text:span><text:alphabetical-index-mark-end text:id="IMark17045129920"/></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7045129920"/><text:span text:style-name="Command_20_Heading">set_wire_load_mode</text:span><text:alphabetical-index-mark-end text:id="IMark17045129920"/></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7044877152"/><text:span text:style-name="Command_20_Heading">set_wire_load_model</text:span><text:alphabetical-index-mark-end text:id="IMark17044877152"/></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7044877152"/><text:span text:style-name="Command_20_Heading">set_wire_load_selection_group</text:span><text:alphabetical-index-mark-end text:id="IMark17044877152"/></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3">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7044877152"/><text:span text:style-name="Command_20_Heading">source</text:span><text:alphabetical-index-mark-end text:id="IMark17044877152"/></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2">[</text:span></text:span><text:span text:style-name="Command">&gt; </text:span><text:span text:style-name="Command_20_Argument"><text:span text:style-name="T252">log_filename</text:span></text:span><text:span text:style-name="Command">]<text:line-break/></text:span><text:span text:style-name="Command"><text:span text:style-name="T252">[</text:span></text:span><text:span text:style-name="Command">&gt;&gt; </text:span><text:span text:style-name="Command"><text:span text:style-name="T252">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2">log_filename</text:span></text:span></text:p>
          </table:table-cell>
          <table:table-cell table:style-name="Table125.A2" office:value-type="string">
            <text:p text:style-name="P213"><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2">log_filename</text:span></text:span></text:p>
          </table:table-cell>
          <table:table-cell table:style-name="Table125.A2" office:value-type="string">
            <text:p text:style-name="P213"><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7045207360"/><text:span text:style-name="Command_20_Heading">unset_case_analysis</text:span><text:alphabetical-index-mark-end text:id="IMark17045207360"/></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2">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7045207360"/><text:span text:style-name="Command_20_Heading">unset_clock_latency</text:span><text:alphabetical-index-mark-end text:id="IMark17045207360"/></text:p>
          </table:table-cell>
          <table:table-cell table:style-name="Table20.A1" office:value-type="string">
            <text:p text:style-name="P5"><text:span text:style-name="Command"><text:span text:style-name="T9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3">-source</text:span></text:span></text:p>
          </table:table-cell>
          <table:table-cell table:style-name="Table20.A1" office:value-type="string">
            <text:p text:style-name="Text_20_body"><text:span text:style-name="Default_20_Paragraph_20_Font"><text:span text:style-name="T9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7045207360"/><text:span text:style-name="Command_20_Heading">unset_clock_transition</text:span><text:alphabetical-index-mark-end text:id="IMark17045207360"/></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7044877152"/><text:span text:style-name="Command_20_Heading">unset_clock_uncertainty</text:span><text:alphabetical-index-mark-end text:id="IMark17044877152"/></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5"><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5"><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7">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7044877152"/><text:span text:style-name="Command_20_Heading">unset_data_check</text:span><text:alphabetical-index-mark-end text:id="IMark17044877152"/></text:p>
          </table:table-cell>
          <table:table-cell table:style-name="Table43.A1" office:value-type="string">
            <text:p text:style-name="P58">[-from<text:span text:style-name="T253">|-rise_from|-fall_from</text:span> <text:span text:style-name="T2">from_object</text:span>]<text:line-break/>[-to<text:span text:style-name="T253">|-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5"><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5">-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7">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7044877152"/><text:span text:style-name="Command_20_Heading">unset_disable_inferred_clock_gating</text:span><text:alphabetical-index-mark-end text:id="IMark17044877152"/></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7044877152"/><text:span text:style-name="Command_20_Heading">unset_disable_timing</text:span><text:alphabetical-index-mark-end text:id="IMark17044877152"/></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8">from_port</text:p>
          </table:table-cell>
          <table:table-cell table:style-name="Table45.A2" office:value-type="string">
            <text:p text:style-name="P99"/>
          </table:table-cell>
        </table:table-row>
        <table:table-row table:style-name="Table45.1">
          <table:table-cell table:style-name="Table45.A2" office:value-type="string">
            <text:p text:style-name="P78">to_port</text:p>
          </table:table-cell>
          <table:table-cell table:style-name="Table45.A2" office:value-type="string">
            <text:p text:style-name="P99"/>
          </table:table-cell>
        </table:table-row>
        <table:table-row table:style-name="Table45.1">
          <table:table-cell table:style-name="Table45.A2" office:value-type="string">
            <text:p text:style-name="P78">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7044877152"/><text:span text:style-name="Command_20_Heading">unset_input_delay</text:span><text:alphabetical-index-mark-end text:id="IMark17044877152"/></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7">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7">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7">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7">Unset</text:span></text:span><text:span text:style-name="Default_20_Paragraph_20_Font"> the maximum arrival time.</text:span></text:p>
          </table:table-cell>
        </table:table-row>
        <table:table-row table:style-name="Table46.1">
          <table:table-cell table:style-name="Table46.A2" office:value-type="string">
            <text:p text:style-name="P78">clock</text:p>
          </table:table-cell>
          <table:table-cell table:style-name="Table46.A2" office:value-type="string">
            <text:p text:style-name="P3"><text:span text:style-name="Default_20_Paragraph_20_Font"><text:span text:style-name="T257">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7">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7045129920"/><text:span text:style-name="Command_20_Heading">unset_output_delay</text:span><text:alphabetical-index-mark-end text:id="IMark17045129920"/></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8">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7045129920"/><text:span text:style-name="Command_20_Heading">unset_path_exceptions</text:span><text:alphabetical-index-mark-end text:id="IMark17045129920"/></text:p>
          </table:table-cell>
          <table:table-cell table:style-name="Table53.A1" office:value-type="string">
            <text:p text:style-name="P62">[-setup]<text:line-break/>[-hold]<text:line-break/>[-rise]<text:line-break/>[-fall]<text:line-break/>[-from<text:span text:style-name="T258">|-rise_from|-fall_from</text:span> <text:span text:style-name="T2">from</text:span>]<text:line-break/>[-through<text:span text:style-name="T258">|-rise_through|-fall_through</text:span> <text:span text:style-name="T2">through</text:span>]<text:line-break/>[-to<text:span text:style-name="T258">|-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8">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5"><text:span text:style-name="Default_20_Paragraph_20_Font"><text:span text:style-name="T258">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5"><text:span text:style-name="Default_20_Paragraph_20_Font"><text:span text:style-name="T258">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5"><text:span text:style-name="Default_20_Paragraph_20_Font"><text:span text:style-name="T258">Unset path exceptions for</text:span></text:span><text:span text:style-name="Default_20_Paragraph_20_Font"> </text:span><text:span text:style-name="Default_20_Paragraph_20_Font"><text:span text:style-name="T258">falling</text:span></text:span><text:span text:style-name="Default_20_Paragraph_20_Font"> path edges.</text:span></text:p>
          </table:table-cell>
        </table:table-row>
        <table:table-row table:style-name="Table53.1">
          <table:table-cell table:style-name="Table53.A2" office:value-type="string">
            <text:p text:style-name="P78"><text:span text:style-name="Command"><text:span text:style-name="T43">-</text:span></text:span><text:span text:style-name="Command"><text:span text:style-name="T76">from</text:span></text:span><text:span text:style-name="Command"><text:span text:style-name="T258">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6"><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8"><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7045129920"/><text:span text:style-name="Command_20_Heading">unset_propagated_clock</text:span><text:alphabetical-index-mark-end text:id="IMark17045129920"/></text:p>
          </table:table-cell>
          <table:table-cell table:style-name="Table48.A1" office:value-type="string">
            <text:p text:style-name="P78">objects</text:p>
          </table:table-cell>
        </table:table-row>
        <table:table-row table:style-name="Table48.1">
          <table:table-cell table:style-name="Table48.A2" office:value-type="string">
            <text:p text:style-name="P78">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7045129920"/><text:span text:style-name="Command_20_Heading">unset_timing_derate</text:span><text:alphabetical-index-mark-end text:id="IMark17045129920"/></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7045129920"/><text:span text:style-name="Command_20_Heading">user_run_time</text:span><text:alphabetical-index-mark-end text:id="IMark17045129920"/></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7045129920"/><text:span text:style-name="Command_20_Heading">with_output_to_variable</text:span><text:alphabetical-index-mark-end text:id="IMark17045129920"/></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7045129920"/><text:span text:style-name="Command_20_Heading">write_path_spice</text:span><text:alphabetical-index-mark-end text:id="IMark17045129920"/></text:p>
          </table:table-cell>
          <table:table-cell table:style-name="Table153.A1" office:value-type="string">
            <text:p text:style-name="P11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10"><text:span text:style-name="Command_20_Argument"><text:span text:style-name="T105">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4">spice_directory</text:p>
          </table:table-cell>
          <table:table-cell table:style-name="Table153.A2" office:value-type="string">
            <text:p text:style-name="P70"><text:span text:style-name="Default_20_Paragraph_20_Font"><text:span text:style-name="T280">D</text:span></text:span><text:span text:style-name="Default_20_Paragraph_20_Font">irectory </text:span><text:span text:style-name="Default_20_Paragraph_20_Font"><text:span text:style-name="T280">for s</text:span></text:span><text:span text:style-name="Default_20_Paragraph_20_Font">pice </text:span><text:span text:style-name="Default_20_Paragraph_20_Font"><text:span text:style-name="T281">to write </text:span></text:span><text:span text:style-name="Default_20_Paragraph_20_Font">output </text:span><text:span text:style-name="Default_20_Paragraph_20_Font"><text:span text:style-name="T280">files</text:span></text:span><text:span text:style-name="Default_20_Paragraph_20_Font">.</text:span></text:p>
          </table:table-cell>
        </table:table-row>
        <table:table-row table:style-name="Table153.1">
          <table:table-cell table:style-name="Table153.A2" office:value-type="string">
            <text:p text:style-name="P114">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4">model_file</text:p>
          </table:table-cell>
          <table:table-cell table:style-name="Table153.A2" office:value-type="string">
            <text:p text:style-name="P3"><text:span text:style-name="Default_20_Paragraph_20_Font">Transistor model definitions .included by </text:span><text:span text:style-name="Command_20_Argument"><text:span text:style-name="T93">spice_file</text:span></text:span><text:span text:style-name="Default_20_Paragraph_20_Font">.</text:span></text:p>
          </table:table-cell>
        </table:table-row>
        <table:table-row table:style-name="Table153.1">
          <table:table-cell table:style-name="Table153.A2" office:value-type="string">
            <text:p text:style-name="P11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0"><text:span text:style-name="Command_20_Argument"><text:span text:style-name="T105">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7"><text:span text:style-name="T43">-</text:span><text:span text:style-name="T83">simulator</text:span></text:p>
          </table:table-cell>
          <table:table-cell table:style-name="Table153.A2" office:value-type="string">
            <text:p text:style-name="P243">Simulator that will read the spice netlist.</text:p>
          </table:table-cell>
        </table:table-row>
      </table:table>
      <text:p text:style-name="Body_20_first">The <text:span text:style-name="T102">write_path_spice</text:span> command writes a spice netlist for timing paths. Use <text:span text:style-name="T105">path_args</text:span> to specify <text:span text:style-name="T102">-from/-through/-to</text:span> as arguments to the <text:span text:style-name="T102">find_timing_paths</text:span> command. For each path, a spice netlist and the subckts referenced by the path are written in <text:span text:style-name="T105">spice_directory</text:span>. The spice netlist is written in path_&lt;id&gt;.sp and subckt file is <text:span text:style-name="T102">path_&lt;id&gt;</text:span>.subckt.</text:p>
      <text:p text:style-name="Body_20_first">The spice netlists used by the path are written to <text:span text:style-name="T105">subckt_file</text:span>, which spice_file <text:span text:style-name="T102">.includes</text:span>. The device models used by the spice subckt netlists in <text:span text:style-name="T105">model_file</text:span> are also <text:span text:style-name="T102">.included</text:span> in spice_file. Power and ground names are specified with the <text:span text:style-name="T102">-power</text:span> and <text:span text:style-name="T102">-ground</text:span> arguments. The spice netlist includes a piecewise linear voltage source at the input and <text:span text:style-name="T102">.measure</text:span> statement for each gate delay and pin slew.</text:p>
      <text:p text:style-name="P154">Example command:</text:p>
      <text:p text:style-name="P245">write_path_spice -path_args {-from "in0" -to "out1" -unconstrained} \<text:line-break/> <text:s/>-spice_directory $result_dir \<text:line-break/> <text:s/>-lib_subckt_file "write_spice1.subckt" \<text:line-break/> <text:s/>-model_file "write_spice1.models" \<text:line-break/> <text:s/>-power VDD -ground VSS</text:p>
      <text:p text:style-name="P242">When the simulator is hspice, <text:span text:style-name="Command">.measure</text:span> statements will be added to the spice netlist.</text:p>
      <text:p text:style-name="P242">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7045129920"/><text:span text:style-name="Command_20_Heading">write_sdc</text:span><text:alphabetical-index-mark-end text:id="IMark17045129920"/></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8">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9">Compress the SDC with</text:span></text:span><text:span text:style-name="Default_20_Paragraph_20_Font"> gzip.</text:span></text:p>
          </table:table-cell>
        </table:table-row>
        <table:table-row table:style-name="Table129.1">
          <table:table-cell table:style-name="Table129.A2" office:value-type="string">
            <text:p text:style-name="P78">-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7045129920"/><text:span text:style-name="Command_20_Heading">write_sdf</text:span><text:alphabetical-index-mark-end text:id="IMark17045129920"/></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60">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7"><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60">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60">SDF file</text:span></text:span><text:span text:style-name="Default_20_Paragraph_20_Font">name to write.</text:span></text:p>
          </table:table-cell>
        </table:table-row>
      </table:table>
      <text:p text:style-name="P229">Write the delay calculation delays for the design in SDF format to <text:span text:style-name="Command_20_Argument">filename</text:span>. <text:span text:style-name="T270">If -</text:span><text:span text:style-name="Example"><text:span text:style-name="T270">corner</text:span></text:span><text:span text:style-name="T270"> is not specified the min/max delays are across all corners. With </text:span><text:span text:style-name="Example"><text:span text:style-name="T270">-corner</text:span></text:span><text:span text:style-name="T270"> the min/max delays for </text:span><text:span text:style-name="Example"><text:span text:style-name="T14">corner</text:span></text:span><text:span text:style-name="T270"> are written. </text:span>The SDF <text:span text:style-name="T102">TIMESCALE</text:span> is same as the <text:span text:style-name="T102">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7045129920"/><text:span text:style-name="Command_20_Heading">write_</text:span><text:span text:style-name="Command_20_Heading"><text:span text:style-name="T140">timing_model</text:span></text:span><text:alphabetical-index-mark-end text:id="IMark17045129920"/></text:p>
          </table:table-cell>
          <table:table-cell table:style-name="Table58.A1" office:value-type="string">
            <text:p text:style-name="P126"><text:span text:style-name="T141">[-</text:span><text:span text:style-name="T155">library</text:span><text:span text:style-name="T141">_name </text:span><text:span text:style-name="T6">lib</text:span><text:span text:style-name="T4">_name</text:span><text:span text:style-name="T141">]<text:line-break/>[-cell_name </text:span><text:span text:style-name="T4">cell_name</text:span><text:span text:style-name="T141">]</text:span></text:p>
            <text:p text:style-name="P125">[-<text:span text:style-name="T140">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2"><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6">T<text:span text:style-name="Default_20_Paragraph_20_Font">he name to use for the liberty </text:span><text:span text:style-name="Default_20_Paragraph_20_Font"><text:span text:style-name="T155">library. Defaults to </text:span></text:span><text:span text:style-name="Command_20_Argument"><text:span text:style-name="T93">cell_name</text:span></text:span><text:span text:style-name="Default_20_Paragraph_20_Font"><text:span text:style-name="T155">.</text:span></text:span></text:p>
          </table:table-cell>
        </table:table-row>
        <table:table-row table:style-name="Table58.1">
          <table:table-cell table:style-name="Table58.A2" office:value-type="string">
            <text:p text:style-name="P112"><text:span text:style-name="Command_20_Argument"><text:span text:style-name="T109">-cell_name </text:span></text:span><text:span text:style-name="Command_20_Argument"><text:span text:style-name="T106">cell_name</text:span></text:span></text:p>
          </table:table-cell>
          <table:table-cell table:style-name="Table58.A2" office:value-type="string">
            <text:p text:style-name="P144"><text:span text:style-name="Default_20_Paragraph_20_Font">The name to use for the liberty cell. </text:span><text:span text:style-name="Default_20_Paragraph_20_Font"><text:span text:style-name="T155">Defaults to the top level module name.</text:span></text:span></text:p>
          </table:table-cell>
        </table:table-row>
        <table:table-row table:style-name="Table58.1">
          <table:table-cell table:style-name="Table58.A2" office:value-type="string">
            <text:p text:style-name="P117"><text:span text:style-name="Command_20_Argument"><text:span text:style-name="T108">-corner </text:span></text:span><text:span text:style-name="Command_20_Argument"><text:span text:style-name="T104">corner</text:span></text:span></text:p>
          </table:table-cell>
          <table:table-cell table:style-name="Table58.A2" office:value-type="string">
            <text:p text:style-name="P145"><text:span text:style-name="Default_20_Paragraph_20_Font">The process corner to use for extracting the model.</text:span></text:p>
          </table:table-cell>
        </table:table-row>
        <table:table-row table:style-name="Table58.1">
          <table:table-cell table:style-name="Table58.A2" office:value-type="string">
            <text:p text:style-name="P115">filename</text:p>
          </table:table-cell>
          <table:table-cell table:style-name="Table58.A2" office:value-type="string">
            <text:p text:style-name="P7"><text:span text:style-name="Default_20_Paragraph_20_Font">Filename </text:span><text:span text:style-name="Default_20_Paragraph_20_Font"><text:span text:style-name="T261">for the liberty timing model</text:span></text:span>.</text:p>
          </table:table-cell>
        </table:table-row>
      </table:table>
      <text:p text:style-name="P160"><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6">cell_name</text:span></text:span><text:span text:style-name="T142"> defaults to the cell name of the top level block in the design.</text:span></text:p>
      <text:p text:style-name="P204"><text:span text:style-name="T144">The SDC used to extract the block should include the clock definitions. </text:span><text:span text:style-name="T244">If the block contains a clock network </text:span><text:span text:style-name="T111">set_propagated_cloc</text:span><text:span text:style-name="T114">k</text:span><text:span text:style-name="Default_20_Paragraph_20_Font"><text:span text:style-name="T172"> </text:span></text:span><text:span text:style-name="Default_20_Paragraph_20_Font"><text:span text:style-name="T244">should be used so the clock delays are included in the timing model. </text:span></text:span><text:span text:style-name="Default_20_Paragraph_20_Font"><text:span text:style-name="T245">The following SDC commands are ignored</text:span></text:span><text:span text:style-name="T243"> when bulding the timing model.</text:span></text:p>
      <text:p text:style-name="Example_20__20_indented"><text:span text:style-name="T111">set_</text:span><text:span text:style-name="T112">input_delay<text:line-break/></text:span><text:span text:style-name="T111">set_</text:span><text:span text:style-name="T112">output_delay<text:line-break/></text:span><text:span text:style-name="Example"><text:span text:style-name="T243">set_load<text:line-break/></text:span></text:span><text:span text:style-name="Example"><text:span text:style-name="T245">set_timing_derate</text:span></text:span></text:p>
      <text:p text:style-name="P204"><text:span text:style-name="T145">Using </text:span><text:span text:style-name="T111">set_</text:span><text:span text:style-name="T112">input_</text:span><text:span text:style-name="T113">transition</text:span><text:span text:style-name="T145"> with the slew from the block context will be used will improve the match between the timing model and the block netlist. </text:span><text:span text:style-name="T143"><text:s/></text:span><text:span text:style-name="T172">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40">s<text:line-break/></text:span>clock to output timing paths</text:p>
      <text:p text:style-name="P158">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7045207360"/><text:span text:style-name="Command_20_Heading">write_verilog</text:span><text:alphabetical-index-mark-end text:id="IMark17045207360"/></text:p>
          </table:table-cell>
          <table:table-cell table:style-name="Table109.A1" office:value-type="string">
            <text:p text:style-name="P113">[-sort<text:span text:style-name="T43">]</text:span></text:p>
            <text:p text:style-name="P113"><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10"><text:span text:style-name="Command_20_Argument"><text:span text:style-name="T108">-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6"><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2">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4">filename</text:p>
          </table:table-cell>
          <table:table-cell table:style-name="Table109.A2" office:value-type="string">
            <text:p text:style-name="P3"><text:span text:style-name="Default_20_Paragraph_20_Font">Filename </text:span><text:span text:style-name="Default_20_Paragraph_20_Font"><text:span text:style-name="T262">for the liberty library</text:span></text:span><text:span text:style-name="Default_20_Paragraph_20_Font">.</text:span></text:p>
          </table:table-cell>
        </table:table-row>
      </table:table>
      <text:p text:style-name="P217">The <text:span text:style-name="T102">write_verilog</text:span> command writes a verilog netlist to <text:span text:style-name="T105">filename</text:span>. Use <text:span text:style-name="T108">-sort</text:span> to sort the instances so the results are reproducible across operating systems. Use <text:span text:style-name="T102">-remove_cells</text:span> to remove instances of <text:span text:style-name="T105">lib_cells</text:span> from the netlist.</text:p>
      <text:h text:style-name="Heading_20_1" text:outline-level="1"><text:bookmark-start text:name="__RefHeading___Toc42589_2528141652"/><text:alphabetical-index-mark-start text:id="IMark16906396576"/>Filter Expressions<text:bookmark-end text:name="__RefHeading___Toc42589_2528141652"/><text:alphabetical-index-mark-end text:id="IMark16906396576"/></text:h>
      <text:p text:style-name="P218">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span text:style-name="Command">==</text:span><text:span text:style-name="Command"><text:span text:style-name="T12">value</text:span></text:span></text:p>
          </table:table-cell>
          <table:table-cell table:style-name="Table66.A1" office:value-type="string">
            <text:p text:style-name="P12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265">~</text:span></text:span><text:span text:style-name="Command"><text:span text:style-name="T13">pattern</text:span></text:span></text:p>
          </table:table-cell>
          <table:table-cell table:style-name="Table66.A2" office:value-type="string">
            <text:p text:style-name="P12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0">value</text:span></text:span></text:p>
          </table:table-cell>
          <table:table-cell table:style-name="Table66.A2" office:value-type="string">
            <text:p text:style-name="P12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6">~</text:span></text:span><text:span text:style-name="Command"><text:span text:style-name="T80">value</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text:span><text:span text:style-name="Default_20_Paragraph_20_Font"><text:span text:style-name="T292">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7">&amp;&amp;e</text:span></text:span><text:span text:style-name="Command"><text:span text:style-name="T81">xpr2</text:span></text:span></text:p>
          </table:table-cell>
          <table:table-cell table:style-name="Table66.A2" office:value-type="string">
            <text:p text:style-name="P12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5">property</text:span></text:span><text:span text:style-name="Default_20_Paragraph_20_Font"> is an </text:span><text:span text:style-name="Default_20_Paragraph_20_Font"><text:span text:style-name="T26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91">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6906396576"/>Variables<text:bookmark-end text:name="__RefHeading___Toc42591_2528141652"/><text:alphabetical-index-mark-end text:id="IMark1690639657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7045129920"/><text:span text:style-name="Command_20_Heading">hierarchy_separator</text:span><text:alphabetical-index-mark-end text:id="IMark17045129920"/></text:p>
          </table:table-cell>
          <table:table-cell table:style-name="Table130.A1" office:value-type="string">
            <text:p text:style-name="P5"><text:span text:style-name="Command_20_Argument"><text:span text:style-name="T40">Any character</text:span></text:span><text:span text:style-name="Command_20_Argument"><text:span text:style-name="T89">.</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7045129920"/><text:span text:style-name="Command_20_Heading">sta_bidirect_net_paths_enabled</text:span><text:alphabetical-index-mark-end text:id="IMark17045129920"/></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7045207360"/><text:span text:style-name="Command_20_Heading">sta_continue_on_error</text:span><text:alphabetical-index-mark-end text:id="IMark17045207360"/></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7045207360"/><text:span text:style-name="Command_20_Heading">sta_crpr_mode</text:span><text:alphabetical-index-mark-end text:id="IMark17045207360"/></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7044877152"/><text:span text:style-name="Command_20_Heading">sta_cond_default_arcs_enabled</text:span><text:alphabetical-index-mark-end text:id="IMark17044877152"/></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5"><text:alphabetical-index-mark-start text:id="IMark17045207360"/><text:span text:style-name="Command_20_Heading">sta_crpr_enabled</text:span><text:alphabetical-index-mark-end text:id="IMark17045207360"/></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2">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7045207360"/><text:span text:style-name="Command_20_Heading">sta_dynamic_loop_breaking</text:span><text:alphabetical-index-mark-end text:id="IMark17045207360"/></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7045129920"/><text:span text:style-name="Command_20_Heading">sta_gated_clock_checks_enabled</text:span><text:alphabetical-index-mark-end text:id="IMark17045129920"/></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7045207360"/><text:span text:style-name="Command_20_Heading">sta_input_port_default_clock</text:span><text:alphabetical-index-mark-end text:id="IMark17045207360"/></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7045207360"/><text:span text:style-name="Command_20_Heading">sta_internal_bidirect_instance_paths_enabled</text:span><text:alphabetical-index-mark-end text:id="IMark17045207360"/></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7044877152"/><text:span text:style-name="Command_20_Heading">sta_pocv_enabled</text:span><text:alphabetical-index-mark-end text:id="IMark17044877152"/></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7045207360"/><text:span text:style-name="Command_20_Heading">sta_propagate_all_clocks</text:span><text:alphabetical-index-mark-end text:id="IMark17045207360"/></text:p>
          </table:table-cell>
          <table:table-cell table:style-name="Table132.A1" office:value-type="string">
            <text:p text:style-name="P5"><text:span text:style-name="Command_20_Argument"><text:span text:style-name="T40">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5"><text:alphabetical-index-mark-start text:id="IMark17045207360"/><text:span text:style-name="Command_20_Heading">sta_propagate_gated_clock_enable</text:span><text:alphabetical-index-mark-end text:id="IMark17045207360"/></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7045207360"/><text:span text:style-name="Command_20_Heading">sta_recovery_removal_checks_enabled</text:span><text:alphabetical-index-mark-end text:id="IMark17045207360"/></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7045207360"/><text:span text:style-name="Command_20_Heading">sta_report_default_digits</text:span><text:alphabetical-index-mark-end text:id="IMark17045207360"/></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7045207360"/><text:alphabetical-index-mark-start text:id="IMark16893781088"/><text:span text:style-name="Command_20_Heading">sta_preset_clear_arcs_enabled</text:span><text:alphabetical-index-mark-end text:id="IMark16893781088"/><text:alphabetical-index-mark-end text:id="IMark17045207360"/></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8">Alphabetical Index</text:p>
            </text:index-title>
            <text:p text:style-name="P227">all_clocks<text:tab/>6</text:p>
            <text:p text:style-name="P227">all_inputs<text:tab/>6</text:p>
            <text:p text:style-name="P227">all_outputs<text:tab/>6</text:p>
            <text:p text:style-name="P227">all_registers<text:tab/>6</text:p>
            <text:p text:style-name="P227">check_setup<text:tab/>7</text:p>
            <text:p text:style-name="P227">Command Line Arguments<text:tab/>1</text:p>
            <text:p text:style-name="P227">Commands<text:tab/>6</text:p>
            <text:p text:style-name="P227">connect_pin<text:tab/>7</text:p>
            <text:p text:style-name="P227">create_generated_clock<text:tab/>9</text:p>
            <text:p text:style-name="P227">create_voltage_area<text:tab/>10</text:p>
            <text:p text:style-name="P227">current_design<text:tab/>10</text:p>
            <text:p text:style-name="P227">current_instance<text:tab/>10</text:p>
            <text:p text:style-name="P227">define_corners<text:tab/>11</text:p>
            <text:p text:style-name="P227">delete_clock<text:tab/>11</text:p>
            <text:p text:style-name="P227">delete_from_list<text:tab/>11</text:p>
            <text:p text:style-name="P227">delete_generated_clock<text:tab/>11</text:p>
            <text:p text:style-name="P227">delete_instance<text:tab/>11</text:p>
            <text:p text:style-name="P227">delete_net<text:tab/>12</text:p>
            <text:p text:style-name="P227">disconnect_pin<text:tab/>12</text:p>
            <text:p text:style-name="P227">elapsed_run_time<text:tab/>12</text:p>
            <text:p text:style-name="P227">Example Command Scripts<text:tab/>1</text:p>
            <text:p text:style-name="P227">Filter Expressions<text:tab/>76</text:p>
            <text:p text:style-name="P227">find_timing_paths<text:tab/>13</text:p>
            <text:p text:style-name="P227">get_cells<text:tab/>14</text:p>
            <text:p text:style-name="P227">get_clocks<text:tab/>15</text:p>
            <text:p text:style-name="P227">get_fanin<text:tab/>15</text:p>
            <text:p text:style-name="P227">get_fanout<text:tab/>16</text:p>
            <text:p text:style-name="P227">get_full_name<text:tab/>17</text:p>
            <text:p text:style-name="P227">get_lib_pins<text:tab/>17</text:p>
            <text:p text:style-name="P227">get_libs<text:tab/>18</text:p>
            <text:p text:style-name="P227">get_name<text:tab/>19</text:p>
            <text:p text:style-name="P227">get_nets<text:tab/>18</text:p>
            <text:p text:style-name="P227">get_pins<text:tab/>19</text:p>
            <text:p text:style-name="P227">get_ports<text:tab/>20</text:p>
            <text:p text:style-name="P227">get_property<text:tab/>20</text:p>
            <text:p text:style-name="P227">get_timing_edges<text:tab/>23</text:p>
            <text:p text:style-name="P227">group_path<text:tab/>24</text:p>
            <text:p text:style-name="P227">hierarchy_separator<text:tab/>77</text:p>
            <text:p text:style-name="P227">link_design<text:tab/>25</text:p>
            <text:p text:style-name="P227">make_instance<text:tab/>25</text:p>
            <text:p text:style-name="P227">make_net<text:tab/>25</text:p>
            <text:p text:style-name="P227">Power Analysis<text:tab/>2</text:p>
            <text:p text:style-name="P227">read_liberty<text:tab/>26</text:p>
            <text:p text:style-name="P227">read_power_activities<text:tab/>27</text:p>
            <text:p text:style-name="P227">read_sdc<text:tab/>27</text:p>
            <text:p text:style-name="P227">read_sdf<text:tab/>27</text:p>
            <text:p text:style-name="P227">read_spef<text:tab/>28</text:p>
            <text:p text:style-name="P227">read_verilog<text:tab/>29</text:p>
            <text:p text:style-name="P227">redirection<text:tab/>4</text:p>
            <text:p text:style-name="P227">replace_cell<text:tab/>30</text:p>
            <text:p text:style-name="P227">report_annotated_check<text:tab/>30</text:p>
            <text:p text:style-name="P227">report_annotated_delay<text:tab/>31</text:p>
            <text:p text:style-name="P227">report_check_types<text:tab/>34</text:p>
            <text:p text:style-name="P227">report_checks<text:tab/>32</text:p>
            <text:p text:style-name="P227">report_clock_latency<text:tab/>35</text:p>
            <text:p text:style-name="P227">report_clock_min_period<text:tab/>36</text:p>
            <text:p text:style-name="P227">report_clock_properties<text:tab/>36</text:p>
            <text:p text:style-name="P227">report_clock_skew<text:tab/>36</text:p>
            <text:p text:style-name="P227">report_dcalc<text:tab/>37</text:p>
            <text:p text:style-name="P227">report_disabled_edges<text:tab/>37</text:p>
            <text:p text:style-name="P227">report_instance<text:tab/>37</text:p>
            <text:p text:style-name="P227"><text:soft-page-break/>report_lib_cell<text:tab/>38</text:p>
            <text:p text:style-name="P227">report_net<text:tab/>38</text:p>
            <text:p text:style-name="P227">report_parasitic_annotation<text:tab/>38</text:p>
            <text:p text:style-name="P227">report_power<text:tab/>38</text:p>
            <text:p text:style-name="P227">report_pulse_width_checks<text:tab/>39</text:p>
            <text:p text:style-name="P227">report_slews<text:tab/>39</text:p>
            <text:p text:style-name="P227">report_units<text:tab/>39</text:p>
            <text:p text:style-name="P227">report_worst_slack<text:tab/>40</text:p>
            <text:p text:style-name="P227">set_assigned_check<text:tab/>40</text:p>
            <text:p text:style-name="P227">set_assigned_delay<text:tab/>41</text:p>
            <text:p text:style-name="P227">set_assigned_transition<text:tab/>42</text:p>
            <text:p text:style-name="P227">set_case_analysis<text:tab/>42</text:p>
            <text:p text:style-name="P227">set_clock_gating_check<text:tab/>43</text:p>
            <text:p text:style-name="P227">set_clock_groups<text:tab/>44</text:p>
            <text:p text:style-name="P227">set_clock_latency<text:tab/>44</text:p>
            <text:p text:style-name="P227">set_clock_transition<text:tab/>45</text:p>
            <text:p text:style-name="P227">set_clock_uncertainty<text:tab/>46</text:p>
            <text:p text:style-name="P227">set_cmd_units<text:tab/>47</text:p>
            <text:p text:style-name="P227">set_data_check<text:tab/>48</text:p>
            <text:p text:style-name="P227">set_disable_inferred_clock_gating<text:tab/>48</text:p>
            <text:p text:style-name="P227">set_disable_timing<text:tab/>48</text:p>
            <text:p text:style-name="P227">set_drive<text:tab/>49</text:p>
            <text:p text:style-name="P227">set_driving_cell<text:tab/>50</text:p>
            <text:p text:style-name="P227">set_false_path<text:tab/>51</text:p>
            <text:p text:style-name="P227">set_fanout_load<text:tab/>52</text:p>
            <text:p text:style-name="P227">set_hierarchy_separator<text:tab/>52</text:p>
            <text:p text:style-name="P227">set_ideal_latency<text:tab/>52</text:p>
            <text:p text:style-name="P227">set_ideal_network<text:tab/>52</text:p>
            <text:p text:style-name="P227">set_ideal_transition<text:tab/>52</text:p>
            <text:p text:style-name="P227">set_input_delay<text:tab/>52</text:p>
            <text:p text:style-name="P227">set_input_transition<text:tab/>54</text:p>
            <text:p text:style-name="P227">set_level_shifter_strategy<text:tab/>54</text:p>
            <text:p text:style-name="P227">set_level_shifter_threshold<text:tab/>54</text:p>
            <text:p text:style-name="P227">set_load<text:tab/>54</text:p>
            <text:p text:style-name="P227">set_logic_dc<text:tab/>55</text:p>
            <text:p text:style-name="P227">set_logic_one<text:tab/>55</text:p>
            <text:p text:style-name="P227">set_logic_zero<text:tab/>55</text:p>
            <text:p text:style-name="P227">set_max_area<text:tab/>56</text:p>
            <text:p text:style-name="P227">set_max_capacitance<text:tab/>56</text:p>
            <text:p text:style-name="P227">set_max_delay<text:tab/>56</text:p>
            <text:p text:style-name="P227">set_max_dynamic_power<text:tab/>57</text:p>
            <text:p text:style-name="P227">set_max_fanout<text:tab/>57</text:p>
            <text:p text:style-name="P227">set_max_leakage_power<text:tab/>57</text:p>
            <text:p text:style-name="P227">set_max_time_borrow<text:tab/>57</text:p>
            <text:p text:style-name="P227">set_max_transition<text:tab/>58</text:p>
            <text:p text:style-name="P227">set_min_capacitance<text:tab/>58</text:p>
            <text:p text:style-name="P227">set_min_delay<text:tab/>59</text:p>
            <text:p text:style-name="P227">set_min_pulse_width<text:tab/>59</text:p>
            <text:p text:style-name="P227">set_multicycle_path<text:tab/>60</text:p>
            <text:p text:style-name="P227">set_operating_conditions<text:tab/>61</text:p>
            <text:p text:style-name="P227">set_output_delay<text:tab/>62</text:p>
            <text:p text:style-name="P227">set_port_fanout_number<text:tab/>63</text:p>
            <text:p text:style-name="P227">set_power_activity<text:tab/>63</text:p>
            <text:p text:style-name="P227">set_propagated_clock<text:tab/>63</text:p>
            <text:p text:style-name="P227">set_pvt<text:tab/>64</text:p>
            <text:p text:style-name="P227">set_resistance<text:tab/>66</text:p>
            <text:p text:style-name="P227">set_sense<text:tab/>64</text:p>
            <text:p text:style-name="P227">set_timing_derate<text:tab/>65</text:p>
            <text:p text:style-name="P227">set_units<text:tab/>66</text:p>
            <text:p text:style-name="P227">set_wire_load_min_block_size<text:tab/>67</text:p>
            <text:p text:style-name="P227">set_wire_load_mode<text:tab/>67</text:p>
            <text:p text:style-name="P227">set_wire_load_model<text:tab/>68</text:p>
            <text:p text:style-name="P227">set_wire_load_selection_group<text:tab/>68</text:p>
            <text:p text:style-name="P227">source<text:tab/>68</text:p>
            <text:p text:style-name="P227"><text:soft-page-break/>SPEF<text:tab/>28</text:p>
            <text:p text:style-name="P227">sta_bidirect_net_paths_enabled<text:tab/>77</text:p>
            <text:p text:style-name="P227">sta_cond_default_arcs_enabled<text:tab/>77</text:p>
            <text:p text:style-name="P227">sta_continue_on_error<text:tab/>77</text:p>
            <text:p text:style-name="P227">sta_crpr_enabled<text:tab/>78</text:p>
            <text:p text:style-name="P227">sta_crpr_mode<text:tab/>77</text:p>
            <text:p text:style-name="P227">sta_dynamic_loop_breaking<text:tab/>78</text:p>
            <text:p text:style-name="P227">sta_gated_clock_checks_enabled<text:tab/>78</text:p>
            <text:p text:style-name="P227">sta_input_port_default_clock<text:tab/>78</text:p>
            <text:p text:style-name="P227">sta_internal_bidirect_instance_paths_enabled<text:tab/>78</text:p>
            <text:p text:style-name="P227">sta_pocv_enabled<text:tab/>78</text:p>
            <text:p text:style-name="P227">sta_preset_clear_arcs_enabled<text:tab/>79</text:p>
            <text:p text:style-name="P227">sta_propagate_all_clocks<text:tab/>78</text:p>
            <text:p text:style-name="P227">sta_propagate_gated_clock_enable<text:tab/>79</text:p>
            <text:p text:style-name="P227">sta_recovery_removal_checks_enabled<text:tab/>79</text:p>
            <text:p text:style-name="P227">sta_report_default_digits<text:tab/>79</text:p>
            <text:p text:style-name="P227">TCL Interpreter<text:tab/>3</text:p>
            <text:p text:style-name="P227">Timing Analysis using SDF<text:tab/>2</text:p>
            <text:p text:style-name="P227">Timing Analysis with Multiple Process Corners<text:tab/>2</text:p>
            <text:p text:style-name="P227">unset_case_analysis<text:tab/>69</text:p>
            <text:p text:style-name="P227">unset_clock_latency<text:tab/>69</text:p>
            <text:p text:style-name="P227">unset_clock_transition<text:tab/>69</text:p>
            <text:p text:style-name="P227">unset_clock_uncertainty<text:tab/>70</text:p>
            <text:p text:style-name="P227">unset_data_check<text:tab/>70</text:p>
            <text:p text:style-name="P227">unset_disable_inferred_clock_gating<text:tab/>71</text:p>
            <text:p text:style-name="P227">unset_disable_timing<text:tab/>71</text:p>
            <text:p text:style-name="P227">unset_input_delay<text:tab/>71</text:p>
            <text:p text:style-name="P227">unset_output_delay<text:tab/>72</text:p>
            <text:p text:style-name="P227">unset_path_exceptions<text:tab/>72</text:p>
            <text:p text:style-name="P227">unset_propagated_clock<text:tab/>73</text:p>
            <text:p text:style-name="P227">unset_timing_derate<text:tab/>73</text:p>
            <text:p text:style-name="P227">user_run_time<text:tab/>73</text:p>
            <text:p text:style-name="P227">Variables<text:tab/>77</text:p>
            <text:p text:style-name="P227">verilog netlist<text:tab/>29</text:p>
            <text:p text:style-name="P227">with_output_to_variable<text:tab/>73</text:p>
            <text:p text:style-name="P227">write_path_spice<text:tab/>73</text:p>
            <text:p text:style-name="P227">write_sdc<text:tab/>74</text:p>
            <text:p text:style-name="P227">write_sdf<text:tab/>75</text:p>
            <text:p text:style-name="P227">write_timing_model<text:tab/>75</text:p>
            <text:p text:style-name="P227">write_verilog<text:tab/>76</text:p>
          </text:index-body>
        </text:alphabetical-index>
        <text:p text:style-name="P65"/>
        <text:p text:style-name="P66">Version 2.<text:span text:style-name="T263">4</text:span>.<text:span text:style-name="T263">0</text:span>, <text:span text:style-name="T263">Jan</text:span> <text:span text:style-name="T263">18</text:span>, 20<text:span text:style-name="T263">23</text:span><text:line-break/>Copyright (c) 20<text:span text:style-name="T263">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39</meta:editing-cycles>
    <meta:print-date>2011-02-05T01:56:00</meta:print-date>
    <meta:creation-date>2010-07-31T21:07:00</meta:creation-date>
    <dc:date>2024-08-12T04:15:12.566684619</dc:date>
    <meta:editing-duration>P116DT17H21M36S</meta:editing-duration>
    <meta:generator>LibreOffice/24.2.5.2$MacOSX_AARCH64 LibreOffice_project/bffef4ea93e59bebbeaf7f431bb02b1a39ee8a59</meta:generator>
    <meta:document-statistic meta:table-count="156" meta:image-count="0" meta:object-count="0" meta:page-count="84" meta:paragraph-count="2113" meta:word-count="15676" meta:character-count="108472" meta:non-whitespace-character-count="939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